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erminal Dosis" svg:font-family="'Terminal Dosis'" style:font-pitch="variable"/>
    <style:font-face style:name="Terminal Dosis1" svg:font-family="'Terminal Dosis'" style:font-adornments="Regular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1mm"/>
    </style:style>
    <style:style style:name="co2" style:family="table-column">
      <style:table-column-properties fo:break-before="auto" style:column-width="44.91mm"/>
    </style:style>
    <style:style style:name="co3" style:family="table-column">
      <style:table-column-properties fo:break-before="auto" style:column-width="44.08mm"/>
    </style:style>
    <style:style style:name="co4" style:family="table-column">
      <style:table-column-properties fo:break-before="auto" style:column-width="58.67mm"/>
    </style:style>
    <style:style style:name="co5" style:family="table-column">
      <style:table-column-properties fo:break-before="auto" style:column-width="52.71mm"/>
    </style:style>
    <style:style style:name="co6" style:family="table-column">
      <style:table-column-properties fo:break-before="auto" style:column-width="57.22mm"/>
    </style:style>
    <style:style style:name="co7" style:family="table-column">
      <style:table-column-properties fo:break-before="auto" style:column-width="39.63mm"/>
    </style:style>
    <style:style style:name="co8" style:family="table-column">
      <style:table-column-properties fo:break-before="auto" style:column-width="32.79mm"/>
    </style:style>
    <style:style style:name="co9" style:family="table-column">
      <style:table-column-properties fo:break-before="auto" style:column-width="28.47mm"/>
    </style:style>
    <style:style style:name="co10" style:family="table-column">
      <style:table-column-properties fo:break-before="auto" style:column-width="40.18mm"/>
    </style:style>
    <style:style style:name="co11" style:family="table-column">
      <style:table-column-properties fo:break-before="auto" style:column-width="31.82mm"/>
    </style:style>
    <style:style style:name="co12" style:family="table-column">
      <style:table-column-properties fo:break-before="auto" style:column-width="11.02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9.44mm"/>
    </style:style>
    <style:style style:name="co15" style:family="table-column">
      <style:table-column-properties fo:break-before="auto" style:column-width="56.67mm"/>
    </style:style>
    <style:style style:name="co16" style:family="table-column">
      <style:table-column-properties fo:break-before="auto" style:column-width="10.05mm"/>
    </style:style>
    <style:style style:name="co17" style:family="table-column">
      <style:table-column-properties fo:break-before="auto" style:column-width="17.8mm"/>
    </style:style>
    <style:style style:name="co18" style:family="table-column">
      <style:table-column-properties fo:break-before="auto" style:column-width="36.04mm"/>
    </style:style>
    <style:style style:name="co19" style:family="table-column">
      <style:table-column-properties fo:break-before="auto" style:column-width="52.3mm"/>
    </style:style>
    <style:style style:name="co20" style:family="table-column">
      <style:table-column-properties fo:break-before="auto" style:column-width="71.65mm"/>
    </style:style>
    <style:style style:name="co21" style:family="table-column">
      <style:table-column-properties fo:break-before="auto" style:column-width="61.31mm"/>
    </style:style>
    <style:style style:name="co22" style:family="table-column">
      <style:table-column-properties fo:break-before="auto" style:column-width="68.35mm"/>
    </style:style>
    <style:style style:name="co23" style:family="table-column">
      <style:table-column-properties fo:break-before="auto" style:column-width="65.05mm"/>
    </style:style>
    <style:style style:name="co24" style:family="table-column">
      <style:table-column-properties fo:break-before="auto" style:column-width="38.24mm"/>
    </style:style>
    <style:style style:name="co25" style:family="table-column">
      <style:table-column-properties fo:break-before="auto" style:column-width="47.91mm"/>
    </style:style>
    <style:style style:name="co26" style:family="table-column">
      <style:table-column-properties fo:break-before="auto" style:column-width="50.32mm"/>
    </style:style>
    <style:style style:name="co27" style:family="table-column">
      <style:table-column-properties fo:break-before="auto" style:column-width="226.13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32mm" fo:break-before="auto" style:use-optimal-row-height="false"/>
    </style:style>
    <style:style style:name="ro3" style:family="table-row">
      <style:table-row-properties style:row-height="4.32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35mm solid #000000"/>
      <style:paragraph-properties fo:text-align="start" fo:margin-left="0mm"/>
      <style:text-properties style:font-name="Terminal Dosis" fo:font-weight="bold" style:font-weight-asian="bold" style:font-weight-complex="bold"/>
    </style:style>
    <style:style style:name="ce2" style:family="table-cell" style:parent-style-name="Default">
      <style:table-cell-properties fo:border-bottom="0.02mm solid #000000" style:text-align-source="fix" style:repeat-content="false" fo:border-left="0.02mm solid #000000" fo:border-right="none" fo:border-top="0.02mm solid #000000"/>
      <style:paragraph-properties fo:text-align="start" fo:margin-left="0mm"/>
      <style:text-properties style:font-name="Terminal Dosis"/>
    </style:style>
    <style:style style:name="ce3" style:family="table-cell" style:parent-style-name="Default">
      <style:table-cell-properties fo:border-bottom="0.02mm solid #000000" fo:background-color="#ff0000" style:text-align-source="fix" style:repeat-content="false" fo:border-left="none" fo:border-right="0.02mm solid #000000" fo:border-top="0.02mm solid #000000"/>
      <style:paragraph-properties fo:text-align="start" fo:margin-left="0mm"/>
      <style:text-properties style:font-name="Terminal Dosi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erminal Dosis"/>
    </style:style>
    <style:style style:name="ce5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start" fo:margin-left="0mm"/>
      <style:text-properties style:font-name="Terminal Dosis"/>
    </style:style>
    <style:style style:name="ce6" style:family="table-cell" style:parent-style-name="Default">
      <style:table-cell-properties style:text-align-source="fix" style:repeat-content="false" fo:border="0.35mm solid #000000"/>
      <style:paragraph-properties fo:text-align="start" fo:margin-left="0mm"/>
      <style:text-properties style:font-name="Terminal Dosis"/>
    </style:style>
    <style:style style:name="ce7" style:family="table-cell" style:parent-style-name="Default">
      <style:table-cell-properties style:text-align-source="fix" style:repeat-content="false" fo:border="0.35mm solid #000000"/>
      <style:paragraph-properties fo:text-align="justify" fo:margin-left="0mm"/>
      <style:text-properties style:font-name="Terminal Dosis" fo:font-weight="bold" style:font-weight-asian="bold" style:font-weight-complex="bold"/>
    </style:style>
    <style:style style:name="ce8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justify" fo:margin-left="0mm"/>
      <style:text-properties style:font-name="Terminal Dosis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Terminal Dosis"/>
    </style:style>
    <style:style style:name="ce10" style:family="table-cell" style:parent-style-name="Default">
      <style:table-cell-properties style:text-align-source="fix" style:repeat-content="false" fo:border="0.35mm solid #000000"/>
      <style:paragraph-properties fo:text-align="justify" fo:margin-left="0mm"/>
      <style:text-properties style:font-name="Terminal Dosis"/>
    </style:style>
    <style:style style:name="ce11" style:family="table-cell" style:parent-style-name="Default">
      <style:table-cell-properties fo:border-bottom="0.02mm solid #000000" style:text-align-source="fix" style:repeat-content="false" fo:border-left="none" fo:border-right="0.02mm solid #000000" fo:border-top="0.02mm solid #000000"/>
      <style:paragraph-properties fo:text-align="start" fo:margin-left="0mm"/>
      <style:text-properties style:font-name="Terminal Dosi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erminal Dosi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erminal Dosis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Terminal Dosis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Terminal Dosi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mm"/>
      <style:text-properties style:font-name="Terminal Dosi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justify" fo:margin-left="0mm"/>
      <style:text-properties style:font-name="Terminal Dosis" fo:font-weight="normal" style:font-weight-asian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2" table:style-name="ta1" table:print-ranges="Sheet2.A1:Sheet2.L135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visibility="collapse" table:default-cell-style-name="ce4"/>
        <table:table-column table:style-name="co6" table:visibility="collapse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visibility="collapse" table:default-cell-style-name="ce9"/>
        <table:table-column table:style-name="co12" table:default-cell-style-name="ce4"/>
        <table:table-column table:style-name="co13" table:number-columns-repeated="1012" table:default-cell-style-name="ce4"/>
        <table:table-header-rows>
          <table:table-row table:style-name="ro1">
            <table:table-cell table:style-name="ce1" office:value-type="string">
              <text:p>ref (highlighted part=SMD)</text:p>
            </table:table-cell>
            <table:table-cell table:style-name="ce1" office:value-type="string">
              <text:p>value</text:p>
            </table:table-cell>
            <table:table-cell table:style-name="ce1" office:value-type="string">
              <text:p>footprint</text:p>
            </table:table-cell>
            <table:table-cell table:style-name="ce1" office:value-type="string">
              <text:p>Description</text:p>
            </table:table-cell>
            <table:table-cell table:style-name="ce1" office:value-type="string">
              <text:p>Value</text:p>
            </table:table-cell>
            <table:table-cell table:style-name="ce1" office:value-type="string">
              <text:p>Package</text:p>
            </table:table-cell>
            <table:table-cell table:style-name="ce1" office:value-type="string">
              <text:p>Manufacturer</text:p>
            </table:table-cell>
            <table:table-cell table:style-name="ce1" office:value-type="string">
              <text:p>Manufacturer PN</text:p>
            </table:table-cell>
            <table:table-cell table:style-name="ce1" office:value-type="string">
              <text:p>Distributor (Link)</text:p>
            </table:table-cell>
            <table:table-cell table:style-name="ce1" office:value-type="string">
              <text:p>Distributor PN</text:p>
            </table:table-cell>
            <table:table-cell table:style-name="ce7" office:value-type="string">
              <text:p>Link</text:p>
            </table:table-cell>
            <table:table-cell table:style-name="ce1" office:value-type="string">
              <text:p>NOTE</text:p>
            </table:table-cell>
            <table:table-cell table:style-name="ce12" table:number-columns-repeated="1012"/>
          </table:table-row>
        </table:table-header-rows>
        <table:table-row table:style-name="ro1">
          <table:table-cell table:style-name="ce2" office:value-type="string">
            <text:p>BT1</text:p>
          </table:table-cell>
          <table:table-cell table:style-name="ce5" office:value-type="string">
            <text:p>BATT_HOLDER</text:p>
          </table:table-cell>
          <table:table-cell table:style-name="ce5" office:value-type="string">
            <text:p>CR2032</text:p>
          </table:table-cell>
          <table:table-cell table:style-name="ce5" office:value-type="string">
            <text:p>HOLDER BATTERY COIN 20MM DIA THM</text:p>
          </table:table-cell>
          <table:table-cell table:style-name="ce5" office:value-type="string">
            <text:p>Coin Cell, Retainer</text:p>
          </table:table-cell>
          <table:table-cell table:style-name="ce5" office:value-type="string">
            <text:p>Coin, 20.0mm</text:p>
          </table:table-cell>
          <table:table-cell table:style-name="ce5" office:value-type="string">
            <text:p>Keystone Electronics</text:p>
          </table:table-cell>
          <table:table-cell table:style-name="ce5" office:value-type="float" office:value="3003">
            <text:p>3003</text:p>
          </table:table-cell>
          <table:table-cell table:style-name="ce5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5" office:value-type="string">
            <text:p>3003K-ND</text:p>
          </table:table-cell>
          <table:table-cell table:style-name="ce8" office:value-type="string">
            <text:p>http://www.digikey.com/scripts/DkSearch/dksus.dll?x=0&amp;y=0&amp;lang=en&amp;KeyWords=3003K-ND&amp;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BT2</text:p>
          </table:table-cell>
          <table:table-cell table:style-name="ce5" office:value-type="string">
            <text:p>BATT_COIN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BATTERY LITHIUM COIN 3V 20MM</text:p>
          </table:table-cell>
          <table:table-cell table:style-name="ce5" office:value-type="string">
            <text:p>Lithium, 3V, 225mAh</text:p>
          </table:table-cell>
          <table:table-cell table:style-name="ce5" office:value-type="string">
            <text:p>CR2032</text:p>
          </table:table-cell>
          <table:table-cell table:style-name="ce5" office:value-type="string">
            <text:p>Panasonic - BSG</text:p>
          </table:table-cell>
          <table:table-cell table:style-name="ce5" office:value-type="string">
            <text:p>CR2032</text:p>
          </table:table-cell>
          <table:table-cell table:style-name="ce5" office:value-type="string">
            <text:p><text:a xlink:href="http://www.digikey.com/product-detail/en/CR2032/P189-ND/31939?cur=USD">Digikey</text:a></text:p>
          </table:table-cell>
          <table:table-cell table:style-name="ce5" office:value-type="string">
            <text:p>P189-ND</text:p>
          </table:table-cell>
          <table:table-cell table:style-name="ce8" office:value-type="string">
            <text:p>http://www.digikey.com/product-detail/en/CR2032/P189-ND/31939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C1 ~ C15, C17, C20, C21, C23, C24, C25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<text:a xlink:href="http://www.digikey.com/product-detail/en/R82DC3100AA50J/399-5863-ND/2571298?cur=USD">Digikey</text:a>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4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5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6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7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8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9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0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1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2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3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4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15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C16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office:value-type="string">
            <text:p>CAP CER 0.1UF 25V 10% X7R 0805</text:p>
          </table:table-cell>
          <table:table-cell table:style-name="ce5" office:value-type="string">
            <text:p>100nF, 25V</text:p>
          </table:table-cell>
          <table:table-cell table:style-name="ce5" office:value-type="string">
            <text:p>Surface Mount, MLCC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805C104K3RACTU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1168-1-ND</text:p>
          </table:table-cell>
          <table:table-cell table:style-name="ce8" office:value-type="string">
            <text:p>http://www.digikey.com/product-detail/en/C0805C104K3RACTU/399-1168-1-ND/411443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>
            <text:p>C17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C18, C22</text:p>
          </table:table-cell>
          <table:table-cell table:style-name="ce5" office:value-type="string">
            <text:p>2u2 Tant</text:p>
          </table:table-cell>
          <table:table-cell table:style-name="ce5" office:value-type="string">
            <text:p>cnp_3mm_disc</text:p>
          </table:table-cell>
          <table:table-cell table:style-name="ce5" office:value-type="string">
            <text:p>CAP TANT 2.2UF 16V 10% RADIAL</text:p>
          </table:table-cell>
          <table:table-cell table:style-name="ce5" office:value-type="string">
            <text:p>2u2,16V</text:p>
          </table:table-cell>
          <table:table-cell table:style-name="ce5" office:value-type="string">
            <text:p>Radial, 0.1"</text:p>
          </table:table-cell>
          <table:table-cell table:style-name="ce5" office:value-type="string">
            <text:p>AVX Corporation</text:p>
          </table:table-cell>
          <table:table-cell table:style-name="ce5" office:value-type="string">
            <text:p>TAP225K016SCS</text:p>
          </table:table-cell>
          <table:table-cell table:style-name="ce5" office:value-type="string">
            <text:p><text:a xlink:href="http://www.digikey.com/product-detail/en/TAP225K016SCS/478-1868-ND/563971">Digikey</text:a></text:p>
          </table:table-cell>
          <table:table-cell table:style-name="ce5" office:value-type="string">
            <text:p>478-1868-ND</text:p>
          </table:table-cell>
          <table:table-cell table:style-name="ce8" office:value-type="string">
            <text:p>http://www.digikey.com/product-detail/en/TAP225K016SCS/478-1868-ND/563971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C19, C26</text:p>
          </table:table-cell>
          <table:table-cell table:style-name="ce5" office:value-type="string">
            <text:p>100u,16V</text:p>
          </table:table-cell>
          <table:table-cell table:style-name="ce5" office:value-type="string">
            <text:p>CP_6.3x7mm</text:p>
          </table:table-cell>
          <table:table-cell table:style-name="ce5" office:value-type="string">
            <text:p>CAP ALUM 100UF 16V 20% RADIAL</text:p>
          </table:table-cell>
          <table:table-cell table:style-name="ce5" office:value-type="string">
            <text:p>100u,16V</text:p>
          </table:table-cell>
          <table:table-cell table:style-name="ce5" office:value-type="string">
            <text:p>Radial, Can, 6.3mm dia</text:p>
          </table:table-cell>
          <table:table-cell table:style-name="ce5" office:value-type="string">
            <text:p>Panasonic</text:p>
          </table:table-cell>
          <table:table-cell table:style-name="ce5" office:value-type="string">
            <text:p>ECE-A1CKA101</text:p>
          </table:table-cell>
          <table:table-cell table:style-name="ce5" office:value-type="string">
            <text:p><text:a xlink:href="http://www.digikey.com/product-detail/en/ECE-A1CKA101/P833-ND/44757?cur=USD">Digikey</text:a></text:p>
          </table:table-cell>
          <table:table-cell table:style-name="ce5" office:value-type="string">
            <text:p>P833-ND</text:p>
          </table:table-cell>
          <table:table-cell table:style-name="ce8" office:value-type="string">
            <text:p>http://www.digikey.com/product-detail/en/ECE-A1CKA101/P833-ND/44757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0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1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2</text:p>
          </table:table-cell>
          <table:table-cell table:style-name="ce5" office:value-type="string">
            <text:p>2u2 Tant</text:p>
          </table:table-cell>
          <table:table-cell table:style-name="ce5" office:value-type="string">
            <text:p>cnp_3mm_disc</text:p>
          </table:table-cell>
          <table:table-cell table:style-name="ce5" office:value-type="string">
            <text:p>CAP TANT 2.2UF 16V 10% RADIAL</text:p>
          </table:table-cell>
          <table:table-cell table:style-name="ce5" office:value-type="string">
            <text:p>2u2,16V</text:p>
          </table:table-cell>
          <table:table-cell table:style-name="ce5" office:value-type="string">
            <text:p>Radial, 0.1"</text:p>
          </table:table-cell>
          <table:table-cell table:style-name="ce5" office:value-type="string">
            <text:p>AVX Corporation</text:p>
          </table:table-cell>
          <table:table-cell table:style-name="ce5" office:value-type="string">
            <text:p>TAP225K016SC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478-1868-ND</text:p>
          </table:table-cell>
          <table:table-cell table:style-name="ce8" office:value-type="string">
            <text:p>http://www.digikey.com/product-detail/en/TAP225K016SCS/478-1868-ND/563971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3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4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5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AP FILM 0.1UF 63VDC RADIAL</text:p>
          </table:table-cell>
          <table:table-cell table:style-name="ce5" office:value-type="string">
            <text:p>100nF, 63V</text:p>
          </table:table-cell>
          <table:table-cell table:style-name="ce5" office:value-type="string">
            <text:p>R82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R82DC3100AA50J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399-5863-ND</text:p>
          </table:table-cell>
          <table:table-cell table:style-name="ce8" office:value-type="string">
            <text:p>http://www.digikey.com/product-detail/en/R82DC3100AA50J/399-5863-ND/2571298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C26</text:p>
          </table:table-cell>
          <table:table-cell table:style-name="ce5" office:value-type="string">
            <text:p>100u,16V</text:p>
          </table:table-cell>
          <table:table-cell table:style-name="ce5" office:value-type="string">
            <text:p>CP_6.3x7mm</text:p>
          </table:table-cell>
          <table:table-cell table:style-name="ce5" office:value-type="string">
            <text:p>CAP ALUM 100UF 16V 20% RADIAL</text:p>
          </table:table-cell>
          <table:table-cell table:style-name="ce5" office:value-type="string">
            <text:p>100u,16V</text:p>
          </table:table-cell>
          <table:table-cell table:style-name="ce5" office:value-type="string">
            <text:p>Radial, Can, 6.3mm dia</text:p>
          </table:table-cell>
          <table:table-cell table:style-name="ce5" office:value-type="string">
            <text:p>Panasonic Electronic Components</text:p>
          </table:table-cell>
          <table:table-cell table:style-name="ce5" office:value-type="string">
            <text:p>ECE-A1CKA101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P833-ND</text:p>
          </table:table-cell>
          <table:table-cell table:style-name="ce8" office:value-type="string">
            <text:p>http://www.digikey.com/product-detail/en/ECE-A1CKA101/P833-ND/44757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D1, D4</text:p>
          </table:table-cell>
          <table:table-cell table:style-name="ce5" office:value-type="string">
            <text:p>1N4001</text:p>
          </table:table-cell>
          <table:table-cell table:style-name="ce5" office:value-type="string">
            <text:p>diode_do41</text:p>
          </table:table-cell>
          <table:table-cell table:style-name="ce5" office:value-type="string">
            <text:p>DIODE GEN PURPOSE 50V 1A DO41</text:p>
          </table:table-cell>
          <table:table-cell table:style-name="ce5" office:value-type="string">
            <text:p>50V, 1A</text:p>
          </table:table-cell>
          <table:table-cell table:style-name="ce5" office:value-type="string">
            <text:p>DO-204AL, DO-41, Axial</text:p>
          </table:table-cell>
          <table:table-cell table:style-name="ce5" office:value-type="string">
            <text:p>Fairchild</text:p>
          </table:table-cell>
          <table:table-cell table:style-name="ce5" office:value-type="string">
            <text:p>1N4001</text:p>
          </table:table-cell>
          <table:table-cell table:style-name="ce5" office:value-type="string">
            <text:p><text:a xlink:href="http://www.digikey.com/product-detail/en/1N4001/1N4001FSCT-ND/1532742">Digikey</text:a></text:p>
          </table:table-cell>
          <table:table-cell table:style-name="ce5" office:value-type="string">
            <text:p>1N4001FSCT-ND</text:p>
          </table:table-cell>
          <table:table-cell table:style-name="ce8" office:value-type="string">
            <text:p>http://www.digikey.com/product-detail/en/1N4001/1N4001FSCT-ND/1532742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D2, D3</text:p>
          </table:table-cell>
          <table:table-cell table:style-name="ce5" office:value-type="string">
            <text:p>1N5225B</text:p>
          </table:table-cell>
          <table:table-cell table:style-name="ce5" office:value-type="string">
            <text:p>diode_do35</text:p>
          </table:table-cell>
          <table:table-cell table:style-name="ce5" office:value-type="string">
            <text:p>DIODE ZENER 3.0V 500MW DO35</text:p>
          </table:table-cell>
          <table:table-cell table:style-name="ce5" office:value-type="string">
            <text:p>3V, 500mW</text:p>
          </table:table-cell>
          <table:table-cell table:style-name="ce5" office:value-type="string">
            <text:p>DO-204AH, DO-35, Axial</text:p>
          </table:table-cell>
          <table:table-cell table:style-name="ce5" office:value-type="string">
            <text:p>Vishay Semiconductor</text:p>
          </table:table-cell>
          <table:table-cell table:style-name="ce5" office:value-type="string">
            <text:p>1N5225B-TR</text:p>
          </table:table-cell>
          <table:table-cell table:style-name="ce5" office:value-type="string">
            <text:p><text:a xlink:href="http://www.digikey.com/product-detail/en/1N5225B-TR/1N5225BCT-ND/3104340">Digikey</text:a></text:p>
          </table:table-cell>
          <table:table-cell table:style-name="ce5" office:value-type="string">
            <text:p>1N5225BCT-ND</text:p>
          </table:table-cell>
          <table:table-cell table:style-name="ce8" office:value-type="string">
            <text:p>http://www.digikey.com/product-detail/en/1N5225B-TR/1N5225BCT-ND/3104340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D3</text:p>
          </table:table-cell>
          <table:table-cell table:style-name="ce5" office:value-type="string">
            <text:p>1N5225B</text:p>
          </table:table-cell>
          <table:table-cell table:style-name="ce5" office:value-type="string">
            <text:p>diode_do35</text:p>
          </table:table-cell>
          <table:table-cell table:style-name="ce5" office:value-type="string">
            <text:p>DIODE ZENER 3.0V 500MW DO35</text:p>
          </table:table-cell>
          <table:table-cell table:style-name="ce5" office:value-type="string">
            <text:p>3V, 500mW</text:p>
          </table:table-cell>
          <table:table-cell table:style-name="ce5" office:value-type="string">
            <text:p>DO-204AH, DO-35, Axial</text:p>
          </table:table-cell>
          <table:table-cell table:style-name="ce5" office:value-type="string">
            <text:p>Vishay Semiconductor Diodes Division</text:p>
          </table:table-cell>
          <table:table-cell table:style-name="ce5" office:value-type="string">
            <text:p>1N5225B-TR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1N5225BCT-ND</text:p>
          </table:table-cell>
          <table:table-cell table:style-name="ce8" office:value-type="string">
            <text:p>http://www.digikey.com/product-detail/en/1N5225B-TR/1N5225BCT-ND/3104340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D4</text:p>
          </table:table-cell>
          <table:table-cell table:style-name="ce5" office:value-type="string">
            <text:p>1N4001</text:p>
          </table:table-cell>
          <table:table-cell table:style-name="ce5" office:value-type="string">
            <text:p>diode_do41</text:p>
          </table:table-cell>
          <table:table-cell table:style-name="ce5" office:value-type="string">
            <text:p>DIODE GEN PURPOSE 50V 1A DO41</text:p>
          </table:table-cell>
          <table:table-cell table:style-name="ce5" office:value-type="string">
            <text:p>50V, 1A</text:p>
          </table:table-cell>
          <table:table-cell table:style-name="ce5" office:value-type="string">
            <text:p>DO-204AL, DO-41, Axial</text:p>
          </table:table-cell>
          <table:table-cell table:style-name="ce5" office:value-type="string">
            <text:p>Fairchild Semiconductor</text:p>
          </table:table-cell>
          <table:table-cell table:style-name="ce5" office:value-type="string">
            <text:p>1N4001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1N4001FSCT-ND</text:p>
          </table:table-cell>
          <table:table-cell table:style-name="ce8" office:value-type="string">
            <text:p>http://www.digikey.com/product-detail/en/1N4001/1N4001FSCT-ND/1532742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D5, D6, D7, D8</text:p>
          </table:table-cell>
          <table:table-cell table:style-name="ce5" office:value-type="string">
            <text:p>5V0, 3V3, BLINK, 12V</text:p>
          </table:table-cell>
          <table:table-cell table:style-name="ce5" office:value-type="string">
            <text:p>led_5mm_clear</text:p>
          </table:table-cell>
          <table:table-cell table:style-name="ce5" office:value-type="string">
            <text:p>LED SS 5MM 625NM RED DIFF</text:p>
          </table:table-cell>
          <table:table-cell table:style-name="ce5" office:value-type="string">
            <text:p>2V, 10mA</text:p>
          </table:table-cell>
          <table:table-cell table:style-name="ce5" office:value-type="string">
            <text:p>Round with Domed Top, 5mm, T-1 3/4</text:p>
          </table:table-cell>
          <table:table-cell table:style-name="ce5" office:value-type="string">
            <text:p>Kingbright Corp</text:p>
          </table:table-cell>
          <table:table-cell table:style-name="ce5" office:value-type="string">
            <text:p>WP7113ID</text:p>
          </table:table-cell>
          <table:table-cell table:style-name="ce5" office:value-type="string">
            <text:p><text:a xlink:href="http://www.digikey.com/product-detail/en/WP7113ID/754-1264-ND/1747663">Digikey</text:a></text:p>
          </table:table-cell>
          <table:table-cell table:style-name="ce5" office:value-type="string">
            <text:p>754-1264-ND</text:p>
          </table:table-cell>
          <table:table-cell table:style-name="ce8" office:value-type="string">
            <text:p>http://www.digikey.com/product-detail/en/WP7113ID/754-1264-ND/1747663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D6</text:p>
          </table:table-cell>
          <table:table-cell table:style-name="ce5" office:value-type="string">
            <text:p>3V3</text:p>
          </table:table-cell>
          <table:table-cell table:style-name="ce5" office:value-type="string">
            <text:p>led_5mm_clear</text:p>
          </table:table-cell>
          <table:table-cell table:style-name="ce5" office:value-type="string">
            <text:p>LED SS 5MM 625NM RED DIFF</text:p>
          </table:table-cell>
          <table:table-cell table:style-name="ce5" office:value-type="string">
            <text:p>2V, 10mA</text:p>
          </table:table-cell>
          <table:table-cell table:style-name="ce5" office:value-type="string">
            <text:p>Round with Domed Top, 5mm, T-1 3/4</text:p>
          </table:table-cell>
          <table:table-cell table:style-name="ce5" office:value-type="string">
            <text:p>Kingbright Corp</text:p>
          </table:table-cell>
          <table:table-cell table:style-name="ce5" office:value-type="string">
            <text:p>WP7113ID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754-1264-ND</text:p>
          </table:table-cell>
          <table:table-cell table:style-name="ce8" office:value-type="string">
            <text:p>http://www.digikey.com/product-detail/en/WP7113ID/754-1264-ND/1747663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D7</text:p>
          </table:table-cell>
          <table:table-cell table:style-name="ce5" office:value-type="string">
            <text:p>BLINK</text:p>
          </table:table-cell>
          <table:table-cell table:style-name="ce5" office:value-type="string">
            <text:p>led_5mm_clear</text:p>
          </table:table-cell>
          <table:table-cell table:style-name="ce5" office:value-type="string">
            <text:p>LED SS 5MM 625NM RED DIFF</text:p>
          </table:table-cell>
          <table:table-cell table:style-name="ce5" office:value-type="string">
            <text:p>2V, 10mA</text:p>
          </table:table-cell>
          <table:table-cell table:style-name="ce5" office:value-type="string">
            <text:p>Round with Domed Top, 5mm, T-1 3/4</text:p>
          </table:table-cell>
          <table:table-cell table:style-name="ce5" office:value-type="string">
            <text:p>Kingbright Corp</text:p>
          </table:table-cell>
          <table:table-cell table:style-name="ce5" office:value-type="string">
            <text:p>WP7113ID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754-1264-ND</text:p>
          </table:table-cell>
          <table:table-cell table:style-name="ce8" office:value-type="string">
            <text:p>http://www.digikey.com/product-detail/en/WP7113ID/754-1264-ND/1747663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D8</text:p>
          </table:table-cell>
          <table:table-cell table:style-name="ce5" office:value-type="string">
            <text:p>12V</text:p>
          </table:table-cell>
          <table:table-cell table:style-name="ce5" office:value-type="string">
            <text:p>led_5mm_clear</text:p>
          </table:table-cell>
          <table:table-cell table:style-name="ce5" office:value-type="string">
            <text:p>LED SS 5MM 625NM RED DIFF</text:p>
          </table:table-cell>
          <table:table-cell table:style-name="ce5" office:value-type="string">
            <text:p>2V, 10mA</text:p>
          </table:table-cell>
          <table:table-cell table:style-name="ce5" office:value-type="string">
            <text:p>Round with Domed Top, 5mm, T-1 3/4</text:p>
          </table:table-cell>
          <table:table-cell table:style-name="ce5" office:value-type="string">
            <text:p>Kingbright Corp</text:p>
          </table:table-cell>
          <table:table-cell table:style-name="ce5" office:value-type="string">
            <text:p>WP7113ID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754-1264-ND</text:p>
          </table:table-cell>
          <table:table-cell table:style-name="ce8" office:value-type="string">
            <text:p>http://www.digikey.com/product-detail/en/WP7113ID/754-1264-ND/1747663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DIP1</text:p>
          </table:table-cell>
          <table:table-cell table:style-name="ce5" office:value-type="string">
            <text:p>SOCKET_28X0.3</text:p>
          </table:table-cell>
          <table:table-cell table:style-name="ce5" office:value-type="string">
            <text:p>DIP-28</text:p>
          </table:table-cell>
          <table:table-cell table:style-name="ce5" office:value-type="string">
            <text:p>CONN IC SOCKET VERT 28POS TIN</text:p>
          </table:table-cell>
          <table:table-cell table:style-name="ce5" office:value-type="string">
            <text:p>Thru Hole Open Frame Tin</text:p>
          </table:table-cell>
          <table:table-cell table:style-name="ce5" office:value-type="string">
            <text:p>DIP, 0.3" (7.62mm) Row Spacing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1-390261-9</text:p>
          </table:table-cell>
          <table:table-cell table:style-name="ce5" office:value-type="string">
            <text:p><text:a xlink:href="http://www.digikey.com/product-detail/en/1-390261-9/A100210-ND/990628?cur=USD">Digikey</text:a></text:p>
          </table:table-cell>
          <table:table-cell table:style-name="ce5" office:value-type="string">
            <text:p>A100210-ND</text:p>
          </table:table-cell>
          <table:table-cell table:style-name="ce8" office:value-type="string">
            <text:p>http://www.digikey.com/product-detail/en/1-390261-9/A100210-ND/990628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M1</text:p>
          </table:table-cell>
          <table:table-cell table:style-name="ce5" office:value-type="string">
            <text:p>MANIFOLD</text:p>
          </table:table-cell>
          <table:table-cell table:style-name="ce5" office:value-type="string">
            <text:p>Manifold2</text:p>
          </table:table-cell>
          <table:table-cell table:style-name="ce5" office:value-type="string">
            <text:p>Distribution block for air path</text:p>
          </table:table-cell>
          <table:table-cell table:number-columns-repeated="2" table:style-name="ce5" office:value-type="string">
            <text:p>--</text:p>
          </table:table-cell>
          <table:table-cell table:style-name="ce5" office:value-type="string">
            <text:p>Wyolum</text:p>
          </table:table-cell>
          <table:table-cell table:number-columns-repeated="3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1, P5, P11, P26</text:p>
          </table:table-cell>
          <table:table-cell table:style-name="ce5" office:value-type="string">
            <text:p>AREF, FTDI, VSel_Vlv, 5V_LINK</text:p>
          </table:table-cell>
          <table:table-cell table:style-name="ce5" office:value-type="string">
            <text:p>Header_A_REF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pitch x 50 nos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<text:a xlink:href="http://www.digikey.com/scripts/DkSearch/dksus.dll?WT.z_header=search_go&amp;lang=en&amp;keywords=SAM1031-50-ND&amp;x=15&amp;y=16&amp;cur=USD">Digikey</text:a>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4</text:p>
          </table:table-cell>
          <table:table-cell table:style-name="ce5" office:value-type="string">
            <text:p>ICSP</text:p>
          </table:table-cell>
          <table:table-cell table:style-name="ce5" office:value-type="string">
            <text:p>Header_ICSP</text:p>
          </table:table-cell>
          <table:table-cell table:style-name="ce5" office:value-type="string">
            <text:p>CONN HEADER 6POS .100 STR 15AU</text:p>
          </table:table-cell>
          <table:table-cell table:style-name="ce5" office:value-type="string">
            <text:p>Header, Unshrouded, Male Pin</text:p>
          </table:table-cell>
          <table:table-cell table:style-name="ce5" office:value-type="string">
            <text:p>6 pos, 2 row, 0.1"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7996-206HLF</text:p>
          </table:table-cell>
          <table:table-cell table:style-name="ce5" office:value-type="string">
            <text:p><text:a xlink:href="http://www.digikey.com/scripts/DkSearch/dksus.dll?vendor=0&amp;keywords=609-3210-ND">Digikey</text:a></text:p>
          </table:table-cell>
          <table:table-cell table:style-name="ce5" office:value-type="string">
            <text:p>609-3210-ND</text:p>
          </table:table-cell>
          <table:table-cell table:style-name="ce8" office:value-type="string">
            <text:p>http://www.digikey.com/scripts/DkSearch/dksus.dll?vendor=0&amp;keywords=609-3210-N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P5</text:p>
          </table:table-cell>
          <table:table-cell table:style-name="ce5" office:value-type="string">
            <text:p>FTDI</text:p>
          </table:table-cell>
          <table:table-cell table:style-name="ce5" office:value-type="string">
            <text:p>Header_FTDI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pitch x 50 nos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6, P9, P10, P25</text:p>
          </table:table-cell>
          <table:table-cell table:style-name="ce5" office:value-type="string">
            <text:p>Pulse, C3SB, C3SB, U6_OE</text:p>
          </table:table-cell>
          <table:table-cell table:style-name="ce5" office:value-type="string">
            <text:p>pin_strip_3-90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<text:a xlink:href="http://www.digikey.com/product-detail/en/68016-116HLF/609-3317-ND/1878554">Digikey</text:a>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P7</text:p>
          </table:table-cell>
          <table:table-cell table:style-name="ce5" office:value-type="string">
            <text:p>GAGE_PR</text:p>
          </table:table-cell>
          <table:table-cell table:style-name="ce5" office:value-type="string">
            <text:p>HCEM500GUH9P3</text:p>
          </table:table-cell>
          <table:table-cell table:style-name="ce5" office:value-type="string">
            <text:p>Miniature amplified pressure sensor</text:p>
          </table:table-cell>
          <table:table-cell table:style-name="ce5" office:value-type="string">
            <text:p>HCE Series</text:p>
          </table:table-cell>
          <table:table-cell table:style-name="ce5" office:value-type="string">
            <text:p>SMD single port, barbed port</text:p>
          </table:table-cell>
          <table:table-cell table:style-name="ce5" office:value-type="string">
            <text:p>SensorTechnics</text:p>
          </table:table-cell>
          <table:table-cell table:style-name="ce5" office:value-type="string">
            <text:p>HCEM500GUH9P3</text:p>
          </table:table-cell>
          <table:table-cell table:style-name="ce5" office:value-type="string">
            <text:p><text:a xlink:href="http://www.sensortechnics.com/en/products/pressure-sensors-and-transmitters/amplified-pressure-sensors/hce/">SensorTechnics</text:a></text:p>
          </table:table-cell>
          <table:table-cell table:style-name="ce5" office:value-type="string">
            <text:p>HCEM500GUH9P3</text:p>
          </table:table-cell>
          <table:table-cell table:style-name="ce8" office:value-type="string">
            <text:p>http://www.sensortechnics.com/en/products/pressure-sensors-and-transmitters/amplified-pressure-sensors/hce/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P8</text:p>
          </table:table-cell>
          <table:table-cell table:style-name="ce5" office:value-type="string">
            <text:p>ABSO_PR</text:p>
          </table:table-cell>
          <table:table-cell table:style-name="ce5" office:value-type="string">
            <text:p>HDIB002AUY8H5</text:p>
          </table:table-cell>
          <table:table-cell table:style-name="ce5" office:value-type="string">
            <text:p>Amplified pressure sensor</text:p>
          </table:table-cell>
          <table:table-cell table:style-name="ce5" office:value-type="string">
            <text:p>HDI Series</text:p>
          </table:table-cell>
          <table:table-cell table:style-name="ce5" office:value-type="string">
            <text:p>SMD, 1 port axial</text:p>
          </table:table-cell>
          <table:table-cell table:style-name="ce5" office:value-type="string">
            <text:p>SensorTechnics</text:p>
          </table:table-cell>
          <table:table-cell table:style-name="ce5" office:value-type="string">
            <text:p>HDIB002AUY8H5</text:p>
          </table:table-cell>
          <table:table-cell table:style-name="ce5" office:value-type="string">
            <text:p><text:a xlink:href="http://www.sensortechnics.com/en/products/pressure-sensors-and-transmitters/amplified-pressure-sensors/hdi/">SensorTechnics</text:a></text:p>
          </table:table-cell>
          <table:table-cell table:style-name="ce5" office:value-type="string">
            <text:p>HDIB002AUY8H5</text:p>
          </table:table-cell>
          <table:table-cell table:style-name="ce8" office:value-type="string">
            <text:p>http://www.sensortechnics.com/en/products/pressure-sensors-and-transmitters/amplified-pressure-sensors/hdi/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>
            <text:p>P9</text:p>
          </table:table-cell>
          <table:table-cell table:style-name="ce5" office:value-type="string">
            <text:p>C3SB</text:p>
          </table:table-cell>
          <table:table-cell table:style-name="ce5" office:value-type="string">
            <text:p>pin_strip_4-90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P10</text:p>
          </table:table-cell>
          <table:table-cell table:style-name="ce5" office:value-type="string">
            <text:p>C3SB</text:p>
          </table:table-cell>
          <table:table-cell table:style-name="ce5" office:value-type="string">
            <text:p>pin_strip_4-90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P11</text:p>
          </table:table-cell>
          <table:table-cell table:style-name="ce5" office:value-type="string">
            <text:p>VSel_Vlv</text:p>
          </table:table-cell>
          <table:table-cell table:style-name="ce5" office:value-type="string">
            <text:p>SIL-3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pitch x 50 nos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14</text:p>
          </table:table-cell>
          <table:table-cell table:style-name="ce5" office:value-type="string">
            <text:p>X_VALVE</text:p>
          </table:table-cell>
          <table:table-cell table:style-name="ce5" office:value-type="string">
            <text:p>Valve</text:p>
          </table:table-cell>
          <table:table-cell table:style-name="ce5" office:value-type="string">
            <text:p>Miniature Pneumatic Solenoid Valve</text:p>
          </table:table-cell>
          <table:table-cell table:style-name="ce5" office:value-type="string">
            <text:p>3 Port, Direct-acting poppet style</text:p>
          </table:table-cell>
          <table:table-cell table:style-name="ce5" office:value-type="string">
            <text:p>8mm Solenoid Valve</text:p>
          </table:table-cell>
          <table:table-cell table:style-name="ce5" office:value-type="string">
            <text:p>Parker Hannifin</text:p>
          </table:table-cell>
          <table:table-cell table:style-name="ce5" office:value-type="string">
            <text:p>X-1-05-S-F</text:p>
          </table:table-cell>
          <table:table-cell table:style-name="ce5" office:value-type="string">
            <text:p><text:a xlink:href="http://ph.parker.com/webapp/wcs/stores/servlet/Product2_10151_12051_12163_-1_14107_14097___ProductDisplay">Parker Hannifin</text:a></text:p>
          </table:table-cell>
          <table:table-cell table:style-name="ce5" office:value-type="string">
            <text:p>X-1-05-S-F</text:p>
          </table:table-cell>
          <table:table-cell table:style-name="ce8" office:value-type="string">
            <text:p>http://ph.parker.com/webapp/wcs/stores/servlet/Product2_10151_12051_12163_-1_14107_14097___ProductDisplay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15</text:p>
          </table:table-cell>
          <table:table-cell table:style-name="ce5" office:value-type="string">
            <text:p>FLOW_CONN</text:p>
          </table:table-cell>
          <table:table-cell table:style-name="ce5" office:value-type="string">
            <text:p>Conn_Flow</text:p>
          </table:table-cell>
          <table:table-cell table:style-name="ce5" office:value-type="string">
            <text:p>CONN HEADER 2MM 8POS TIN</text:p>
          </table:table-cell>
          <table:table-cell table:style-name="ce5" office:value-type="string">
            <text:p>Header, Shrouded, Male Pin</text:p>
          </table:table-cell>
          <table:table-cell table:style-name="ce5" office:value-type="string">
            <text:p>2mm pitch, 1x8 way</text:p>
          </table:table-cell>
          <table:table-cell table:style-name="ce5" office:value-type="string">
            <text:p>Molex Connector</text:p>
          </table:table-cell>
          <table:table-cell table:style-name="ce5" office:value-type="string">
            <text:p>53014-0810</text:p>
          </table:table-cell>
          <table:table-cell table:style-name="ce5" office:value-type="string">
            <text:p><text:a xlink:href="http://www.digikey.com/product-search/en?x=0&amp;y=0&amp;KeyWords=53014-0810">Digikey</text:a></text:p>
          </table:table-cell>
          <table:table-cell table:style-name="ce5" office:value-type="string">
            <text:p>WM18971-ND</text:p>
          </table:table-cell>
          <table:table-cell table:style-name="ce8" office:value-type="string">
            <text:p>http://www.digikey.com/product-search/en?x=0&amp;y=0&amp;KeyWords=53014-0810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16</text:p>
          </table:table-cell>
          <table:table-cell table:style-name="ce5" office:value-type="string">
            <text:p>FLOWMETER</text:p>
          </table:table-cell>
          <table:table-cell table:style-name="ce5" office:value-type="string">
            <text:p>FlowMeter</text:p>
          </table:table-cell>
          <table:table-cell table:style-name="ce5" office:value-type="string">
            <text:p>Mass Flow Meter for Gases</text:p>
          </table:table-cell>
          <table:table-cell table:style-name="ce5" office:value-type="string">
            <text:p>CMOSens EM1</text:p>
          </table:table-cell>
          <table:table-cell table:style-name="ce5" office:value-type="string">
            <text:p>G3/8 thread (BSPP</text:p>
          </table:table-cell>
          <table:table-cell table:style-name="ce5" office:value-type="string">
            <text:p>Sensirion</text:p>
          </table:table-cell>
          <table:table-cell table:style-name="ce5" office:value-type="string">
            <text:p>EM1NR4R0V_1A</text:p>
          </table:table-cell>
          <table:table-cell table:style-name="ce5" office:value-type="string">
            <text:p><text:a xlink:href="http://www.sensirion.com/en/products/mass-flow-meters-for-gases/mass-flow-meter-em1/">Sensirion</text:a></text:p>
          </table:table-cell>
          <table:table-cell table:style-name="ce5" office:value-type="string">
            <text:p>EM1NR4R0V_1A</text:p>
          </table:table-cell>
          <table:table-cell table:style-name="ce8" office:value-type="string">
            <text:p>http://www.sensirion.com/en/products/mass-flow-meters-for-gases/mass-flow-meter-em1/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P19</text:p>
          </table:table-cell>
          <table:table-cell table:style-name="ce5" office:value-type="string">
            <text:p>PUMP_CONN_FLEX</text:p>
          </table:table-cell>
          <table:table-cell table:style-name="ce5" office:value-type="string">
            <text:p>Conn_Pump_Flex</text:p>
          </table:table-cell>
          <table:table-cell table:style-name="ce5" office:value-type="string">
            <text:p>CONN FFC/FPC 6POS 1MM VERT SMD</text:p>
          </table:table-cell>
          <table:table-cell table:style-name="ce5" office:value-type="string">
            <text:p>Surface mount, ZIF, </text:p>
          </table:table-cell>
          <table:table-cell table:style-name="ce5" office:value-type="string">
            <text:p>1mm pitch, 6 way</text:p>
          </table:table-cell>
          <table:table-cell table:style-name="ce5" office:value-type="string">
            <text:p>Molex Inc</text:p>
          </table:table-cell>
          <table:table-cell table:style-name="ce5" office:value-type="float" office:value="526100671">
            <text:p>526100671</text:p>
          </table:table-cell>
          <table:table-cell table:style-name="ce5" office:value-type="string">
            <text:p><text:a xlink:href="http://www.digikey.com/product-detail/en/0526100671/WM7633CT-ND/699133">Digikey</text:a></text:p>
          </table:table-cell>
          <table:table-cell table:style-name="ce5" office:value-type="string">
            <text:p>WM7633CT-ND</text:p>
          </table:table-cell>
          <table:table-cell table:style-name="ce8" office:value-type="string">
            <text:p>http://www.digikey.com/product-detail/en/0526100671/WM7633CT-ND/699133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P22</text:p>
          </table:table-cell>
          <table:table-cell table:style-name="ce5" office:value-type="string">
            <text:p>Temp</text:p>
          </table:table-cell>
          <table:table-cell table:style-name="ce5" office:value-type="string">
            <text:p>STS21</text:p>
          </table:table-cell>
          <table:table-cell table:style-name="ce5" office:value-type="string">
            <text:p>Temperature Sensor, I2C</text:p>
          </table:table-cell>
          <table:table-cell table:style-name="ce5" office:value-type="string">
            <text:p>I2C Temp Sensor</text:p>
          </table:table-cell>
          <table:table-cell table:style-name="ce5" office:value-type="string">
            <text:p>DFN 3mmx3mm</text:p>
          </table:table-cell>
          <table:table-cell table:style-name="ce5" office:value-type="string">
            <text:p>Sensirion</text:p>
          </table:table-cell>
          <table:table-cell table:style-name="ce5" office:value-type="string">
            <text:p>STS21</text:p>
          </table:table-cell>
          <table:table-cell table:style-name="ce5" office:value-type="string">
            <text:p><text:a xlink:href="http://www.sensirion.com/en/products/humidity-temperature/temperature-sensor-sts21/">Sensirion</text:a></text:p>
          </table:table-cell>
          <table:table-cell table:style-name="ce5" office:value-type="string">
            <text:p>STS21</text:p>
          </table:table-cell>
          <table:table-cell table:style-name="ce8" office:value-type="string">
            <text:p>http://www.sensirion.com/en/products/humidity-temperature/temperature-sensor-sts21/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23</text:p>
          </table:table-cell>
          <table:table-cell table:style-name="ce5" office:value-type="string">
            <text:p>PUMP</text:p>
          </table:table-cell>
          <table:table-cell table:style-name="ce5" office:value-type="string">
            <text:p>Pump</text:p>
          </table:table-cell>
          <table:table-cell table:style-name="ce5" office:value-type="string">
            <text:p>Intelligent Pump</text:p>
          </table:table-cell>
          <table:table-cell table:style-name="ce5" office:value-type="string">
            <text:p>P200/P1500</text:p>
          </table:table-cell>
          <table:table-cell table:style-name="ce5" office:value-type="string">
            <text:p>X-Life Motor</text:p>
          </table:table-cell>
          <table:table-cell table:style-name="ce5" office:value-type="string">
            <text:p>XAVITECH</text:p>
          </table:table-cell>
          <table:table-cell table:style-name="ce5" office:value-type="string">
            <text:p>P200_GAS</text:p>
          </table:table-cell>
          <table:table-cell table:style-name="ce5" office:value-type="string">
            <text:p><text:a xlink:href="http://www.xavitech.com/products">XAVITECH</text:a></text:p>
          </table:table-cell>
          <table:table-cell table:style-name="ce5" office:value-type="string">
            <text:p>P200_GAS</text:p>
          </table:table-cell>
          <table:table-cell table:style-name="ce8" office:value-type="string">
            <text:p>http://www.xavitech.com/products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24</text:p>
          </table:table-cell>
          <table:table-cell table:style-name="ce5" office:value-type="string">
            <text:p>12V</text:p>
          </table:table-cell>
          <table:table-cell table:style-name="ce5" office:value-type="string">
            <text:p>JACK_ALIM</text:p>
          </table:table-cell>
          <table:table-cell table:style-name="ce5" office:value-type="string">
            <text:p>CONN POWER JACK MALE 2.5MM CLSD</text:p>
          </table:table-cell>
          <table:table-cell table:style-name="ce5" office:value-type="string">
            <text:p>Jack, Male</text:p>
          </table:table-cell>
          <table:table-cell table:style-name="ce5" office:value-type="string">
            <text:p>2.5mm ID, 5.5mm OD</text:p>
          </table:table-cell>
          <table:table-cell table:style-name="ce5" office:value-type="string">
            <text:p>CUI Inc</text:p>
          </table:table-cell>
          <table:table-cell table:style-name="ce5" office:value-type="string">
            <text:p>PJ-002B</text:p>
          </table:table-cell>
          <table:table-cell table:style-name="ce5" office:value-type="string">
            <text:p><text:a xlink:href="http://www.digikey.com/product-detail/en/PJ-002B/CP-002B-ND/96965?cur=USD">Digikey</text:a></text:p>
          </table:table-cell>
          <table:table-cell table:style-name="ce5" office:value-type="string">
            <text:p>CP-002B-ND</text:p>
          </table:table-cell>
          <table:table-cell table:style-name="ce8" office:value-type="string">
            <text:p>http://www.digikey.com/product-detail/en/PJ-002B/CP-002B-ND/96965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P25</text:p>
          </table:table-cell>
          <table:table-cell table:style-name="ce5" office:value-type="string">
            <text:p>U6_OE</text:p>
          </table:table-cell>
          <table:table-cell table:style-name="ce5" office:value-type="string">
            <text:p>pin_strip_3-90</text:p>
          </table:table-cell>
          <table:table-cell table:style-name="ce5" office:value-type="string">
            <text:p>CONN HEADER 16POS .100 R/A 30AU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right angle</text:p>
          </table:table-cell>
          <table:table-cell table:style-name="ce5" office:value-type="string">
            <text:p>FCI</text:p>
          </table:table-cell>
          <table:table-cell table:style-name="ce5" office:value-type="string">
            <text:p>68016-116HLF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609-3317-ND</text:p>
          </table:table-cell>
          <table:table-cell table:style-name="ce8" office:value-type="string">
            <text:p>http://www.digikey.com/product-detail/en/68016-116HLF/609-3317-ND/1878554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P26</text:p>
          </table:table-cell>
          <table:table-cell table:style-name="ce5" office:value-type="string">
            <text:p>5V_LINK</text:p>
          </table:table-cell>
          <table:table-cell table:style-name="ce5" office:value-type="string">
            <text:p>Header_U6OE</text:p>
          </table:table-cell>
          <table:table-cell table:style-name="ce5" office:value-type="string">
            <text:p>CONN HEADER 50POS .100" SGL GOLD</text:p>
          </table:table-cell>
          <table:table-cell table:style-name="ce5" office:value-type="string">
            <text:p>Header, Unshrouded, Male pin,</text:p>
          </table:table-cell>
          <table:table-cell table:style-name="ce5" office:value-type="string">
            <text:p>0.1" pitch x 50 nos</text:p>
          </table:table-cell>
          <table:table-cell table:style-name="ce5" office:value-type="string">
            <text:p>Samtec Inc</text:p>
          </table:table-cell>
          <table:table-cell table:style-name="ce5" office:value-type="string">
            <text:p>TSW-150-07-L-S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SAM1031-50-ND</text:p>
          </table:table-cell>
          <table:table-cell table:style-name="ce8" office:value-type="string">
            <text:p>http://www.digikey.com/scripts/DkSearch/dksus.dll?WT.z_header=search_go&amp;lang=en&amp;keywords=SAM1031-50-ND&amp;x=15&amp;y=16&amp;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27</text:p>
          </table:table-cell>
          <table:table-cell table:style-name="ce5" office:value-type="string">
            <text:p>BCM2835_GPIO</text:p>
          </table:table-cell>
          <table:table-cell table:style-name="ce5" office:value-type="string">
            <text:p>Header_GPIO</text:p>
          </table:table-cell>
          <table:table-cell table:style-name="ce5" office:value-type="string">
            <text:p>CONN HEADER FMAL 26PS .1" DL TIN</text:p>
          </table:table-cell>
          <table:table-cell table:style-name="ce5" office:value-type="string">
            <text:p>Header, Female Socket</text:p>
          </table:table-cell>
          <table:table-cell table:style-name="ce5" office:value-type="string">
            <text:p>0.1", 2 row</text:p>
          </table:table-cell>
          <table:table-cell table:style-name="ce5" office:value-type="string">
            <text:p>Sullins Connector</text:p>
          </table:table-cell>
          <table:table-cell table:style-name="ce5" office:value-type="string">
            <text:p>PPTC132LFBN-RC</text:p>
          </table:table-cell>
          <table:table-cell table:style-name="ce5" office:value-type="string">
            <text:p><text:a xlink:href="http://www.digikey.com/product-detail/en/PPTC132LFBN-RC/S7081-ND/810219">Digikey</text:a></text:p>
          </table:table-cell>
          <table:table-cell table:style-name="ce5" office:value-type="string">
            <text:p>S7081-ND</text:p>
          </table:table-cell>
          <table:table-cell table:style-name="ce8" office:value-type="string">
            <text:p>http://www.digikey.com/product-detail/en/PPTC132LFBN-RC/S7081-ND/810219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30</text:p>
          </table:table-cell>
          <table:table-cell table:style-name="ce5" office:value-type="string">
            <text:p>X_VALVE_CONN</text:p>
          </table:table-cell>
          <table:table-cell table:style-name="ce5" office:value-type="string">
            <text:p>Valve_Conn</text:p>
          </table:table-cell>
          <table:table-cell table:style-name="ce5" office:value-type="string">
            <text:p>CONN RECEPT 2MM VERT AU 3POS</text:p>
          </table:table-cell>
          <table:table-cell table:style-name="ce5" office:value-type="string">
            <text:p>Receptacle, Female</text:p>
          </table:table-cell>
          <table:table-cell table:style-name="ce5" office:value-type="string">
            <text:p>2mm pitch x 3 way</text:p>
          </table:table-cell>
          <table:table-cell table:style-name="ce5" office:value-type="string">
            <text:p>Harwin Inc</text:p>
          </table:table-cell>
          <table:table-cell table:style-name="ce5" office:value-type="string">
            <text:p>M22-7130342</text:p>
          </table:table-cell>
          <table:table-cell table:style-name="ce5" office:value-type="string">
            <text:p><text:a xlink:href="http://www.digikey.com/product-detail/en/M22-7130342/952-1350-5-ND/2264331">Digikey</text:a></text:p>
          </table:table-cell>
          <table:table-cell table:style-name="ce5" office:value-type="string">
            <text:p>952-1350-5-ND</text:p>
          </table:table-cell>
          <table:table-cell table:style-name="ce8" office:value-type="string">
            <text:p>http://www.digikey.com/product-detail/en/M22-7130342/952-1350-5-ND/2264331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PCB1</text:p>
          </table:table-cell>
          <table:table-cell table:number-columns-repeated="2" table:style-name="ce5" office:value-type="string">
            <text:p>PCB</text:p>
          </table:table-cell>
          <table:table-cell table:style-name="ce5" office:value-type="string">
            <text:p>Main board</text:p>
          </table:table-cell>
          <table:table-cell table:number-columns-repeated="2" table:style-name="ce5" office:value-type="string">
            <text:p>--</text:p>
          </table:table-cell>
          <table:table-cell table:style-name="ce5" office:value-type="string">
            <text:p>seeed studio</text:p>
          </table:table-cell>
          <table:table-cell table:number-columns-repeated="3" table:style-name="ce5" office:value-type="string">
            <text:p>--</text:p>
          </table:table-cell>
          <table:table-cell table:style-name="ce8" office:value-type="string">
            <text:p>--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Q1</text:p>
          </table:table-cell>
          <table:table-cell table:style-name="ce5" office:value-type="string">
            <text:p>TIP112G</text:p>
          </table:table-cell>
          <table:table-cell table:style-name="ce5" office:value-type="string">
            <text:p>TO220-3-V</text:p>
          </table:table-cell>
          <table:table-cell table:style-name="ce5" office:value-type="string">
            <text:p>TRANS DARL NPN 2A 100V TO220AB</text:p>
          </table:table-cell>
          <table:table-cell table:style-name="ce5" office:value-type="string">
            <text:p>2A, 100V, 2W</text:p>
          </table:table-cell>
          <table:table-cell table:style-name="ce5" office:value-type="string">
            <text:p>TO-220-3</text:p>
          </table:table-cell>
          <table:table-cell table:style-name="ce5" office:value-type="string">
            <text:p>ON Semiconductor</text:p>
          </table:table-cell>
          <table:table-cell table:style-name="ce5" office:value-type="string">
            <text:p>TIP112G</text:p>
          </table:table-cell>
          <table:table-cell table:style-name="ce5" office:value-type="string">
            <text:p><text:a xlink:href="http://www.digikey.com/scripts/dksearch/dksus.dll?vendor=0&amp;keywords=TIP112G">Digikey</text:a></text:p>
          </table:table-cell>
          <table:table-cell table:style-name="ce5" office:value-type="string">
            <text:p>TIP112GOS-ND</text:p>
          </table:table-cell>
          <table:table-cell table:style-name="ce8" office:value-type="string">
            <text:p>http://www.digikey.com/scripts/dksearch/dksus.dll?vendor=0&amp;keywords=TIP112G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R1, R2, R3, R4, R7, R11, R12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<text:a xlink:href="http://www.digikey.com/product-detail/en/CF18JT10K0/CF18JT10K0CT-ND/2022766?cur=USD">Digikey</text:a>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2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3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4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R5, R6</text:p>
          </table:table-cell>
          <table:table-cell table:style-name="ce5" office:value-type="string">
            <text:p>220E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220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220R</text:p>
          </table:table-cell>
          <table:table-cell table:style-name="ce5" office:value-type="string">
            <text:p><text:a xlink:href="http://www.digikey.com/product-detail/en/CF18JT220R/CF18JT220RCT-ND/2022726">Digikey</text:a></text:p>
          </table:table-cell>
          <table:table-cell table:style-name="ce5" office:value-type="string">
            <text:p>CF18JT220RCT-ND</text:p>
          </table:table-cell>
          <table:table-cell table:style-name="ce8" office:value-type="string">
            <text:p>http://www.digikey.com/product-detail/en/CF18JT220R/CF18JT220RCT-ND/2022726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6</text:p>
          </table:table-cell>
          <table:table-cell table:style-name="ce5" office:value-type="string">
            <text:p>220E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220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220R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220RCT-ND</text:p>
          </table:table-cell>
          <table:table-cell table:style-name="ce8" office:value-type="string">
            <text:p>http://www.digikey.com/product-detail/en/CF18JT220R/CF18JT220RCT-ND/2022726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7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R8</text:p>
          </table:table-cell>
          <table:table-cell table:style-name="ce5" office:value-type="string">
            <text:p>330E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330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330R</text:p>
          </table:table-cell>
          <table:table-cell table:style-name="ce5" office:value-type="string">
            <text:p><text:a xlink:href="http://www.digikey.com/product-detail/en/CF18JT330R/CF18JT330RCT-ND/2022730">Digikey</text:a></text:p>
          </table:table-cell>
          <table:table-cell table:style-name="ce5" office:value-type="string">
            <text:p>CF18JT330RCT-ND</text:p>
          </table:table-cell>
          <table:table-cell table:style-name="ce8" office:value-type="string">
            <text:p>http://www.digikey.com/product-detail/en/CF18JT330R/CF18JT330RCT-ND/2022730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R9</text:p>
          </table:table-cell>
          <table:table-cell table:style-name="ce5" office:value-type="string">
            <text:p>120E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20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120R</text:p>
          </table:table-cell>
          <table:table-cell table:style-name="ce5" office:value-type="string">
            <text:p><text:a xlink:href="http://www.digikey.com/product-detail/en/CF18JT120R/CF18JT120RCT-ND/2022720">Digikey</text:a></text:p>
          </table:table-cell>
          <table:table-cell table:style-name="ce5" office:value-type="string">
            <text:p>CF18JT120RCT-ND</text:p>
          </table:table-cell>
          <table:table-cell table:style-name="ce8" office:value-type="string">
            <text:p>http://www.digikey.com/product-detail/en/CF18JT120R/CF18JT120RCT-ND/2022720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R10, R13</text:p>
          </table:table-cell>
          <table:table-cell table:style-name="ce5" office:value-type="string">
            <text:p>1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</text:p>
          </table:table-cell>
          <table:table-cell table:style-name="ce5" office:value-type="string">
            <text:p>CF18JT1K00</text:p>
          </table:table-cell>
          <table:table-cell table:style-name="ce5" office:value-type="string">
            <text:p><text:a xlink:href="http://www.digikey.com/product-detail/en/CF18JT1K00/CF18JT1K00CT-ND/2022742">Digikey</text:a></text:p>
          </table:table-cell>
          <table:table-cell table:style-name="ce5" office:value-type="string">
            <text:p>CF18JT1K00CT-ND</text:p>
          </table:table-cell>
          <table:table-cell table:style-name="ce8" office:value-type="string">
            <text:p>http://www.digikey.com/product-detail/en/CF18JT1K00/CF18JT1K00CT-ND/2022742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11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12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0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0K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0K0CT-ND</text:p>
          </table:table-cell>
          <table:table-cell table:style-name="ce8" office:value-type="string">
            <text:p>http://www.digikey.com/product-detail/en/CF18JT10K0/CF18JT10K0CT-ND/202276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2" office:value-type="string">
            <text:p>R13</text:p>
          </table:table-cell>
          <table:table-cell table:style-name="ce5" office:value-type="string">
            <text:p>1k</text:p>
          </table:table-cell>
          <table:table-cell table:style-name="ce5" office:value-type="string">
            <text:p>rc03_vert</text:p>
          </table:table-cell>
          <table:table-cell table:style-name="ce5" office:value-type="string">
            <text:p>RES 1k OHM 1/8W 5% CF AXIAL</text:p>
          </table:table-cell>
          <table:table-cell table:style-name="ce5" office:value-type="string">
            <text:p>0.125W, 1/8W</text:p>
          </table:table-cell>
          <table:table-cell table:style-name="ce5" office:value-type="string">
            <text:p>Axial</text:p>
          </table:table-cell>
          <table:table-cell table:style-name="ce5" office:value-type="string">
            <text:p>Stackpole Electronics Inc</text:p>
          </table:table-cell>
          <table:table-cell table:style-name="ce5" office:value-type="string">
            <text:p>CF18JT1K00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CF18JT1K00CT-ND</text:p>
          </table:table-cell>
          <table:table-cell table:style-name="ce8" office:value-type="string">
            <text:p>http://www.digikey.com/product-detail/en/CF18JT1K00/CF18JT1K00CT-ND/2022742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SW1</text:p>
          </table:table-cell>
          <table:table-cell table:style-name="ce5" office:value-type="string">
            <text:p>Reset</text:p>
          </table:table-cell>
          <table:table-cell table:style-name="ce5" office:value-type="string">
            <text:p>SW_PB_V_H</text:p>
          </table:table-cell>
          <table:table-cell table:style-name="ce5" office:value-type="string">
            <text:p>SWITCH TACTILE SPST-NO 0.05A 12V</text:p>
          </table:table-cell>
          <table:table-cell table:style-name="ce5" office:value-type="string">
            <text:p>SPST, NO</text:p>
          </table:table-cell>
          <table:table-cell table:style-name="ce5" office:value-type="string">
            <text:p>Top actuated 6.00mm x 6.00mm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FSM2JH</text:p>
          </table:table-cell>
          <table:table-cell table:style-name="ce5" office:value-type="string">
            <text:p><text:a xlink:href="http://www.digikey.com/product-detail/en/FSM2JH/450-1649-ND/1632535?cur=USD">Digikey</text:a></text:p>
          </table:table-cell>
          <table:table-cell table:style-name="ce5" office:value-type="string">
            <text:p>450-1649-ND</text:p>
          </table:table-cell>
          <table:table-cell table:style-name="ce8" office:value-type="string">
            <text:p><text:a xlink:href="http://www.digikey.com/product-detail/en/FSM2JH/450-1649-ND/1632535?cur=USD">http://www.digikey.com/product-detail/en/FSM2JH/450-1649-ND/1632535?cur=USD</text:a>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U1</text:p>
          </table:table-cell>
          <table:table-cell table:style-name="ce5" office:value-type="string">
            <text:p>TXB0104D</text:p>
          </table:table-cell>
          <table:table-cell table:style-name="ce5" office:value-type="string">
            <text:p>TXB0104D</text:p>
          </table:table-cell>
          <table:table-cell table:style-name="ce5" office:value-type="string">
            <text:p>IC VOLT-LEVEL TRANSLATOR 14-SOIC</text:p>
          </table:table-cell>
          <table:table-cell table:style-name="ce5" office:value-type="string">
            <text:p>Translator, Bidirectional</text:p>
          </table:table-cell>
          <table:table-cell table:style-name="ce5" office:value-type="string">
            <text:p>14-SOIC (0.154", 3.90mm Width)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TXB0104DR</text:p>
          </table:table-cell>
          <table:table-cell table:style-name="ce5" office:value-type="string">
            <text:p><text:a xlink:href="http://www.digikey.com/product-detail/en/TXB0104DR/296-21928-1-ND/1629281">Digikey</text:a></text:p>
          </table:table-cell>
          <table:table-cell table:style-name="ce5" office:value-type="string">
            <text:p>296-21928-1-ND</text:p>
          </table:table-cell>
          <table:table-cell table:style-name="ce8" office:value-type="string">
            <text:p>http://www.digikey.com/product-detail/en/TXB0104DR/296-21928-1-ND/1629281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U2</text:p>
          </table:table-cell>
          <table:table-cell table:style-name="ce5" office:value-type="string">
            <text:p>TXS0102DCT</text:p>
          </table:table-cell>
          <table:table-cell table:style-name="ce5" office:value-type="string">
            <text:p>TXS0102DCTR</text:p>
          </table:table-cell>
          <table:table-cell table:style-name="ce5" office:value-type="string">
            <text:p>IC VOLT-LVL TRANSL 2BIT BI SM8</text:p>
          </table:table-cell>
          <table:table-cell table:style-name="ce5" office:value-type="string">
            <text:p>Translator, Bidirectional, Open Drain</text:p>
          </table:table-cell>
          <table:table-cell table:style-name="ce5" office:value-type="string">
            <text:p>8-LSSOP (0.11", 2.80mm Width)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TXS0102DCTR</text:p>
          </table:table-cell>
          <table:table-cell table:style-name="ce5" office:value-type="string">
            <text:p><text:a xlink:href="http://www.digikey.com/product-detail/en/TXS0102DCTR/296-21978-1-ND/1632671">Digikey</text:a></text:p>
          </table:table-cell>
          <table:table-cell table:style-name="ce5" office:value-type="string">
            <text:p>296-21978-1-ND</text:p>
          </table:table-cell>
          <table:table-cell table:style-name="ce8" office:value-type="string">
            <text:p>http://www.digikey.com/product-detail/en/TXS0102DCTR/296-21978-1-ND/1632671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U3</text:p>
          </table:table-cell>
          <table:table-cell table:style-name="ce5" office:value-type="string">
            <text:p>NCP1117ST50T3G</text:p>
          </table:table-cell>
          <table:table-cell table:style-name="ce5" office:value-type="string">
            <text:p>SOT223</text:p>
          </table:table-cell>
          <table:table-cell table:style-name="ce5" office:value-type="string">
            <text:p>IC REG LDO 5V 1A DPAK-3</text:p>
          </table:table-cell>
          <table:table-cell table:style-name="ce5" office:value-type="string">
            <text:p>5V, 1A</text:p>
          </table:table-cell>
          <table:table-cell table:style-name="ce5" office:value-type="string">
            <text:p>TO-252-3, DPak (2 Leads + Tab), SC-63</text:p>
          </table:table-cell>
          <table:table-cell table:style-name="ce5" office:value-type="string">
            <text:p>ON Semiconductor</text:p>
          </table:table-cell>
          <table:table-cell table:style-name="ce5" office:value-type="string">
            <text:p>NCP1117DT50G</text:p>
          </table:table-cell>
          <table:table-cell table:style-name="ce5" office:value-type="string">
            <text:p><text:a xlink:href="http://www.digikey.com/product-detail/en/NCP1117DT50G/NCP1117DT50GOS-ND/1483320">Digikey</text:a></text:p>
          </table:table-cell>
          <table:table-cell table:style-name="ce5" office:value-type="string">
            <text:p>NCP1117DT50GOS-ND</text:p>
          </table:table-cell>
          <table:table-cell table:style-name="ce8" office:value-type="string">
            <text:p>http://www.digikey.com/product-detail/en/NCP1117DT50G/NCP1117DT50GOS-ND/1483320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U4</text:p>
          </table:table-cell>
          <table:table-cell table:style-name="ce5" office:value-type="string">
            <text:p>NCP1117DT33G</text:p>
          </table:table-cell>
          <table:table-cell table:style-name="ce5" office:value-type="string">
            <text:p>SOT223</text:p>
          </table:table-cell>
          <table:table-cell table:style-name="ce5" office:value-type="string">
            <text:p>IC REG LDO 3.3V 1A DPAK-3</text:p>
          </table:table-cell>
          <table:table-cell table:style-name="ce5" office:value-type="string">
            <text:p>3.3V, 1A</text:p>
          </table:table-cell>
          <table:table-cell table:style-name="ce5" office:value-type="string">
            <text:p>TO-252-3, DPak (2 Leads + Tab), SC-63</text:p>
          </table:table-cell>
          <table:table-cell table:style-name="ce5" office:value-type="string">
            <text:p>ON Semiconductor</text:p>
          </table:table-cell>
          <table:table-cell table:style-name="ce5" office:value-type="string">
            <text:p>NCP1117DT33RKG</text:p>
          </table:table-cell>
          <table:table-cell table:style-name="ce5" office:value-type="string">
            <text:p><text:a xlink:href="http://www.digikey.com/product-detail/en/NCP1117DT33RKG/NCP1117DT33RKGOSCT-ND/1967215">Digikey</text:a></text:p>
          </table:table-cell>
          <table:table-cell table:style-name="ce5" office:value-type="string">
            <text:p>NCP1117DT33RKGOSCT-ND</text:p>
          </table:table-cell>
          <table:table-cell table:style-name="ce8" office:value-type="string">
            <text:p>http://www.digikey.com/product-detail/en/NCP1117DT33RKG/NCP1117DT33RKGOSCT-ND/1967215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U5</text:p>
          </table:table-cell>
          <table:table-cell table:style-name="ce5" office:value-type="string">
            <text:p>DS3231N</text:p>
          </table:table-cell>
          <table:table-cell table:style-name="ce5" office:value-type="string">
            <text:p>DS3231</text:p>
          </table:table-cell>
          <table:table-cell table:style-name="ce5" office:value-type="string">
            <text:p>IC RTC W/TCXO 16-SOIC</text:p>
          </table:table-cell>
          <table:table-cell table:style-name="ce5" office:value-type="string">
            <text:p>Clock/Calendar</text:p>
          </table:table-cell>
          <table:table-cell table:style-name="ce5" office:value-type="string">
            <text:p>16-SOIC (0.295", 7.50mm Width)</text:p>
          </table:table-cell>
          <table:table-cell table:style-name="ce5" office:value-type="string">
            <text:p>Maxim Integrated</text:p>
          </table:table-cell>
          <table:table-cell table:style-name="ce5" office:value-type="string">
            <text:p>DS3231S#</text:p>
          </table:table-cell>
          <table:table-cell table:style-name="ce5" office:value-type="string">
            <text:p><text:a xlink:href="http://www.digikey.com/product-detail/en/DS3231S#/DS3231S%23-ND/1197574">Digikey</text:a></text:p>
          </table:table-cell>
          <table:table-cell table:style-name="ce5" office:value-type="string">
            <text:p>DS3231S#-ND</text:p>
          </table:table-cell>
          <table:table-cell table:style-name="ce8" office:value-type="string">
            <text:p>http://www.digikey.com/product-detail/en/DS3231S%23/DS3231S%23-ND/1197574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U6</text:p>
          </table:table-cell>
          <table:table-cell table:style-name="ce5" office:value-type="string">
            <text:p>TSX0108</text:p>
          </table:table-cell>
          <table:table-cell table:style-name="ce5" office:value-type="string">
            <text:p>TXS0108EPWR</text:p>
          </table:table-cell>
          <table:table-cell table:style-name="ce5" office:value-type="string">
            <text:p>IC 8BIT NON-INV TRANSLTR 20TSSOP</text:p>
          </table:table-cell>
          <table:table-cell table:style-name="ce5" office:value-type="string">
            <text:p>Translator, Bidirectional, Open Drain</text:p>
          </table:table-cell>
          <table:table-cell table:style-name="ce5" office:value-type="string">
            <text:p>20-TSSOP (0.173", 4.40mm Width)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TXS0108EPWR</text:p>
          </table:table-cell>
          <table:table-cell table:style-name="ce5" office:value-type="string">
            <text:p><text:a xlink:href="http://www.digikey.com/product-detail/en/TXS0108EPWR/296-23011-1-ND/1775304">Digikey</text:a></text:p>
          </table:table-cell>
          <table:table-cell table:style-name="ce5" office:value-type="string">
            <text:p>296-23011-1-ND</text:p>
          </table:table-cell>
          <table:table-cell table:style-name="ce8" office:value-type="string">
            <text:p>http://www.digikey.com/product-detail/en/TXS0108EPWR/296-23011-1-ND/1775304</text:p>
          </table:table-cell>
          <table:table-cell table:style-name="ce3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U7</text:p>
          </table:table-cell>
          <table:table-cell table:style-name="ce5" office:value-type="string">
            <text:p>ATMEGA328-P</text:p>
          </table:table-cell>
          <table:table-cell table:style-name="ce5" office:value-type="string">
            <text:p>DIP-28__300_ELL</text:p>
          </table:table-cell>
          <table:table-cell table:style-name="ce5" office:value-type="string">
            <text:p>IC MCU AVR 32K FLASH 28PDIP</text:p>
          </table:table-cell>
          <table:table-cell table:style-name="ce5" office:value-type="string">
            <text:p>AVR ATMega 8 bit 20Mhz</text:p>
          </table:table-cell>
          <table:table-cell table:style-name="ce5" office:value-type="string">
            <text:p>28-DIP (0.300", 7.62mm)</text:p>
          </table:table-cell>
          <table:table-cell table:style-name="ce5" office:value-type="string">
            <text:p>Atmel</text:p>
          </table:table-cell>
          <table:table-cell table:style-name="ce5" office:value-type="string">
            <text:p>ATMEGA328-PU</text:p>
          </table:table-cell>
          <table:table-cell table:style-name="ce5" office:value-type="string">
            <text:p><text:a xlink:href="http://www.digikey.com/product-detail/en/ATMEGA328-PU/ATMEGA328-PU-ND/2271026?cur=USD">Digikey</text:a></text:p>
          </table:table-cell>
          <table:table-cell table:style-name="ce5" office:value-type="string">
            <text:p>ATMEGA328-PU-ND</text:p>
          </table:table-cell>
          <table:table-cell table:style-name="ce8" office:value-type="string">
            <text:p>http://www.digikey.com/product-detail/en/ATMEGA328-PU/ATMEGA328-PU-ND/2271026?cur=USD</text:p>
          </table:table-cell>
          <table:table-cell table:style-name="ce11"/>
          <table:table-cell table:number-columns-repeated="1012"/>
        </table:table-row>
        <table:table-row table:style-name="ro1">
          <table:table-cell table:style-name="ce2" office:value-type="string">
            <text:p>X1</text:p>
          </table:table-cell>
          <table:table-cell table:style-name="ce5" office:value-type="string">
            <text:p>16MHz</text:p>
          </table:table-cell>
          <table:table-cell table:style-name="ce5" office:value-type="string">
            <text:p>XTAL</text:p>
          </table:table-cell>
          <table:table-cell table:style-name="ce5" office:value-type="string">
            <text:p>CER RESONATOR 16.00MHZ</text:p>
          </table:table-cell>
          <table:table-cell table:style-name="ce5" office:value-type="string">
            <text:p>16Mhz Ceramic built in capacitor</text:p>
          </table:table-cell>
          <table:table-cell table:style-name="ce5" office:value-type="string">
            <text:p>Radial - 3 Lead, 2.50mm Pitch</text:p>
          </table:table-cell>
          <table:table-cell table:style-name="ce5" office:value-type="string">
            <text:p>ECS Inc</text:p>
          </table:table-cell>
          <table:table-cell table:style-name="ce5" office:value-type="string">
            <text:p>ZTT-16.00MX</text:p>
          </table:table-cell>
          <table:table-cell table:style-name="ce5" office:value-type="string">
            <text:p><text:a xlink:href="http://www.digikey.com/product-detail/en/ZTT-16.00MX/X908-ND/170095?cur=USD">Digikey</text:a></text:p>
          </table:table-cell>
          <table:table-cell table:style-name="ce5" office:value-type="string">
            <text:p>X908-ND</text:p>
          </table:table-cell>
          <table:table-cell table:style-name="ce8" office:value-type="string">
            <text:p>http://www.digikey.com/product-detail/en/ZTT-16.00MX/X908-ND/170095?cur=USD</text:p>
          </table:table-cell>
          <table:table-cell table:style-name="ce11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DNP</text:p>
          </table:table-cell>
          <table:table-cell table:style-name="ce6" table:number-columns-repeated="9"/>
          <table:table-cell table:style-name="ce10"/>
          <table:table-cell table:style-name="ce6"/>
          <table:table-cell table:number-columns-repeated="1012"/>
        </table:table-row>
        <table:table-row table:style-name="ro1" table:visibility="collapse">
          <table:table-cell table:style-name="ce2" office:value-type="string">
            <text:p>B1, B2, B3</text:p>
          </table:table-cell>
          <table:table-cell table:number-columns-repeated="2" table:style-name="ce5" office:value-type="string">
            <text:p>I/O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B2</text:p>
          </table:table-cell>
          <table:table-cell table:number-columns-repeated="2" table:style-name="ce5" office:value-type="string">
            <text:p>I/O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B3</text:p>
          </table:table-cell>
          <table:table-cell table:number-columns-repeated="2" table:style-name="ce5" office:value-type="string">
            <text:p>I/O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C2, C3</text:p>
          </table:table-cell>
          <table:table-cell table:style-name="ce5" office:value-type="string">
            <text:p>22p</text:p>
          </table:table-cell>
          <table:table-cell table:style-name="ce5" office:value-type="string">
            <text:p>cnp_3mm_disc</text:p>
          </table:table-cell>
          <table:table-cell table:style-name="ce5" office:value-type="string">
            <text:p>CAP CER 22PF 50V 5% RADIAL</text:p>
          </table:table-cell>
          <table:table-cell table:style-name="ce5" office:value-type="string">
            <text:p>22pF, 50V</text:p>
          </table:table-cell>
          <table:table-cell table:style-name="ce5" office:value-type="string">
            <text:p>Radial</text:p>
          </table:table-cell>
          <table:table-cell table:style-name="ce5" office:value-type="string">
            <text:p>Vishay BC Components</text:p>
          </table:table-cell>
          <table:table-cell table:style-name="ce5" office:value-type="string">
            <text:p>K220J15C0GF5TH5</text:p>
          </table:table-cell>
          <table:table-cell table:style-name="ce5" office:value-type="string">
            <text:p><text:a xlink:href="http://www.digikey.com/product-detail/en/K220J15C0GF5TH5/BC1034CT-ND/286656?cur=USD">Digikey</text:a></text:p>
          </table:table-cell>
          <table:table-cell table:style-name="ce5" office:value-type="string">
            <text:p>BC1034CT-ND</text:p>
          </table:table-cell>
          <table:table-cell table:style-name="ce8" office:value-type="string">
            <text:p>http://www.digikey.com/product-detail/en/K220J15C0GF5TH5/BC1034CT-ND/286656?cur=USD</text:p>
          </table:table-cell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C3</text:p>
          </table:table-cell>
          <table:table-cell table:style-name="ce5" office:value-type="string">
            <text:p>22p</text:p>
          </table:table-cell>
          <table:table-cell table:style-name="ce5" office:value-type="string">
            <text:p>cnp_3mm_disc</text:p>
          </table:table-cell>
          <table:table-cell table:style-name="ce5" office:value-type="string">
            <text:p>CAP CER 22PF 50V 5% RADIAL</text:p>
          </table:table-cell>
          <table:table-cell table:style-name="ce5" office:value-type="string">
            <text:p>22pF, 50V</text:p>
          </table:table-cell>
          <table:table-cell table:style-name="ce5" office:value-type="string">
            <text:p>Radial</text:p>
          </table:table-cell>
          <table:table-cell table:style-name="ce5" office:value-type="string">
            <text:p>Vishay BC Components</text:p>
          </table:table-cell>
          <table:table-cell table:style-name="ce5" office:value-type="string">
            <text:p>K220J15C0GF5TH5</text:p>
          </table:table-cell>
          <table:table-cell table:style-name="ce5" office:value-type="string">
            <text:p>Digikey</text:p>
          </table:table-cell>
          <table:table-cell table:style-name="ce5" office:value-type="string">
            <text:p>BC1034CT-ND</text:p>
          </table:table-cell>
          <table:table-cell table:style-name="ce8" office:value-type="string">
            <text:p>http://www.digikey.com/product-detail/en/K220J15C0GF5TH5/BC1034CT-ND/286656?cur=USD</text:p>
          </table:table-cell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G1, G2</text:p>
          </table:table-cell>
          <table:table-cell table:style-name="ce5" office:value-type="string">
            <text:p>Logo_Wyolum</text:p>
          </table:table-cell>
          <table:table-cell table:style-name="ce5" office:value-type="string">
            <text:p>Logo-WL3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G2</text:p>
          </table:table-cell>
          <table:table-cell table:style-name="ce5" office:value-type="string">
            <text:p>Logo_Wyolum</text:p>
          </table:table-cell>
          <table:table-cell table:style-name="ce5" office:value-type="string">
            <text:p>Logo-WL3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G3, G4</text:p>
          </table:table-cell>
          <table:table-cell table:style-name="ce5" office:value-type="string">
            <text:p>Logo_OH</text:p>
          </table:table-cell>
          <table:table-cell table:style-name="ce5" office:value-type="string">
            <text:p>OSHW_6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G4</text:p>
          </table:table-cell>
          <table:table-cell table:style-name="ce5" office:value-type="string">
            <text:p>Logo_OH</text:p>
          </table:table-cell>
          <table:table-cell table:style-name="ce5" office:value-type="string">
            <text:p>OSHW_6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2, P3</text:p>
          </table:table-cell>
          <table:table-cell table:style-name="ce5" office:value-type="string">
            <text:p>ANALOG_5V0</text:p>
          </table:table-cell>
          <table:table-cell table:style-name="ce5" office:value-type="string">
            <text:p>Header_6x1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3</text:p>
          </table:table-cell>
          <table:table-cell table:style-name="ce5" office:value-type="string">
            <text:p>ANALOG_GND</text:p>
          </table:table-cell>
          <table:table-cell table:style-name="ce5" office:value-type="string">
            <text:p>Header_6x1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12, P13</text:p>
          </table:table-cell>
          <table:table-cell table:style-name="ce5" office:value-type="string">
            <text:p>Valve_Conn</text:p>
          </table:table-cell>
          <table:table-cell table:style-name="ce5" office:value-type="string">
            <text:p>Header_5V_Link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13</text:p>
          </table:table-cell>
          <table:table-cell table:style-name="ce5" office:value-type="string">
            <text:p>Valve_Conn_BO</text:p>
          </table:table-cell>
          <table:table-cell table:style-name="ce5" office:value-type="string">
            <text:p>Header_5V_Link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17, P18</text:p>
          </table:table-cell>
          <table:table-cell table:style-name="ce5" office:value-type="string">
            <text:p>Pump_Conn</text:p>
          </table:table-cell>
          <table:table-cell table:style-name="ce5" office:value-type="string">
            <text:p>Header_FTDI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18</text:p>
          </table:table-cell>
          <table:table-cell table:style-name="ce5" office:value-type="string">
            <text:p>Pump_Conn_BO</text:p>
          </table:table-cell>
          <table:table-cell table:style-name="ce5" office:value-type="string">
            <text:p>Header_FTDI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20, P21</text:p>
          </table:table-cell>
          <table:table-cell table:style-name="ce5" office:value-type="string">
            <text:p>Temp_Conn</text:p>
          </table:table-cell>
          <table:table-cell table:style-name="ce5" office:value-type="string">
            <text:p>SIL-4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21</text:p>
          </table:table-cell>
          <table:table-cell table:style-name="ce5" office:value-type="string">
            <text:p>Temp_Conn_BO</text:p>
          </table:table-cell>
          <table:table-cell table:style-name="ce5" office:value-type="string">
            <text:p>SIL-4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28</text:p>
          </table:table-cell>
          <table:table-cell table:style-name="ce5" office:value-type="string">
            <text:p>VLV_90_M</text:p>
          </table:table-cell>
          <table:table-cell table:style-name="ce5" office:value-type="string">
            <text:p>2X06/90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29</text:p>
          </table:table-cell>
          <table:table-cell table:style-name="ce5" office:value-type="string">
            <text:p>VLV_90_F</text:p>
          </table:table-cell>
          <table:table-cell table:style-name="ce5" office:value-type="string">
            <text:p>Header_F_6x2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P31</text:p>
          </table:table-cell>
          <table:table-cell table:style-name="ce5" office:value-type="string">
            <text:p>FLOW_CONN_CABLE</text:p>
          </table:table-cell>
          <table:table-cell table:style-name="ce5"/>
          <table:table-cell table:style-name="ce5" office:value-type="string">
            <text:p>Custom cable assembly</text:p>
          </table:table-cell>
          <table:table-cell table:style-name="ce5" office:value-type="string">
            <text:p>8 way, 8" long</text:p>
          </table:table-cell>
          <table:table-cell table:style-name="ce5" office:value-type="string">
            <text:p>2mm pitch, 1x8 way</text:p>
          </table:table-cell>
          <table:table-cell table:style-name="ce5" office:value-type="string">
            <text:p>Molex Connector Corporation</text:p>
          </table:table-cell>
          <table:table-cell table:style-name="ce5" office:value-type="string">
            <text:p>51004-0800+50011-8100</text:p>
          </table:table-cell>
          <table:table-cell table:style-name="ce5" office:value-type="string">
            <text:p><text:a xlink:href="http://www.digikey.com/product-search/en?x=0&amp;y=0&amp;KeyWords=53014-0810">Digikey</text:a></text:p>
          </table:table-cell>
          <table:table-cell table:style-name="ce5" office:value-type="string">
            <text:p>DCC-961-ND</text:p>
          </table:table-cell>
          <table:table-cell table:style-name="ce8" office:value-type="string">
            <text:p>http://www.digikey.com/product-search/en?x=0&amp;y=0&amp;KeyWords=53014-0810</text:p>
          </table:table-cell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CB2</text:p>
          </table:table-cell>
          <table:table-cell table:number-columns-repeated="2" table:style-name="ce5" office:value-type="string">
            <text:p>PCB_Pump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CB3</text:p>
          </table:table-cell>
          <table:table-cell table:number-columns-repeated="2" table:style-name="ce5" office:value-type="string">
            <text:p>PCB_Flow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CB5</text:p>
          </table:table-cell>
          <table:table-cell table:style-name="ce5" office:value-type="string">
            <text:p>PCB_Vlv</text:p>
          </table:table-cell>
          <table:table-cell table:style-name="ce5" office:value-type="string">
            <text:p>PCB_Vlv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PCB6</text:p>
          </table:table-cell>
          <table:table-cell table:style-name="ce5" office:value-type="string">
            <text:p>PCB_MFold</text:p>
          </table:table-cell>
          <table:table-cell table:style-name="ce5" office:value-type="string">
            <text:p>PCB_Mfold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SC1 ~ S26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3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4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5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6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7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8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9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0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1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2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3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4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5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6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7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8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19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0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1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2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3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4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5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visibility="collapse">
          <table:table-cell table:style-name="ce2" office:value-type="string">
            <text:p>SC26</text:p>
          </table:table-cell>
          <table:table-cell table:style-name="ce5" office:value-type="string">
            <text:p>SCREW</text:p>
          </table:table-cell>
          <table:table-cell table:style-name="ce5" office:value-type="string">
            <text:p>vite_3mm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2" office:value-type="string">
            <text:p>SHIELD1</text:p>
          </table:table-cell>
          <table:table-cell table:style-name="ce5" office:value-type="string">
            <text:p>ARDUINO_SHIELD</text:p>
          </table:table-cell>
          <table:table-cell table:style-name="ce5" office:value-type="string">
            <text:p>ARDUINO_SHIELD_2_040pins</text:p>
          </table:table-cell>
          <table:table-cell table:style-name="ce5" table:number-columns-repeated="7"/>
          <table:table-cell table:style-name="ce8"/>
          <table:table-cell table:style-name="ce5"/>
          <table:table-cell table:number-columns-repeated="1012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office:forms form:automatic-focus="false" form:apply-design-mode="false"/>
        <table:table-column table:style-name="co14" table:default-cell-style-name="ce13"/>
        <table:table-column table:style-name="co15" table:default-cell-style-name="ce15"/>
        <table:table-column table:style-name="co16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7"/>
        <table:table-column table:style-name="co12" table:default-cell-style-name="ce15"/>
        <table:table-column table:style-name="co13" table:number-columns-repeated="1008" table:default-cell-style-name="ce15"/>
        <table:table-row table:style-name="ro1">
          <table:table-cell office:value-type="string">
            <text:p>No</text:p>
          </table:table-cell>
          <table:table-cell table:style-name="ce14" office:value-type="string">
            <text:p>ref (highlighted part=SMD)</text:p>
          </table:table-cell>
          <table:table-cell table:style-name="ce14" office:value-type="string">
            <text:p>Qty</text:p>
          </table:table-cell>
          <table:table-cell table:style-name="ce14" office:value-type="string">
            <text:p>Catalog</text:p>
          </table:table-cell>
          <table:table-cell table:style-name="ce14" office:value-type="string">
            <text:p>Description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Package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anufacturer PN</text:p>
          </table:table-cell>
          <table:table-cell table:style-name="ce14" office:value-type="string">
            <text:p>Distributor (Link)</text:p>
          </table:table-cell>
          <table:table-cell table:style-name="ce14" office:value-type="string">
            <text:p>Distributor PN</text:p>
          </table:table-cell>
          <table:table-cell table:style-name="ce16" office:value-type="string">
            <text:p>Link</text:p>
          </table:table-cell>
          <table:table-cell table:style-name="ce14" office:value-type="string">
            <text:p>NOTE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table:style-name="ce14" office:value-type="string">
            <text:p>BT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HOLDER BATTERY COIN 20MM DIA THM</text:p>
          </table:table-cell>
          <table:table-cell table:style-name="ce14" office:value-type="string">
            <text:p>BATT_HOLDER</text:p>
          </table:table-cell>
          <table:table-cell table:style-name="ce14" office:value-type="string">
            <text:p>Coin, 20.0mm</text:p>
          </table:table-cell>
          <table:table-cell table:style-name="ce14" office:value-type="string">
            <text:p>Keystone Electronics</text:p>
          </table:table-cell>
          <table:table-cell table:style-name="ce14" office:value-type="float" office:value="3003">
            <text:p>3003</text:p>
          </table:table-cell>
          <table:table-cell table:style-name="ce14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14" office:value-type="string">
            <text:p>3003K-ND</text:p>
          </table:table-cell>
          <table:table-cell table:style-name="ce16" office:value-type="string">
            <text:p>http://www.digikey.com/scripts/DkSearch/dksus.dll?x=0&amp;y=0&amp;lang=en&amp;KeyWords=3003K-ND&amp;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table:style-name="ce14" office:value-type="string">
            <text:p>BT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BATTERY LITHIUM COIN 3V 20MM</text:p>
          </table:table-cell>
          <table:table-cell table:style-name="ce14" office:value-type="string">
            <text:p>BATT_COIN</text:p>
          </table:table-cell>
          <table:table-cell table:style-name="ce14" office:value-type="string">
            <text:p>CR2032</text:p>
          </table:table-cell>
          <table:table-cell table:style-name="ce14" office:value-type="string">
            <text:p>Panasonic - BSG</text:p>
          </table:table-cell>
          <table:table-cell table:style-name="ce14" office:value-type="string">
            <text:p>CR2032</text:p>
          </table:table-cell>
          <table:table-cell table:style-name="ce14" office:value-type="string">
            <text:p><text:a xlink:href="http://www.digikey.com/product-detail/en/CR2032/P189-ND/31939?cur=USD">Digikey</text:a></text:p>
          </table:table-cell>
          <table:table-cell table:style-name="ce14" office:value-type="string">
            <text:p>P189-ND</text:p>
          </table:table-cell>
          <table:table-cell table:style-name="ce16" office:value-type="string">
            <text:p>http://www.digikey.com/product-detail/en/CR2032/P189-ND/31939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ce14" office:value-type="string">
            <text:p>C1 ~ C15, C17, C20, C21, C23, C24, C25</text:p>
          </table:table-cell>
          <table:table-cell table:style-name="ce14" office:value-type="float" office:value="21">
            <text:p>21</text:p>
          </table:table-cell>
          <table:table-cell table:style-name="ce14"/>
          <table:table-cell table:style-name="ce14" office:value-type="string">
            <text:p>CAP FILM 0.1UF 63VDC RADIAL</text:p>
          </table:table-cell>
          <table:table-cell table:style-name="ce14" office:value-type="string">
            <text:p>100n</text:p>
          </table:table-cell>
          <table:table-cell table:style-name="ce14" office:value-type="string">
            <text:p>R82</text:p>
          </table:table-cell>
          <table:table-cell table:style-name="ce14" office:value-type="string">
            <text:p>Kemet</text:p>
          </table:table-cell>
          <table:table-cell table:style-name="ce14" office:value-type="string">
            <text:p>R82DC3100AA50J</text:p>
          </table:table-cell>
          <table:table-cell table:style-name="ce14" office:value-type="string">
            <text:p><text:a xlink:href="http://www.digikey.com/product-detail/en/R82DC3100AA50J/399-5863-ND/2571298?cur=USD">Digikey</text:a></text:p>
          </table:table-cell>
          <table:table-cell table:style-name="ce14" office:value-type="string">
            <text:p>399-5863-ND</text:p>
          </table:table-cell>
          <table:table-cell table:style-name="ce16" office:value-type="string">
            <text:p>http://www.digikey.com/product-detail/en/R82DC3100AA50J/399-5863-ND/2571298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table:style-name="ce14" office:value-type="string">
            <text:p>C1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AP CER 0.1UF 25V 10% X7R 0805</text:p>
          </table:table-cell>
          <table:table-cell table:style-name="ce14" office:value-type="string">
            <text:p>100n</text:p>
          </table:table-cell>
          <table:table-cell table:style-name="ce14" office:value-type="string">
            <text:p>Surface Mount, MLCC</text:p>
          </table:table-cell>
          <table:table-cell table:style-name="ce14" office:value-type="string">
            <text:p>Kemet</text:p>
          </table:table-cell>
          <table:table-cell table:style-name="ce14" office:value-type="string">
            <text:p>C0805C104K3RACTU</text:p>
          </table:table-cell>
          <table:table-cell table:style-name="ce14" office:value-type="string">
            <text:p>Digikey</text:p>
          </table:table-cell>
          <table:table-cell table:style-name="ce14" office:value-type="string">
            <text:p>399-1168-1-ND</text:p>
          </table:table-cell>
          <table:table-cell table:style-name="ce16" office:value-type="string">
            <text:p>http://www.digikey.com/product-detail/en/C0805C104K3RACTU/399-1168-1-ND/411443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table:style-name="ce14" office:value-type="string">
            <text:p>C18, C2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CAP TANT 2.2UF 16V 10% RADIAL</text:p>
          </table:table-cell>
          <table:table-cell table:style-name="ce14" office:value-type="string">
            <text:p>2u2 Tant</text:p>
          </table:table-cell>
          <table:table-cell table:style-name="ce14" office:value-type="string">
            <text:p>Radial, 0.1"</text:p>
          </table:table-cell>
          <table:table-cell table:style-name="ce14" office:value-type="string">
            <text:p>AVX Corporation</text:p>
          </table:table-cell>
          <table:table-cell table:style-name="ce14" office:value-type="string">
            <text:p>TAP225K016SCS</text:p>
          </table:table-cell>
          <table:table-cell table:style-name="ce14" office:value-type="string">
            <text:p><text:a xlink:href="http://www.digikey.com/product-detail/en/TAP225K016SCS/478-1868-ND/563971">Digikey</text:a></text:p>
          </table:table-cell>
          <table:table-cell table:style-name="ce14" office:value-type="string">
            <text:p>478-1868-ND</text:p>
          </table:table-cell>
          <table:table-cell table:style-name="ce16" office:value-type="string">
            <text:p>http://www.digikey.com/product-detail/en/TAP225K016SCS/478-1868-ND/563971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table:style-name="ce14" office:value-type="string">
            <text:p>C19, C26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CAP ALUM 100UF 16V 20% RADIAL</text:p>
          </table:table-cell>
          <table:table-cell table:style-name="ce14" office:value-type="string">
            <text:p>100u,16V</text:p>
          </table:table-cell>
          <table:table-cell table:style-name="ce14" office:value-type="string">
            <text:p>Radial, Can, 6.3mm dia</text:p>
          </table:table-cell>
          <table:table-cell table:style-name="ce14" office:value-type="string">
            <text:p>Panasonic</text:p>
          </table:table-cell>
          <table:table-cell table:style-name="ce14" office:value-type="string">
            <text:p>ECE-A1CKA101</text:p>
          </table:table-cell>
          <table:table-cell table:style-name="ce14" office:value-type="string">
            <text:p><text:a xlink:href="http://www.digikey.com/product-detail/en/ECE-A1CKA101/P833-ND/44757?cur=USD">Digikey</text:a></text:p>
          </table:table-cell>
          <table:table-cell table:style-name="ce14" office:value-type="string">
            <text:p>P833-ND</text:p>
          </table:table-cell>
          <table:table-cell table:style-name="ce16" office:value-type="string">
            <text:p>http://www.digikey.com/product-detail/en/ECE-A1CKA101/P833-ND/44757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table:style-name="ce14" office:value-type="string">
            <text:p>D1, D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DIODE GEN PURPOSE 50V 1A DO41</text:p>
          </table:table-cell>
          <table:table-cell table:style-name="ce14" office:value-type="string">
            <text:p>1N4001</text:p>
          </table:table-cell>
          <table:table-cell table:style-name="ce14" office:value-type="string">
            <text:p>DO-204AL, DO-41, Axial</text:p>
          </table:table-cell>
          <table:table-cell table:style-name="ce14" office:value-type="string">
            <text:p>Fairchild</text:p>
          </table:table-cell>
          <table:table-cell table:style-name="ce14" office:value-type="string">
            <text:p>1N4001</text:p>
          </table:table-cell>
          <table:table-cell table:style-name="ce14" office:value-type="string">
            <text:p><text:a xlink:href="http://www.digikey.com/product-detail/en/1N4001/1N4001FSCT-ND/1532742">Digikey</text:a></text:p>
          </table:table-cell>
          <table:table-cell table:style-name="ce14" office:value-type="string">
            <text:p>1N4001FSCT-ND</text:p>
          </table:table-cell>
          <table:table-cell table:style-name="ce16" office:value-type="string">
            <text:p>http://www.digikey.com/product-detail/en/1N4001/1N4001FSCT-ND/1532742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table:style-name="ce14" office:value-type="string">
            <text:p>D2, D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DIODE ZENER 3.0V 500MW DO35</text:p>
          </table:table-cell>
          <table:table-cell table:style-name="ce14" office:value-type="string">
            <text:p>1N5225B</text:p>
          </table:table-cell>
          <table:table-cell table:style-name="ce14" office:value-type="string">
            <text:p>DO-204AH, DO-35, Axial</text:p>
          </table:table-cell>
          <table:table-cell table:style-name="ce14" office:value-type="string">
            <text:p>Vishay Semiconductor</text:p>
          </table:table-cell>
          <table:table-cell table:style-name="ce14" office:value-type="string">
            <text:p>1N5225B-TR</text:p>
          </table:table-cell>
          <table:table-cell table:style-name="ce14" office:value-type="string">
            <text:p><text:a xlink:href="http://www.digikey.com/product-detail/en/1N5225B-TR/1N5225BCT-ND/3104340">Digikey</text:a></text:p>
          </table:table-cell>
          <table:table-cell table:style-name="ce14" office:value-type="string">
            <text:p>1N5225BCT-ND</text:p>
          </table:table-cell>
          <table:table-cell table:style-name="ce16" office:value-type="string">
            <text:p>http://www.digikey.com/product-detail/en/1N5225B-TR/1N5225BCT-ND/310434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table:style-name="ce14" office:value-type="string">
            <text:p>D5, D6, D7, D8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string">
            <text:p>LED SS 5MM 625NM RED DIFF</text:p>
          </table:table-cell>
          <table:table-cell table:style-name="ce14" office:value-type="string">
            <text:p>5V0, 3V3, BLINK, 12V</text:p>
          </table:table-cell>
          <table:table-cell table:style-name="ce14" office:value-type="string">
            <text:p>Round with Domed Top, 5mm, T-1 3/4</text:p>
          </table:table-cell>
          <table:table-cell table:style-name="ce14" office:value-type="string">
            <text:p>Kingbright Corp</text:p>
          </table:table-cell>
          <table:table-cell table:style-name="ce14" office:value-type="string">
            <text:p>WP7113ID</text:p>
          </table:table-cell>
          <table:table-cell table:style-name="ce14" office:value-type="string">
            <text:p><text:a xlink:href="http://www.digikey.com/product-detail/en/WP7113ID/754-1264-ND/1747663">Digikey</text:a></text:p>
          </table:table-cell>
          <table:table-cell table:style-name="ce14" office:value-type="string">
            <text:p>754-1264-ND</text:p>
          </table:table-cell>
          <table:table-cell table:style-name="ce16" office:value-type="string">
            <text:p>http://www.digikey.com/product-detail/en/WP7113ID/754-1264-ND/1747663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style-name="ce14" office:value-type="string">
            <text:p>DIP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IC SOCKET VERT 28POS TIN</text:p>
          </table:table-cell>
          <table:table-cell table:style-name="ce14" office:value-type="string">
            <text:p>SOCKET_28X0.3</text:p>
          </table:table-cell>
          <table:table-cell table:style-name="ce14" office:value-type="string">
            <text:p>DIP, 0.3" (7.62mm) Row Spacing</text:p>
          </table:table-cell>
          <table:table-cell table:style-name="ce14" office:value-type="string">
            <text:p>TE Connectivity</text:p>
          </table:table-cell>
          <table:table-cell table:style-name="ce14" office:value-type="string">
            <text:p>1-390261-9</text:p>
          </table:table-cell>
          <table:table-cell table:style-name="ce14" office:value-type="string">
            <text:p><text:a xlink:href="http://www.digikey.com/product-detail/en/1-390261-9/A100210-ND/990628?cur=USD">Digikey</text:a></text:p>
          </table:table-cell>
          <table:table-cell table:style-name="ce14" office:value-type="string">
            <text:p>A100210-ND</text:p>
          </table:table-cell>
          <table:table-cell table:style-name="ce16" office:value-type="string">
            <text:p>http://www.digikey.com/product-detail/en/1-390261-9/A100210-ND/990628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table:style-name="ce14" office:value-type="string">
            <text:p>P1, P5, P11, P26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string">
            <text:p>CONN HEADER 50POS .100" SGL GOLD</text:p>
          </table:table-cell>
          <table:table-cell table:style-name="ce14" office:value-type="string">
            <text:p>AREF, FTDI, VSel_Vlv, 5V_LINK</text:p>
          </table:table-cell>
          <table:table-cell table:style-name="ce14" office:value-type="string">
            <text:p>0.1" pitch x 50 nos</text:p>
          </table:table-cell>
          <table:table-cell table:style-name="ce14" office:value-type="string">
            <text:p>Samtec Inc</text:p>
          </table:table-cell>
          <table:table-cell table:style-name="ce14" office:value-type="string">
            <text:p>TSW-150-07-L-S</text:p>
          </table:table-cell>
          <table:table-cell table:style-name="ce14" office:value-type="string">
            <text:p><text:a xlink:href="http://www.digikey.com/scripts/DkSearch/dksus.dll?WT.z_header=search_go&amp;lang=en&amp;keywords=SAM1031-50-ND&amp;x=15&amp;y=16&amp;cur=USD">Digikey</text:a></text:p>
          </table:table-cell>
          <table:table-cell table:style-name="ce14" office:value-type="string">
            <text:p>SAM1031-50-ND</text:p>
          </table:table-cell>
          <table:table-cell table:style-name="ce16" office:value-type="string">
            <text:p>http://www.digikey.com/scripts/DkSearch/dksus.dll?WT.z_header=search_go&amp;lang=en&amp;keywords=SAM1031-50-ND&amp;x=15&amp;y=16&amp;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table:style-name="ce14" office:value-type="string">
            <text:p>P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HEADER 6POS .100 STR 15AU</text:p>
          </table:table-cell>
          <table:table-cell table:style-name="ce14" office:value-type="string">
            <text:p>ICSP</text:p>
          </table:table-cell>
          <table:table-cell table:style-name="ce14" office:value-type="string">
            <text:p>6 pos, 2 row, 0.1"</text:p>
          </table:table-cell>
          <table:table-cell table:style-name="ce14" office:value-type="string">
            <text:p>FCI</text:p>
          </table:table-cell>
          <table:table-cell table:style-name="ce14" office:value-type="string">
            <text:p>67996-206HLF</text:p>
          </table:table-cell>
          <table:table-cell table:style-name="ce14" office:value-type="string">
            <text:p><text:a xlink:href="http://www.digikey.com/scripts/DkSearch/dksus.dll?vendor=0&amp;keywords=609-3210-ND">Digikey</text:a></text:p>
          </table:table-cell>
          <table:table-cell table:style-name="ce14" office:value-type="string">
            <text:p>609-3210-ND</text:p>
          </table:table-cell>
          <table:table-cell table:style-name="ce16" office:value-type="string">
            <text:p>http://www.digikey.com/scripts/DkSearch/dksus.dll?vendor=0&amp;keywords=609-3210-N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table:style-name="ce14" office:value-type="string">
            <text:p>P6, P9, P10, P25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string">
            <text:p>CONN HEADER 16POS .100 R/A 30AU</text:p>
          </table:table-cell>
          <table:table-cell table:style-name="ce14" office:value-type="string">
            <text:p>Pulse, C3SB, C3SB, U6_OE</text:p>
          </table:table-cell>
          <table:table-cell table:style-name="ce14" office:value-type="string">
            <text:p>0.1" right angle</text:p>
          </table:table-cell>
          <table:table-cell table:style-name="ce14" office:value-type="string">
            <text:p>FCI</text:p>
          </table:table-cell>
          <table:table-cell table:style-name="ce14" office:value-type="string">
            <text:p>68016-116HLF</text:p>
          </table:table-cell>
          <table:table-cell table:style-name="ce14" office:value-type="string">
            <text:p><text:a xlink:href="http://www.digikey.com/product-detail/en/68016-116HLF/609-3317-ND/1878554">Digikey</text:a></text:p>
          </table:table-cell>
          <table:table-cell table:style-name="ce14" office:value-type="string">
            <text:p>609-3317-ND</text:p>
          </table:table-cell>
          <table:table-cell table:style-name="ce16" office:value-type="string">
            <text:p>http://www.digikey.com/product-detail/en/68016-116HLF/609-3317-ND/1878554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table:style-name="ce14" office:value-type="string">
            <text:p>P15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HEADER 2MM 8POS TIN</text:p>
          </table:table-cell>
          <table:table-cell table:style-name="ce14" office:value-type="string">
            <text:p>FLOW_CONN</text:p>
          </table:table-cell>
          <table:table-cell table:style-name="ce14" office:value-type="string">
            <text:p>2mm pitch, 1x8 way</text:p>
          </table:table-cell>
          <table:table-cell table:style-name="ce14" office:value-type="string">
            <text:p>Molex Connector</text:p>
          </table:table-cell>
          <table:table-cell table:style-name="ce14" office:value-type="string">
            <text:p>53014-0810</text:p>
          </table:table-cell>
          <table:table-cell table:style-name="ce14" office:value-type="string">
            <text:p><text:a xlink:href="http://www.digikey.com/product-search/en?x=0&amp;y=0&amp;KeyWords=53014-0810">Digikey</text:a></text:p>
          </table:table-cell>
          <table:table-cell table:style-name="ce14" office:value-type="string">
            <text:p>WM18971-ND</text:p>
          </table:table-cell>
          <table:table-cell table:style-name="ce16" office:value-type="string">
            <text:p>http://www.digikey.com/product-search/en?x=0&amp;y=0&amp;KeyWords=53014-081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14" office:value-type="string">
            <text:p>P1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FFC/FPC 6POS 1MM VERT SMD</text:p>
          </table:table-cell>
          <table:table-cell table:style-name="ce14" office:value-type="string">
            <text:p>PUMP_CONN_FLEX</text:p>
          </table:table-cell>
          <table:table-cell table:style-name="ce14" office:value-type="string">
            <text:p>1mm pitch, 6 way</text:p>
          </table:table-cell>
          <table:table-cell table:style-name="ce14" office:value-type="string">
            <text:p>Molex Inc</text:p>
          </table:table-cell>
          <table:table-cell table:style-name="ce14" office:value-type="float" office:value="526100671">
            <text:p>526100671</text:p>
          </table:table-cell>
          <table:table-cell table:style-name="ce14" office:value-type="string">
            <text:p><text:a xlink:href="http://www.digikey.com/product-detail/en/0526100671/WM7633CT-ND/699133">Digikey</text:a></text:p>
          </table:table-cell>
          <table:table-cell table:style-name="ce14" office:value-type="string">
            <text:p>WM7633CT-ND</text:p>
          </table:table-cell>
          <table:table-cell table:style-name="ce16" office:value-type="string">
            <text:p>http://www.digikey.com/product-detail/en/0526100671/WM7633CT-ND/699133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table:style-name="ce14" office:value-type="string">
            <text:p>P2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Temperature Sensor, I2C</text:p>
          </table:table-cell>
          <table:table-cell table:style-name="ce14" office:value-type="string">
            <text:p>Temp</text:p>
          </table:table-cell>
          <table:table-cell table:style-name="ce14" office:value-type="string">
            <text:p>DFN 3mmx3mm</text:p>
          </table:table-cell>
          <table:table-cell table:style-name="ce14" office:value-type="string">
            <text:p>Sensirion</text:p>
          </table:table-cell>
          <table:table-cell table:style-name="ce14" office:value-type="string">
            <text:p>STS21</text:p>
          </table:table-cell>
          <table:table-cell table:style-name="ce14" office:value-type="string">
            <text:p><text:a xlink:href="http://www.sensirion.com/en/products/humidity-temperature/temperature-sensor-sts21/">Sensirion</text:a></text:p>
          </table:table-cell>
          <table:table-cell table:style-name="ce14" office:value-type="string">
            <text:p>STS21</text:p>
          </table:table-cell>
          <table:table-cell table:style-name="ce16" office:value-type="string">
            <text:p>http://www.sensirion.com/en/products/humidity-temperature/temperature-sensor-sts21/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14" office:value-type="string">
            <text:p>P2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POWER JACK MALE 2.5MM CLSD</text:p>
          </table:table-cell>
          <table:table-cell table:style-name="ce14" office:value-type="string">
            <text:p>12V</text:p>
          </table:table-cell>
          <table:table-cell table:style-name="ce14" office:value-type="string">
            <text:p>2.5mm ID, 5.5mm OD</text:p>
          </table:table-cell>
          <table:table-cell table:style-name="ce14" office:value-type="string">
            <text:p>CUI Inc</text:p>
          </table:table-cell>
          <table:table-cell table:style-name="ce14" office:value-type="string">
            <text:p>PJ-002B</text:p>
          </table:table-cell>
          <table:table-cell table:style-name="ce14" office:value-type="string">
            <text:p><text:a xlink:href="http://www.digikey.com/product-detail/en/PJ-002B/CP-002B-ND/96965?cur=USD">Digikey</text:a></text:p>
          </table:table-cell>
          <table:table-cell table:style-name="ce14" office:value-type="string">
            <text:p>CP-002B-ND</text:p>
          </table:table-cell>
          <table:table-cell table:style-name="ce16" office:value-type="string">
            <text:p>http://www.digikey.com/product-detail/en/PJ-002B/CP-002B-ND/96965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14" office:value-type="string">
            <text:p>P2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HEADER FMAL 26PS .1" DL TIN</text:p>
          </table:table-cell>
          <table:table-cell table:style-name="ce14" office:value-type="string">
            <text:p>BCM2835_GPIO</text:p>
          </table:table-cell>
          <table:table-cell table:style-name="ce14" office:value-type="string">
            <text:p>0.1", 2 row</text:p>
          </table:table-cell>
          <table:table-cell table:style-name="ce14" office:value-type="string">
            <text:p>Sullins Connector</text:p>
          </table:table-cell>
          <table:table-cell table:style-name="ce14" office:value-type="string">
            <text:p>PPTC132LFBN-RC</text:p>
          </table:table-cell>
          <table:table-cell table:style-name="ce14" office:value-type="string">
            <text:p><text:a xlink:href="http://www.digikey.com/product-detail/en/PPTC132LFBN-RC/S7081-ND/810219">Digikey</text:a></text:p>
          </table:table-cell>
          <table:table-cell table:style-name="ce14" office:value-type="string">
            <text:p>S7081-ND</text:p>
          </table:table-cell>
          <table:table-cell table:style-name="ce16" office:value-type="string">
            <text:p>http://www.digikey.com/product-detail/en/PPTC132LFBN-RC/S7081-ND/810219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table:style-name="ce14" office:value-type="string">
            <text:p>P3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RECEPT 2MM VERT AU 3POS</text:p>
          </table:table-cell>
          <table:table-cell table:style-name="ce14" office:value-type="string">
            <text:p>Receptacle, Female</text:p>
          </table:table-cell>
          <table:table-cell table:style-name="ce14" office:value-type="string">
            <text:p>2mm pitch x 3 way</text:p>
          </table:table-cell>
          <table:table-cell table:style-name="ce14" office:value-type="string">
            <text:p>Harwin Inc</text:p>
          </table:table-cell>
          <table:table-cell table:style-name="ce14" office:value-type="string">
            <text:p>M22-7130342</text:p>
          </table:table-cell>
          <table:table-cell table:style-name="ce14" office:value-type="string">
            <text:p><text:a xlink:href="http://www.digikey.com/product-detail/en/M22-7130342/952-1350-5-ND/2264331">Digikey</text:a></text:p>
          </table:table-cell>
          <table:table-cell table:style-name="ce14" office:value-type="string">
            <text:p>952-1350-5-ND</text:p>
          </table:table-cell>
          <table:table-cell table:style-name="ce16" office:value-type="string">
            <text:p>http://www.digikey.com/product-detail/en/M22-7130342/952-1350-5-ND/2264331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table:style-name="ce14" office:value-type="string">
            <text:p>PCB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Main board</text:p>
          </table:table-cell>
          <table:table-cell table:style-name="ce14" office:value-type="string">
            <text:p>PCB</text:p>
          </table:table-cell>
          <table:table-cell table:style-name="ce14" office:value-type="string">
            <text:p>--</text:p>
          </table:table-cell>
          <table:table-cell table:style-name="ce14" office:value-type="string">
            <text:p>seeed studio</text:p>
          </table:table-cell>
          <table:table-cell table:number-columns-repeated="3" table:style-name="ce14" office:value-type="string">
            <text:p>--</text:p>
          </table:table-cell>
          <table:table-cell table:style-name="ce16" office:value-type="string">
            <text:p>--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style-name="ce14" office:value-type="string">
            <text:p>Q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TRANS DARL NPN 2A 100V TO220AB</text:p>
          </table:table-cell>
          <table:table-cell table:style-name="ce14" office:value-type="string">
            <text:p>TIP112G</text:p>
          </table:table-cell>
          <table:table-cell table:style-name="ce14" office:value-type="string">
            <text:p>TO-220-3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TIP112G</text:p>
          </table:table-cell>
          <table:table-cell table:style-name="ce14" office:value-type="string">
            <text:p><text:a xlink:href="http://www.digikey.com/scripts/dksearch/dksus.dll?vendor=0&amp;keywords=TIP112G">Digikey</text:a></text:p>
          </table:table-cell>
          <table:table-cell table:style-name="ce14" office:value-type="string">
            <text:p>TIP112GOS-ND</text:p>
          </table:table-cell>
          <table:table-cell table:style-name="ce16" office:value-type="string">
            <text:p>http://www.digikey.com/scripts/dksearch/dksus.dll?vendor=0&amp;keywords=TIP112G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 table:style-name="ce14" office:value-type="string">
            <text:p>R1, R2, R3, R4, R7, R11, R12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style-name="ce14" office:value-type="string">
            <text:p>RES 10K OHM 1/8W 5% CF AXIAL</text:p>
          </table:table-cell>
          <table:table-cell table:style-name="ce14" office:value-type="string">
            <text:p>10K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10K0</text:p>
          </table:table-cell>
          <table:table-cell table:style-name="ce14" office:value-type="string">
            <text:p><text:a xlink:href="http://www.digikey.com/product-detail/en/CF18JT10K0/CF18JT10K0CT-ND/2022766?cur=USD">Digikey</text:a></text:p>
          </table:table-cell>
          <table:table-cell table:style-name="ce14" office:value-type="string">
            <text:p>CF18JT10K0CT-ND</text:p>
          </table:table-cell>
          <table:table-cell table:style-name="ce16" office:value-type="string">
            <text:p>http://www.digikey.com/product-detail/en/CF18JT10K0/CF18JT10K0CT-ND/2022766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style-name="ce14" office:value-type="string">
            <text:p>R5, R6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RES 220 OHM 1/8W 5% CF AXIAL</text:p>
          </table:table-cell>
          <table:table-cell table:style-name="ce14" office:value-type="string">
            <text:p>220E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220R</text:p>
          </table:table-cell>
          <table:table-cell table:style-name="ce14" office:value-type="string">
            <text:p><text:a xlink:href="http://www.digikey.com/product-detail/en/CF18JT220R/CF18JT220RCT-ND/2022726">Digikey</text:a></text:p>
          </table:table-cell>
          <table:table-cell table:style-name="ce14" office:value-type="string">
            <text:p>CF18JT220RCT-ND</text:p>
          </table:table-cell>
          <table:table-cell table:style-name="ce16" office:value-type="string">
            <text:p>http://www.digikey.com/product-detail/en/CF18JT220R/CF18JT220RCT-ND/2022726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14" office:value-type="string">
            <text:p>R8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RES 330 OHM 1/8W 5% CF AXIAL</text:p>
          </table:table-cell>
          <table:table-cell table:style-name="ce14" office:value-type="string">
            <text:p>330E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330R</text:p>
          </table:table-cell>
          <table:table-cell table:style-name="ce14" office:value-type="string">
            <text:p><text:a xlink:href="http://www.digikey.com/product-detail/en/CF18JT330R/CF18JT330RCT-ND/2022730">Digikey</text:a></text:p>
          </table:table-cell>
          <table:table-cell table:style-name="ce14" office:value-type="string">
            <text:p>CF18JT330RCT-ND</text:p>
          </table:table-cell>
          <table:table-cell table:style-name="ce16" office:value-type="string">
            <text:p>http://www.digikey.com/product-detail/en/CF18JT330R/CF18JT330RCT-ND/202273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 table:style-name="ce14" office:value-type="string">
            <text:p>R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RES 120 OHM 1/8W 5% CF AXIAL</text:p>
          </table:table-cell>
          <table:table-cell table:style-name="ce14" office:value-type="string">
            <text:p>120E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120R</text:p>
          </table:table-cell>
          <table:table-cell table:style-name="ce14" office:value-type="string">
            <text:p><text:a xlink:href="http://www.digikey.com/product-detail/en/CF18JT120R/CF18JT120RCT-ND/2022720">Digikey</text:a></text:p>
          </table:table-cell>
          <table:table-cell table:style-name="ce14" office:value-type="string">
            <text:p>CF18JT120RCT-ND</text:p>
          </table:table-cell>
          <table:table-cell table:style-name="ce16" office:value-type="string">
            <text:p>http://www.digikey.com/product-detail/en/CF18JT120R/CF18JT120RCT-ND/202272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table:style-name="ce14" office:value-type="string">
            <text:p>R10, R1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RES 1k OHM 1/8W 5% CF AXIAL</text:p>
          </table:table-cell>
          <table:table-cell table:style-name="ce14" office:value-type="string">
            <text:p>1k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1K00</text:p>
          </table:table-cell>
          <table:table-cell table:style-name="ce14" office:value-type="string">
            <text:p><text:a xlink:href="http://www.digikey.com/product-detail/en/CF18JT1K00/CF18JT1K00CT-ND/2022742">Digikey</text:a></text:p>
          </table:table-cell>
          <table:table-cell table:style-name="ce14" office:value-type="string">
            <text:p>CF18JT1K00CT-ND</text:p>
          </table:table-cell>
          <table:table-cell table:style-name="ce16" office:value-type="string">
            <text:p>http://www.digikey.com/product-detail/en/CF18JT1K00/CF18JT1K00CT-ND/2022742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table:style-name="ce14" office:value-type="string">
            <text:p>SW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SWITCH TACTILE SPST-NO 0.05A 12V</text:p>
          </table:table-cell>
          <table:table-cell table:style-name="ce14" office:value-type="string">
            <text:p>Reset</text:p>
          </table:table-cell>
          <table:table-cell table:style-name="ce14" office:value-type="string">
            <text:p>Top actuated 6.00mm x 6.00mm</text:p>
          </table:table-cell>
          <table:table-cell table:style-name="ce14" office:value-type="string">
            <text:p>TE Connectivity</text:p>
          </table:table-cell>
          <table:table-cell table:style-name="ce14" office:value-type="string">
            <text:p>FSM2JH</text:p>
          </table:table-cell>
          <table:table-cell table:style-name="ce14" office:value-type="string">
            <text:p><text:a xlink:href="http://www.digikey.com/product-detail/en/FSM2JH/450-1649-ND/1632535?cur=USD">Digikey</text:a></text:p>
          </table:table-cell>
          <table:table-cell table:style-name="ce14" office:value-type="string">
            <text:p>450-1649-ND</text:p>
          </table:table-cell>
          <table:table-cell table:style-name="ce16" office:value-type="string">
            <text:p><text:a xlink:href="http://www.digikey.com/product-detail/en/FSM2JH/450-1649-ND/1632535?cur=USD">http://www.digikey.com/product-detail/en/FSM2JH/450-1649-ND/1632535?cur=USD</text:a>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8">
            <text:p>28</text:p>
          </table:table-cell>
          <table:table-cell table:style-name="ce14" office:value-type="string">
            <text:p>U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VOLT-LEVEL TRANSLATOR 14-SOIC</text:p>
          </table:table-cell>
          <table:table-cell table:style-name="ce14" office:value-type="string">
            <text:p>TXB0104D</text:p>
          </table:table-cell>
          <table:table-cell table:style-name="ce14" office:value-type="string">
            <text:p>14-SOIC (0.154", 3.90mm Width)</text:p>
          </table:table-cell>
          <table:table-cell table:style-name="ce14" office:value-type="string">
            <text:p>Texas Instruments</text:p>
          </table:table-cell>
          <table:table-cell table:style-name="ce14" office:value-type="string">
            <text:p>TXB0104DR</text:p>
          </table:table-cell>
          <table:table-cell table:style-name="ce14" office:value-type="string">
            <text:p><text:a xlink:href="http://www.digikey.com/product-detail/en/TXB0104DR/296-21928-1-ND/1629281">Digikey</text:a></text:p>
          </table:table-cell>
          <table:table-cell table:style-name="ce14" office:value-type="string">
            <text:p>296-21928-1-ND</text:p>
          </table:table-cell>
          <table:table-cell table:style-name="ce16" office:value-type="string">
            <text:p>http://www.digikey.com/product-detail/en/TXB0104DR/296-21928-1-ND/1629281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table:style-name="ce14" office:value-type="string">
            <text:p>U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VOLT-LVL TRANSL 2BIT BI SM8</text:p>
          </table:table-cell>
          <table:table-cell table:style-name="ce14" office:value-type="string">
            <text:p>TXS0102DCT</text:p>
          </table:table-cell>
          <table:table-cell table:style-name="ce14" office:value-type="string">
            <text:p>8-LSSOP (0.11", 2.80mm Width)</text:p>
          </table:table-cell>
          <table:table-cell table:style-name="ce14" office:value-type="string">
            <text:p>Texas Instruments</text:p>
          </table:table-cell>
          <table:table-cell table:style-name="ce14" office:value-type="string">
            <text:p>TXS0102DCTR</text:p>
          </table:table-cell>
          <table:table-cell table:style-name="ce14" office:value-type="string">
            <text:p><text:a xlink:href="http://www.digikey.com/product-detail/en/TXS0102DCTR/296-21978-1-ND/1632671">Digikey</text:a></text:p>
          </table:table-cell>
          <table:table-cell table:style-name="ce14" office:value-type="string">
            <text:p>296-21978-1-ND</text:p>
          </table:table-cell>
          <table:table-cell table:style-name="ce16" office:value-type="string">
            <text:p>http://www.digikey.com/product-detail/en/TXS0102DCTR/296-21978-1-ND/1632671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 table:style-name="ce14" office:value-type="string">
            <text:p>U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REG LDO 5V 1A DPAK-3</text:p>
          </table:table-cell>
          <table:table-cell table:style-name="ce14" office:value-type="string">
            <text:p>NCP1117ST50T3G</text:p>
          </table:table-cell>
          <table:table-cell table:style-name="ce14" office:value-type="string">
            <text:p>TO-252-3, DPak (2 Leads + Tab), SC-63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NCP1117DT50G</text:p>
          </table:table-cell>
          <table:table-cell table:style-name="ce14" office:value-type="string">
            <text:p><text:a xlink:href="http://www.digikey.com/product-detail/en/NCP1117DT50G/NCP1117DT50GOS-ND/1483320">Digikey</text:a></text:p>
          </table:table-cell>
          <table:table-cell table:style-name="ce14" office:value-type="string">
            <text:p>NCP1117DT50GOS-ND</text:p>
          </table:table-cell>
          <table:table-cell table:style-name="ce16" office:value-type="string">
            <text:p>http://www.digikey.com/product-detail/en/NCP1117DT50G/NCP1117DT50GOS-ND/1483320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1">
            <text:p>31</text:p>
          </table:table-cell>
          <table:table-cell table:style-name="ce14" office:value-type="string">
            <text:p>U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REG LDO 3.3V 1A DPAK-3</text:p>
          </table:table-cell>
          <table:table-cell table:style-name="ce14" office:value-type="string">
            <text:p>NCP1117DT33G</text:p>
          </table:table-cell>
          <table:table-cell table:style-name="ce14" office:value-type="string">
            <text:p>TO-252-3, DPak (2 Leads + Tab), SC-63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NCP1117DT33RKG</text:p>
          </table:table-cell>
          <table:table-cell table:style-name="ce14" office:value-type="string">
            <text:p><text:a xlink:href="http://www.digikey.com/product-detail/en/NCP1117DT33RKG/NCP1117DT33RKGOSCT-ND/1967215">Digikey</text:a></text:p>
          </table:table-cell>
          <table:table-cell table:style-name="ce14" office:value-type="string">
            <text:p>NCP1117DT33RKGOSCT-ND</text:p>
          </table:table-cell>
          <table:table-cell table:style-name="ce16" office:value-type="string">
            <text:p>http://www.digikey.com/product-detail/en/NCP1117DT33RKG/NCP1117DT33RKGOSCT-ND/1967215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table:style-name="ce14" office:value-type="string">
            <text:p>U5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RTC W/TCXO 16-SOIC</text:p>
          </table:table-cell>
          <table:table-cell table:style-name="ce14" office:value-type="string">
            <text:p>DS3231N</text:p>
          </table:table-cell>
          <table:table-cell table:style-name="ce14" office:value-type="string">
            <text:p>16-SOIC (0.295", 7.50mm Width)</text:p>
          </table:table-cell>
          <table:table-cell table:style-name="ce14" office:value-type="string">
            <text:p>Maxim Integrated</text:p>
          </table:table-cell>
          <table:table-cell table:style-name="ce14" office:value-type="string">
            <text:p>DS3231S#</text:p>
          </table:table-cell>
          <table:table-cell table:style-name="ce14" office:value-type="string">
            <text:p><text:a xlink:href="http://www.digikey.com/product-detail/en/DS3231S#/DS3231S%23-ND/1197574">Digikey</text:a></text:p>
          </table:table-cell>
          <table:table-cell table:style-name="ce14" office:value-type="string">
            <text:p>DS3231S#-ND</text:p>
          </table:table-cell>
          <table:table-cell table:style-name="ce16" office:value-type="string">
            <text:p>http://www.digikey.com/product-detail/en/DS3231S%23/DS3231S%23-ND/1197574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table:style-name="ce14" office:value-type="string">
            <text:p>U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8BIT NON-INV TRANSLTR 20TSSOP</text:p>
          </table:table-cell>
          <table:table-cell table:style-name="ce14" office:value-type="string">
            <text:p>TSX0108</text:p>
          </table:table-cell>
          <table:table-cell table:style-name="ce14" office:value-type="string">
            <text:p>20-TSSOP (0.173", 4.40mm Width)</text:p>
          </table:table-cell>
          <table:table-cell table:style-name="ce14" office:value-type="string">
            <text:p>Texas Instruments</text:p>
          </table:table-cell>
          <table:table-cell table:style-name="ce14" office:value-type="string">
            <text:p>TXS0108EPWR</text:p>
          </table:table-cell>
          <table:table-cell table:style-name="ce14" office:value-type="string">
            <text:p><text:a xlink:href="http://www.digikey.com/product-detail/en/TXS0108EPWR/296-23011-1-ND/1775304">Digikey</text:a></text:p>
          </table:table-cell>
          <table:table-cell table:style-name="ce14" office:value-type="string">
            <text:p>296-23011-1-ND</text:p>
          </table:table-cell>
          <table:table-cell table:style-name="ce16" office:value-type="string">
            <text:p>http://www.digikey.com/product-detail/en/TXS0108EPWR/296-23011-1-ND/1775304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table:style-name="ce14" office:value-type="string">
            <text:p>U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MCU AVR 32K FLASH 28PDIP</text:p>
          </table:table-cell>
          <table:table-cell table:style-name="ce14" office:value-type="string">
            <text:p>ATMEGA328-P</text:p>
          </table:table-cell>
          <table:table-cell table:style-name="ce14" office:value-type="string">
            <text:p>28-DIP (0.300", 7.62mm)</text:p>
          </table:table-cell>
          <table:table-cell table:style-name="ce14" office:value-type="string">
            <text:p>Atmel</text:p>
          </table:table-cell>
          <table:table-cell table:style-name="ce14" office:value-type="string">
            <text:p>ATMEGA328-PU</text:p>
          </table:table-cell>
          <table:table-cell table:style-name="ce14" office:value-type="string">
            <text:p><text:a xlink:href="http://www.digikey.com/product-detail/en/ATMEGA328-PU/ATMEGA328-PU-ND/2271026?cur=USD">Digikey</text:a></text:p>
          </table:table-cell>
          <table:table-cell table:style-name="ce14" office:value-type="string">
            <text:p>ATMEGA328-PU-ND</text:p>
          </table:table-cell>
          <table:table-cell table:style-name="ce16" office:value-type="string">
            <text:p>http://www.digikey.com/product-detail/en/ATMEGA328-PU/ATMEGA328-PU-ND/2271026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table:style-name="ce14" office:value-type="string">
            <text:p>X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ER RESONATOR 16.00MHZ</text:p>
          </table:table-cell>
          <table:table-cell table:style-name="ce14" office:value-type="string">
            <text:p>16MHz</text:p>
          </table:table-cell>
          <table:table-cell table:style-name="ce14" office:value-type="string">
            <text:p>Radial - 3 Lead, 2.50mm Pitch</text:p>
          </table:table-cell>
          <table:table-cell table:style-name="ce14" office:value-type="string">
            <text:p>ECS Inc</text:p>
          </table:table-cell>
          <table:table-cell table:style-name="ce14" office:value-type="string">
            <text:p>ZTT-16.00MX</text:p>
          </table:table-cell>
          <table:table-cell table:style-name="ce14" office:value-type="string">
            <text:p><text:a xlink:href="http://www.digikey.com/product-detail/en/ZTT-16.00MX/X908-ND/170095?cur=USD">Digikey</text:a></text:p>
          </table:table-cell>
          <table:table-cell table:style-name="ce14" office:value-type="string">
            <text:p>X908-ND</text:p>
          </table:table-cell>
          <table:table-cell table:style-name="ce16" office:value-type="string">
            <text:p>http://www.digikey.com/product-detail/en/ZTT-16.00MX/X908-ND/170095?cur=USD</text:p>
          </table:table-cell>
          <table:table-cell table:style-name="ce14"/>
          <table:table-cell table:number-columns-repeated="1008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/>
          <table:table-cell table:style-name="ce14" office:value-type="string">
            <text:p>DNP</text:p>
          </table:table-cell>
          <table:table-cell table:style-name="ce14" table:number-columns-repeated="9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table:style-name="ce14" office:value-type="string">
            <text:p>B1, B2, B3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2"/>
          <table:table-cell table:style-name="ce14" office:value-type="string">
            <text:p>I/O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table:style-name="ce14" office:value-type="string">
            <text:p>C2, C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CAP CER 22PF 50V 5% RADIAL</text:p>
          </table:table-cell>
          <table:table-cell table:style-name="ce14" office:value-type="string">
            <text:p>22p</text:p>
          </table:table-cell>
          <table:table-cell table:style-name="ce14" office:value-type="string">
            <text:p>Radial</text:p>
          </table:table-cell>
          <table:table-cell table:style-name="ce14" office:value-type="string">
            <text:p>Vishay BC Components</text:p>
          </table:table-cell>
          <table:table-cell table:style-name="ce14" office:value-type="string">
            <text:p>K220J15C0GF5TH5</text:p>
          </table:table-cell>
          <table:table-cell table:style-name="ce14" office:value-type="string">
            <text:p><text:a xlink:href="http://www.digikey.com/product-detail/en/K220J15C0GF5TH5/BC1034CT-ND/286656?cur=USD">Digikey</text:a></text:p>
          </table:table-cell>
          <table:table-cell table:style-name="ce14" office:value-type="string">
            <text:p>BC1034CT-ND</text:p>
          </table:table-cell>
          <table:table-cell table:style-name="ce16" office:value-type="string">
            <text:p>http://www.digikey.com/product-detail/en/K220J15C0GF5TH5/BC1034CT-ND/286656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ce14" office:value-type="string">
            <text:p>M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Distribution block for air path</text:p>
          </table:table-cell>
          <table:table-cell table:style-name="ce14" office:value-type="string">
            <text:p>MANIFOLD</text:p>
          </table:table-cell>
          <table:table-cell table:style-name="ce14" office:value-type="string">
            <text:p>--</text:p>
          </table:table-cell>
          <table:table-cell table:style-name="ce14" office:value-type="string">
            <text:p>Wyolum</text:p>
          </table:table-cell>
          <table:table-cell table:number-columns-repeated="3" table:style-name="ce14" office:value-type="string">
            <text:p>--</text:p>
          </table:table-cell>
          <table:table-cell table:style-name="ce16" office:value-type="string">
            <text:p>--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table:style-name="ce14" office:value-type="string">
            <text:p>P2, P3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ANALOG_5V0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table:style-name="ce14" office:value-type="string">
            <text:p>P12, P13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Valve_Conn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table:style-name="ce14" office:value-type="string">
            <text:p>P17, P18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Pump_Conn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table:style-name="ce14" office:value-type="string">
            <text:p>P20, P21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Temp_Conn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table:style-name="ce14" office:value-type="string">
            <text:p>P28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string">
            <text:p>VLV_90_M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table:style-name="ce14" office:value-type="string">
            <text:p>P29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string">
            <text:p>VLV_90_F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style-name="ce14" office:value-type="string">
            <text:p>P3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ustom cable assembly</text:p>
          </table:table-cell>
          <table:table-cell table:style-name="ce14" office:value-type="string">
            <text:p>8 way, 8" long</text:p>
          </table:table-cell>
          <table:table-cell table:style-name="ce14" office:value-type="string">
            <text:p>2mm pitch, 1x8 way</text:p>
          </table:table-cell>
          <table:table-cell table:style-name="ce14" office:value-type="string">
            <text:p>Molex Connector Corporation</text:p>
          </table:table-cell>
          <table:table-cell table:style-name="ce14" office:value-type="string">
            <text:p>51004-0800+50011-8100</text:p>
          </table:table-cell>
          <table:table-cell table:style-name="ce16" office:value-type="string">
            <text:p><text:a xlink:href="http://www.digikey.com/product-search/en?x=0&amp;y=0&amp;KeyWords=53014-0810">Digikey</text:a></text:p>
          </table:table-cell>
          <table:table-cell table:style-name="ce14" office:value-type="string">
            <text:p>DCC-961-ND</text:p>
          </table:table-cell>
          <table:table-cell table:style-name="ce15" office:value-type="string">
            <text:p>http://www.digikey.com/product-search/en?x=0&amp;y=0&amp;KeyWords=53014-0810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style-name="ce14" office:value-type="string">
            <text:p>P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Miniature amplified pressure sensor</text:p>
          </table:table-cell>
          <table:table-cell table:style-name="ce14" office:value-type="string">
            <text:p>GAGE_PR</text:p>
          </table:table-cell>
          <table:table-cell table:style-name="ce14" office:value-type="string">
            <text:p>SMD single port, barbed port</text:p>
          </table:table-cell>
          <table:table-cell table:style-name="ce14" office:value-type="string">
            <text:p>SensorTechnics</text:p>
          </table:table-cell>
          <table:table-cell table:style-name="ce14" office:value-type="string">
            <text:p>HCEM500GUH9P3</text:p>
          </table:table-cell>
          <table:table-cell table:style-name="ce14" office:value-type="string">
            <text:p><text:a xlink:href="http://www.sensortechnics.com/en/products/pressure-sensors-and-transmitters/amplified-pressure-sensors/hce/">SensorTechnics</text:a></text:p>
          </table:table-cell>
          <table:table-cell table:style-name="ce14" office:value-type="string">
            <text:p>HCEM500GUH9P3</text:p>
          </table:table-cell>
          <table:table-cell table:style-name="ce16" office:value-type="string">
            <text:p>http://www.sensortechnics.com/en/products/pressure-sensors-and-transmitters/amplified-pressure-sensors/hce/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table:style-name="ce14" office:value-type="string">
            <text:p>P8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Amplified pressure sensor</text:p>
          </table:table-cell>
          <table:table-cell table:style-name="ce14" office:value-type="string">
            <text:p>ABSO_PR</text:p>
          </table:table-cell>
          <table:table-cell table:style-name="ce14" office:value-type="string">
            <text:p>SMD, 1 port axial</text:p>
          </table:table-cell>
          <table:table-cell table:style-name="ce14" office:value-type="string">
            <text:p>SensorTechnics</text:p>
          </table:table-cell>
          <table:table-cell table:style-name="ce14" office:value-type="string">
            <text:p>HDIB002AUY8H5</text:p>
          </table:table-cell>
          <table:table-cell table:style-name="ce14" office:value-type="string">
            <text:p><text:a xlink:href="http://www.sensortechnics.com/en/products/pressure-sensors-and-transmitters/amplified-pressure-sensors/hdi/">SensorTechnics</text:a></text:p>
          </table:table-cell>
          <table:table-cell table:style-name="ce14" office:value-type="string">
            <text:p>HDIB002AUY8H5</text:p>
          </table:table-cell>
          <table:table-cell table:style-name="ce16" office:value-type="string">
            <text:p>http://www.sensortechnics.com/en/products/pressure-sensors-and-transmitters/amplified-pressure-sensors/hdi/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table:style-name="ce14" office:value-type="string">
            <text:p>P1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Miniature Pneumatic Solenoid Valve</text:p>
          </table:table-cell>
          <table:table-cell table:style-name="ce14" office:value-type="string">
            <text:p>X_VALVE</text:p>
          </table:table-cell>
          <table:table-cell table:style-name="ce14" office:value-type="string">
            <text:p>8mm Solenoid Valve</text:p>
          </table:table-cell>
          <table:table-cell table:style-name="ce14" office:value-type="string">
            <text:p>Parker Hannifin</text:p>
          </table:table-cell>
          <table:table-cell table:style-name="ce14" office:value-type="string">
            <text:p>X-1-05-S-F</text:p>
          </table:table-cell>
          <table:table-cell table:style-name="ce14" office:value-type="string">
            <text:p><text:a xlink:href="http://ph.parker.com/webapp/wcs/stores/servlet/Product2_10151_12051_12163_-1_14107_14097___ProductDisplay">Parker Hannifin</text:a></text:p>
          </table:table-cell>
          <table:table-cell table:style-name="ce14" office:value-type="string">
            <text:p>X-1-05-S-F</text:p>
          </table:table-cell>
          <table:table-cell table:style-name="ce16" office:value-type="string">
            <text:p>http://ph.parker.com/webapp/wcs/stores/servlet/Product2_10151_12051_12163_-1_14107_14097___ProductDisplay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table:style-name="ce14" office:value-type="string">
            <text:p>P1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Mass Flow Meter for Gases</text:p>
          </table:table-cell>
          <table:table-cell table:style-name="ce14" office:value-type="string">
            <text:p>FLOWMETER</text:p>
          </table:table-cell>
          <table:table-cell table:style-name="ce14" office:value-type="string">
            <text:p>G3/8 thread (BSPP</text:p>
          </table:table-cell>
          <table:table-cell table:style-name="ce14" office:value-type="string">
            <text:p>Sensirion</text:p>
          </table:table-cell>
          <table:table-cell table:style-name="ce14" office:value-type="string">
            <text:p>EM1NR4R0V_1A</text:p>
          </table:table-cell>
          <table:table-cell table:style-name="ce14" office:value-type="string">
            <text:p><text:a xlink:href="http://www.sensirion.com/en/products/mass-flow-meters-for-gases/mass-flow-meter-em1/">Sensirion</text:a></text:p>
          </table:table-cell>
          <table:table-cell table:style-name="ce14" office:value-type="string">
            <text:p>EM1NR4R0V_1A</text:p>
          </table:table-cell>
          <table:table-cell table:style-name="ce16" office:value-type="string">
            <text:p>http://www.sensirion.com/en/products/mass-flow-meters-for-gases/mass-flow-meter-em1/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14" office:value-type="string">
            <text:p>P2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ntelligent Pump</text:p>
          </table:table-cell>
          <table:table-cell table:style-name="ce14" office:value-type="string">
            <text:p>PUMP</text:p>
          </table:table-cell>
          <table:table-cell table:style-name="ce14" office:value-type="string">
            <text:p>X-Life Motor</text:p>
          </table:table-cell>
          <table:table-cell table:style-name="ce14" office:value-type="string">
            <text:p>XAVITECH</text:p>
          </table:table-cell>
          <table:table-cell table:style-name="ce14" office:value-type="string">
            <text:p>P200_GAS</text:p>
          </table:table-cell>
          <table:table-cell table:style-name="ce14" office:value-type="string">
            <text:p><text:a xlink:href="http://www.xavitech.com/products">XAVITECH</text:a></text:p>
          </table:table-cell>
          <table:table-cell table:style-name="ce14" office:value-type="string">
            <text:p>P200_GAS</text:p>
          </table:table-cell>
          <table:table-cell table:style-name="ce16" office:value-type="string">
            <text:p>http://www.xavitech.com/products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table:style-name="ce14" office:value-type="string">
            <text:p>SHIELD1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string">
            <text:p>ARDUINO_SHIELD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 table:number-rows-repeated="1048434">
          <table:table-cell table:number-columns-repeated="1021"/>
        </table:table-row>
        <table:table-row table:style-name="ro2" table:number-rows-repeated="86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1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number-columns-repeated="1013" table:default-cell-style-name="Default"/>
        <table:table-row table:style-name="ro3">
          <table:table-cell table:style-name="ce18" office:value-type="string">
            <text:p>ref</text:p>
          </table:table-cell>
          <table:table-cell table:style-name="ce18" office:value-type="string">
            <text:p>value</text:p>
          </table:table-cell>
          <table:table-cell table:style-name="ce18" office:value-type="string">
            <text:p>footpri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Value</text:p>
          </table:table-cell>
          <table:table-cell table:style-name="ce18" office:value-type="string">
            <text:p>Package</text:p>
          </table:table-cell>
          <table:table-cell table:style-name="ce18" office:value-type="string">
            <text:p>Manufacturer</text:p>
          </table:table-cell>
          <table:table-cell table:style-name="ce18" office:value-type="string">
            <text:p>Manufacturer PN</text:p>
          </table:table-cell>
          <table:table-cell table:style-name="ce18" office:value-type="string">
            <text:p>Distributor</text:p>
          </table:table-cell>
          <table:table-cell table:style-name="ce18" office:value-type="string">
            <text:p>Distributor PN</text:p>
          </table:table-cell>
          <table:table-cell table:style-name="ce18" office:value-type="string">
            <text:p>Link</text:p>
          </table:table-cell>
          <table:table-cell table:style-name="ce18" table:number-columns-repeated="1013"/>
        </table:table-row>
        <table:table-row table:style-name="ro3">
          <table:table-cell office:value-type="string">
            <text:p>BT1</text:p>
          </table:table-cell>
          <table:table-cell office:value-type="string">
            <text:p>BATT_HOLDER</text:p>
          </table:table-cell>
          <table:table-cell office:value-type="string">
            <text:p>CR2032</text:p>
          </table:table-cell>
          <table:table-cell office:value-type="string">
            <text:p>HOLDER BATTERY COIN 20MM DIA THM</text:p>
          </table:table-cell>
          <table:table-cell office:value-type="string">
            <text:p>Coin Cell, Retainer</text:p>
          </table:table-cell>
          <table:table-cell office:value-type="string">
            <text:p>Coin, 20.0mm</text:p>
          </table:table-cell>
          <table:table-cell office:value-type="string">
            <text:p>Keystone Electronics</text:p>
          </table:table-cell>
          <table:table-cell office:value-type="float" office:value="3003">
            <text:p>3003</text:p>
          </table:table-cell>
          <table:table-cell office:value-type="string">
            <text:p>Digikey</text:p>
          </table:table-cell>
          <table:table-cell office:value-type="string">
            <text:p>3003K-ND</text:p>
          </table:table-cell>
          <table:table-cell office:value-type="string">
            <text:p>http://www.digikey.com/scripts/DkSearch/dksus.dll?x=0&amp;y=0&amp;lang=en&amp;KeyWords=3003K-ND&amp;cur=USD</text:p>
          </table:table-cell>
          <table:table-cell table:number-columns-repeated="1013"/>
        </table:table-row>
        <table:table-row table:style-name="ro3">
          <table:table-cell office:value-type="string">
            <text:p>BT2</text:p>
          </table:table-cell>
          <table:table-cell office:value-type="string">
            <text:p>BATT_COIN</text:p>
          </table:table-cell>
          <table:table-cell/>
          <table:table-cell office:value-type="string">
            <text:p>BATTERY LITHIUM COIN 3V 20MM</text:p>
          </table:table-cell>
          <table:table-cell office:value-type="string">
            <text:p>Lithium, 3V, 225mAh</text:p>
          </table:table-cell>
          <table:table-cell office:value-type="string">
            <text:p>CR2032</text:p>
          </table:table-cell>
          <table:table-cell office:value-type="string">
            <text:p>Panasonic - BSG</text:p>
          </table:table-cell>
          <table:table-cell office:value-type="string">
            <text:p>CR2032</text:p>
          </table:table-cell>
          <table:table-cell office:value-type="string">
            <text:p>Digikey</text:p>
          </table:table-cell>
          <table:table-cell office:value-type="string">
            <text:p>P189-ND</text:p>
          </table:table-cell>
          <table:table-cell office:value-type="string">
            <text:p>http://www.digikey.com/product-detail/en/CR2032/P189-ND/31939?cur=USD</text:p>
          </table:table-cell>
          <table:table-cell table:number-columns-repeated="1013"/>
        </table:table-row>
        <table:table-row table:style-name="ro3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  <table:table-cell table:number-columns-repeated="1013"/>
        </table:table-row>
        <table:table-row table:style-name="ro3">
          <table:table-cell office:value-type="string">
            <text:p>C1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8</text:p>
          </table:table-cell>
          <table:table-cell office:value-type="string">
            <text:p>2u2 Tant</text:p>
          </table:table-cell>
          <table:table-cell office:value-type="string">
            <text:p>cnp_3mm_disc</text:p>
          </table:table-cell>
          <table:table-cell office:value-type="string">
            <text:p>CAP TANT 2.2UF 16V 10% RADIAL</text:p>
          </table:table-cell>
          <table:table-cell office:value-type="string">
            <text:p>2u2,16V</text:p>
          </table:table-cell>
          <table:table-cell office:value-type="string">
            <text:p>Radial, 0.1"</text:p>
          </table:table-cell>
          <table:table-cell office:value-type="string">
            <text:p>AVX Corporation</text:p>
          </table:table-cell>
          <table:table-cell office:value-type="string">
            <text:p>TAP225K016SCS</text:p>
          </table:table-cell>
          <table:table-cell office:value-type="string">
            <text:p>Digikey</text:p>
          </table:table-cell>
          <table:table-cell office:value-type="string">
            <text:p>478-1868-ND</text:p>
          </table:table-cell>
          <table:table-cell office:value-type="string">
            <text:p>http://www.digikey.com/product-detail/en/TAP225K016SCS/478-1868-ND/563971</text:p>
          </table:table-cell>
          <table:table-cell table:number-columns-repeated="1013"/>
        </table:table-row>
        <table:table-row table:style-name="ro3">
          <table:table-cell office:value-type="string">
            <text:p>C19</text:p>
          </table:table-cell>
          <table:table-cell office:value-type="string">
            <text:p>100u,16V</text:p>
          </table:table-cell>
          <table:table-cell office:value-type="string">
            <text:p>CP_6.3x7mm</text:p>
          </table:table-cell>
          <table:table-cell office:value-type="string">
            <text:p>CAP ALUM 100UF 16V 20% RADIAL</text:p>
          </table:table-cell>
          <table:table-cell office:value-type="string">
            <text:p>100u,16V</text:p>
          </table:table-cell>
          <table:table-cell office:value-type="string">
            <text:p>Radial, Can, 6.3mm dia</text:p>
          </table:table-cell>
          <table:table-cell office:value-type="string">
            <text:p>Panasonic Electronic Components</text:p>
          </table:table-cell>
          <table:table-cell office:value-type="string">
            <text:p>ECE-A1CKA101</text:p>
          </table:table-cell>
          <table:table-cell office:value-type="string">
            <text:p>Digikey</text:p>
          </table:table-cell>
          <table:table-cell office:value-type="string">
            <text:p>P833-ND</text:p>
          </table:table-cell>
          <table:table-cell office:value-type="string">
            <text:p>http://www.digikey.com/product-detail/en/ECE-A1CKA101/P833-ND/44757?cur=USD</text:p>
          </table:table-cell>
          <table:table-cell table:number-columns-repeated="1013"/>
        </table:table-row>
        <table:table-row table:style-name="ro3">
          <table:table-cell office:value-type="string">
            <text:p>C20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2</text:p>
          </table:table-cell>
          <table:table-cell office:value-type="string">
            <text:p>2u2 Tant</text:p>
          </table:table-cell>
          <table:table-cell office:value-type="string">
            <text:p>cnp_3mm_disc</text:p>
          </table:table-cell>
          <table:table-cell office:value-type="string">
            <text:p>CAP TANT 2.2UF 16V 10% RADIAL</text:p>
          </table:table-cell>
          <table:table-cell office:value-type="string">
            <text:p>2u2,16V</text:p>
          </table:table-cell>
          <table:table-cell office:value-type="string">
            <text:p>Radial, 0.1"</text:p>
          </table:table-cell>
          <table:table-cell office:value-type="string">
            <text:p>AVX Corporation</text:p>
          </table:table-cell>
          <table:table-cell office:value-type="string">
            <text:p>TAP225K016SCS</text:p>
          </table:table-cell>
          <table:table-cell office:value-type="string">
            <text:p>Digikey</text:p>
          </table:table-cell>
          <table:table-cell office:value-type="string">
            <text:p>478-1868-ND</text:p>
          </table:table-cell>
          <table:table-cell office:value-type="string">
            <text:p>http://www.digikey.com/product-detail/en/TAP225K016SCS/478-1868-ND/563971</text:p>
          </table:table-cell>
          <table:table-cell table:number-columns-repeated="1013"/>
        </table:table-row>
        <table:table-row table:style-name="ro3">
          <table:table-cell office:value-type="string">
            <text:p>C23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6</text:p>
          </table:table-cell>
          <table:table-cell office:value-type="string">
            <text:p>100u,16V</text:p>
          </table:table-cell>
          <table:table-cell office:value-type="string">
            <text:p>CP_6.3x7mm</text:p>
          </table:table-cell>
          <table:table-cell office:value-type="string">
            <text:p>CAP ALUM 100UF 16V 20% RADIAL</text:p>
          </table:table-cell>
          <table:table-cell office:value-type="string">
            <text:p>100u,16V</text:p>
          </table:table-cell>
          <table:table-cell office:value-type="string">
            <text:p>Radial, Can, 6.3mm dia</text:p>
          </table:table-cell>
          <table:table-cell office:value-type="string">
            <text:p>Panasonic Electronic Components</text:p>
          </table:table-cell>
          <table:table-cell office:value-type="string">
            <text:p>ECE-A1CKA101</text:p>
          </table:table-cell>
          <table:table-cell office:value-type="string">
            <text:p>Digikey</text:p>
          </table:table-cell>
          <table:table-cell office:value-type="string">
            <text:p>P833-ND</text:p>
          </table:table-cell>
          <table:table-cell office:value-type="string">
            <text:p>http://www.digikey.com/product-detail/en/ECE-A1CKA101/P833-ND/44757?cur=USD</text:p>
          </table:table-cell>
          <table:table-cell table:number-columns-repeated="1013"/>
        </table:table-row>
        <table:table-row table:style-name="ro3">
          <table:table-cell office:value-type="string">
            <text:p>D1</text:p>
          </table:table-cell>
          <table:table-cell office:value-type="string">
            <text:p>1N4001</text:p>
          </table:table-cell>
          <table:table-cell office:value-type="string">
            <text:p>diode_do41</text:p>
          </table:table-cell>
          <table:table-cell office:value-type="string">
            <text:p>DIODE GEN PURPOSE 50V 1A DO41</text:p>
          </table:table-cell>
          <table:table-cell office:value-type="string">
            <text:p>50V, 1A</text:p>
          </table:table-cell>
          <table:table-cell office:value-type="string">
            <text:p>DO-204AL, DO-41, Axial</text:p>
          </table:table-cell>
          <table:table-cell office:value-type="string">
            <text:p>Fairchild Semiconductor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FSCT-ND</text:p>
          </table:table-cell>
          <table:table-cell office:value-type="string">
            <text:p>http://www.digikey.com/product-detail/en/1N4001/1N4001FSCT-ND/1532742</text:p>
          </table:table-cell>
          <table:table-cell table:number-columns-repeated="1013"/>
        </table:table-row>
        <table:table-row table:style-name="ro3">
          <table:table-cell office:value-type="string">
            <text:p>D2</text:p>
          </table:table-cell>
          <table:table-cell office:value-type="string">
            <text:p>1N5225B</text:p>
          </table:table-cell>
          <table:table-cell office:value-type="string">
            <text:p>diode_do35</text:p>
          </table:table-cell>
          <table:table-cell office:value-type="string">
            <text:p>DIODE ZENER 3.0V 500MW DO35</text:p>
          </table:table-cell>
          <table:table-cell office:value-type="string">
            <text:p>3V, 500mW</text:p>
          </table:table-cell>
          <table:table-cell office:value-type="string">
            <text:p>DO-204AH, DO-35, Axial</text:p>
          </table:table-cell>
          <table:table-cell office:value-type="string">
            <text:p>Vishay Semiconductor Diodes Division</text:p>
          </table:table-cell>
          <table:table-cell office:value-type="string">
            <text:p>1N5225B-TR</text:p>
          </table:table-cell>
          <table:table-cell office:value-type="string">
            <text:p>Digikey</text:p>
          </table:table-cell>
          <table:table-cell office:value-type="string">
            <text:p>1N5225BCT-ND</text:p>
          </table:table-cell>
          <table:table-cell office:value-type="string">
            <text:p>http://www.digikey.com/product-detail/en/1N5225B-TR/1N5225BCT-ND/3104340</text:p>
          </table:table-cell>
          <table:table-cell table:number-columns-repeated="1013"/>
        </table:table-row>
        <table:table-row table:style-name="ro3">
          <table:table-cell office:value-type="string">
            <text:p>D3</text:p>
          </table:table-cell>
          <table:table-cell office:value-type="string">
            <text:p>1N5225B</text:p>
          </table:table-cell>
          <table:table-cell office:value-type="string">
            <text:p>diode_do35</text:p>
          </table:table-cell>
          <table:table-cell office:value-type="string">
            <text:p>DIODE ZENER 3.0V 500MW DO35</text:p>
          </table:table-cell>
          <table:table-cell office:value-type="string">
            <text:p>3V, 500mW</text:p>
          </table:table-cell>
          <table:table-cell office:value-type="string">
            <text:p>DO-204AH, DO-35, Axial</text:p>
          </table:table-cell>
          <table:table-cell office:value-type="string">
            <text:p>Vishay Semiconductor Diodes Division</text:p>
          </table:table-cell>
          <table:table-cell office:value-type="string">
            <text:p>1N5225B-TR</text:p>
          </table:table-cell>
          <table:table-cell office:value-type="string">
            <text:p>Digikey</text:p>
          </table:table-cell>
          <table:table-cell office:value-type="string">
            <text:p>1N5225BCT-ND</text:p>
          </table:table-cell>
          <table:table-cell office:value-type="string">
            <text:p>http://www.digikey.com/product-detail/en/1N5225B-TR/1N5225BCT-ND/3104340</text:p>
          </table:table-cell>
          <table:table-cell table:number-columns-repeated="1013"/>
        </table:table-row>
        <table:table-row table:style-name="ro3">
          <table:table-cell office:value-type="string">
            <text:p>D4</text:p>
          </table:table-cell>
          <table:table-cell office:value-type="string">
            <text:p>1N4001</text:p>
          </table:table-cell>
          <table:table-cell office:value-type="string">
            <text:p>diode_do41</text:p>
          </table:table-cell>
          <table:table-cell office:value-type="string">
            <text:p>DIODE GEN PURPOSE 50V 1A DO41</text:p>
          </table:table-cell>
          <table:table-cell office:value-type="string">
            <text:p>50V, 1A</text:p>
          </table:table-cell>
          <table:table-cell office:value-type="string">
            <text:p>DO-204AL, DO-41, Axial</text:p>
          </table:table-cell>
          <table:table-cell office:value-type="string">
            <text:p>Fairchild Semiconductor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FSCT-ND</text:p>
          </table:table-cell>
          <table:table-cell office:value-type="string">
            <text:p>http://www.digikey.com/product-detail/en/1N4001/1N4001FSCT-ND/1532742</text:p>
          </table:table-cell>
          <table:table-cell table:number-columns-repeated="1013"/>
        </table:table-row>
        <table:table-row table:style-name="ro3">
          <table:table-cell office:value-type="string">
            <text:p>D5</text:p>
          </table:table-cell>
          <table:table-cell office:value-type="string">
            <text:p>5V0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6</text:p>
          </table:table-cell>
          <table:table-cell office:value-type="string">
            <text:p>3V3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7</text:p>
          </table:table-cell>
          <table:table-cell office:value-type="string">
            <text:p>BLINK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8</text:p>
          </table:table-cell>
          <table:table-cell office:value-type="string">
            <text:p>12V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IP1</text:p>
          </table:table-cell>
          <table:table-cell office:value-type="string">
            <text:p>SOCKET_28X0.3</text:p>
          </table:table-cell>
          <table:table-cell/>
          <table:table-cell office:value-type="string">
            <text:p>CONN IC SOCKET VERT 28POS TIN</text:p>
          </table:table-cell>
          <table:table-cell office:value-type="string">
            <text:p>Thru Hole Open Frame Tin</text:p>
          </table:table-cell>
          <table:table-cell office:value-type="string">
            <text:p>DIP, 0.3" (7.62mm) Row Spacing</text:p>
          </table:table-cell>
          <table:table-cell office:value-type="string">
            <text:p>TE Connectivity</text:p>
          </table:table-cell>
          <table:table-cell office:value-type="string">
            <text:p>1-390261-9</text:p>
          </table:table-cell>
          <table:table-cell office:value-type="string">
            <text:p>Digikey</text:p>
          </table:table-cell>
          <table:table-cell office:value-type="string">
            <text:p>A100210-ND</text:p>
          </table:table-cell>
          <table:table-cell office:value-type="string">
            <text:p>http://www.digikey.com/product-detail/en/1-390261-9/A100210-ND/990628?cur=USD</text:p>
          </table:table-cell>
          <table:table-cell table:number-columns-repeated="1013"/>
        </table:table-row>
        <table:table-row table:style-name="ro3">
          <table:table-cell office:value-type="string">
            <text:p>P1</text:p>
          </table:table-cell>
          <table:table-cell office:value-type="string">
            <text:p>AREF</text:p>
          </table:table-cell>
          <table:table-cell office:value-type="string">
            <text:p>Header_A_REF</text:p>
          </table:table-cell>
          <table:table-cell office:value-type="string">
            <text:p>CONN HEADER 50POS .100" SGL GOLD</text:p>
          </table:table-cell>
          <table:table-cell office:value-type="string">
            <text:p>Header, Unshrouded, Male pin,</text:p>
          </table:table-cell>
          <table:table-cell office:value-type="string">
            <text:p>0.1" pitch x 50 nos</text:p>
          </table:table-cell>
          <table:table-cell office:value-type="string">
            <text:p>Samtec Inc</text:p>
          </table:table-cell>
          <table:table-cell office:value-type="string">
            <text:p>TSW-150-07-L-S</text:p>
          </table:table-cell>
          <table:table-cell office:value-type="string">
            <text:p>Digikey</text:p>
          </table:table-cell>
          <table:table-cell office:value-type="string">
            <text:p>SAM1031-50-ND</text:p>
          </table:table-cell>
          <table:table-cell office:value-type="string">
            <text:p>http://www.digikey.com/scripts/DkSearch/dksus.dll?WT.z_header=search_go&amp;lang=en&amp;keywords=SAM1031-50-ND&amp;x=15&amp;y=16&amp;cur=USD</text:p>
          </table:table-cell>
          <table:table-cell table:number-columns-repeated="1013"/>
        </table:table-row>
        <table:table-row table:style-name="ro3">
          <table:table-cell office:value-type="string">
            <text:p>P4</text:p>
          </table:table-cell>
          <table:table-cell office:value-type="string">
            <text:p>ICSP</text:p>
          </table:table-cell>
          <table:table-cell office:value-type="string">
            <text:p>Header_ICSP</text:p>
          </table:table-cell>
          <table:table-cell office:value-type="string">
            <text:p>CONN HEADER 6POS .100 STR 15AU</text:p>
          </table:table-cell>
          <table:table-cell office:value-type="string">
            <text:p>Header, Unshrouded, Male Pin</text:p>
          </table:table-cell>
          <table:table-cell office:value-type="string">
            <text:p>6 pos, 2 row, 0.1"</text:p>
          </table:table-cell>
          <table:table-cell office:value-type="string">
            <text:p>FCI</text:p>
          </table:table-cell>
          <table:table-cell office:value-type="string">
            <text:p>67996-206HLF</text:p>
          </table:table-cell>
          <table:table-cell office:value-type="string">
            <text:p>Digikey</text:p>
          </table:table-cell>
          <table:table-cell office:value-type="string">
            <text:p>609-3210-ND</text:p>
          </table:table-cell>
          <table:table-cell office:value-type="string">
            <text:p>http://www.digikey.com/scripts/DkSearch/dksus.dll?vendor=0&amp;keywords=609-3210-ND</text:p>
          </table:table-cell>
          <table:table-cell table:number-columns-repeated="1013"/>
        </table:table-row>
        <table:table-row table:style-name="ro3">
          <table:table-cell office:value-type="string">
            <text:p>P5</text:p>
          </table:table-cell>
          <table:table-cell office:value-type="string">
            <text:p>FTDI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3">
          <table:table-cell office:value-type="string">
            <text:p>P6</text:p>
          </table:table-cell>
          <table:table-cell office:value-type="string">
            <text:p>Pulse</text:p>
          </table:table-cell>
          <table:table-cell office:value-type="string">
            <text:p>pin_strip_3-90</text:p>
          </table:table-cell>
          <table:table-cell table:number-columns-repeated="1021"/>
        </table:table-row>
        <table:table-row table:style-name="ro3">
          <table:table-cell office:value-type="string">
            <text:p>P7</text:p>
          </table:table-cell>
          <table:table-cell office:value-type="string">
            <text:p>GAGE_PR</text:p>
          </table:table-cell>
          <table:table-cell office:value-type="string">
            <text:p>HCEM500GUH9P3</text:p>
          </table:table-cell>
          <table:table-cell office:value-type="string">
            <text:p>Miniature amplified pressure sensor</text:p>
          </table:table-cell>
          <table:table-cell office:value-type="string">
            <text:p>HCE Series</text:p>
          </table:table-cell>
          <table:table-cell office:value-type="string">
            <text:p>SMD single port, barbed port</text:p>
          </table:table-cell>
          <table:table-cell office:value-type="string">
            <text:p>SensorTechnics</text:p>
          </table:table-cell>
          <table:table-cell office:value-type="string">
            <text:p>HCEM500GUH9P3</text:p>
          </table:table-cell>
          <table:table-cell office:value-type="string">
            <text:p>SensorTechnics</text:p>
          </table:table-cell>
          <table:table-cell office:value-type="string">
            <text:p>HCEM500GUH9P3</text:p>
          </table:table-cell>
          <table:table-cell office:value-type="string">
            <text:p>http://www.sensortechnics.com/en/products/pressure-sensors-and-transmitters/amplified-pressure-sensors/hce/</text:p>
          </table:table-cell>
          <table:table-cell table:number-columns-repeated="1013"/>
        </table:table-row>
        <table:table-row table:style-name="ro3">
          <table:table-cell office:value-type="string">
            <text:p>P8</text:p>
          </table:table-cell>
          <table:table-cell office:value-type="string">
            <text:p>ABSO_PR</text:p>
          </table:table-cell>
          <table:table-cell office:value-type="string">
            <text:p>HDIB002AUY8H5</text:p>
          </table:table-cell>
          <table:table-cell office:value-type="string">
            <text:p>Amplified pressure sensor</text:p>
          </table:table-cell>
          <table:table-cell office:value-type="string">
            <text:p>HDI Series</text:p>
          </table:table-cell>
          <table:table-cell office:value-type="string">
            <text:p>SMD, 1 port axial</text:p>
          </table:table-cell>
          <table:table-cell office:value-type="string">
            <text:p>SensorTechnics</text:p>
          </table:table-cell>
          <table:table-cell office:value-type="string">
            <text:p>HDIB002AUY8H5</text:p>
          </table:table-cell>
          <table:table-cell office:value-type="string">
            <text:p>SensorTechnics</text:p>
          </table:table-cell>
          <table:table-cell office:value-type="string">
            <text:p>HDIB002AUY8H5</text:p>
          </table:table-cell>
          <table:table-cell office:value-type="string">
            <text:p>http://www.sensortechnics.com/en/products/pressure-sensors-and-transmitters/amplified-pressure-sensors/hdi/</text:p>
          </table:table-cell>
          <table:table-cell table:number-columns-repeated="1013"/>
        </table:table-row>
        <table:table-row table:style-name="ro3">
          <table:table-cell office:value-type="string">
            <text:p>P9</text:p>
          </table:table-cell>
          <table:table-cell office:value-type="string">
            <text:p>C3SB</text:p>
          </table:table-cell>
          <table:table-cell office:value-type="string">
            <text:p>pin_strip_4-90</text:p>
          </table:table-cell>
          <table:table-cell office:value-type="string">
            <text:p>CONN HEADER 16POS .100 R/A 30AU</text:p>
          </table:table-cell>
          <table:table-cell office:value-type="string">
            <text:p>Header, Unshrouded, Male pin,</text:p>
          </table:table-cell>
          <table:table-cell office:value-type="string">
            <text:p>0.1" right angle</text:p>
          </table:table-cell>
          <table:table-cell office:value-type="string">
            <text:p>FCI</text:p>
          </table:table-cell>
          <table:table-cell office:value-type="string">
            <text:p>68016-116HLF</text:p>
          </table:table-cell>
          <table:table-cell office:value-type="string">
            <text:p>Digikey</text:p>
          </table:table-cell>
          <table:table-cell office:value-type="string">
            <text:p>609-3317-ND</text:p>
          </table:table-cell>
          <table:table-cell office:value-type="string">
            <text:p>http://www.digikey.com/product-detail/en/68016-116HLF/609-3317-ND/1878554</text:p>
          </table:table-cell>
          <table:table-cell table:number-columns-repeated="1013"/>
        </table:table-row>
        <table:table-row table:style-name="ro3">
          <table:table-cell office:value-type="string">
            <text:p>P10</text:p>
          </table:table-cell>
          <table:table-cell office:value-type="string">
            <text:p>C3SB</text:p>
          </table:table-cell>
          <table:table-cell office:value-type="string">
            <text:p>pin_strip_4-90</text:p>
          </table:table-cell>
          <table:table-cell table:number-columns-repeated="1021"/>
        </table:table-row>
        <table:table-row table:style-name="ro3">
          <table:table-cell office:value-type="string">
            <text:p>P11</text:p>
          </table:table-cell>
          <table:table-cell office:value-type="string">
            <text:p>VSel_Vlv</text:p>
          </table:table-cell>
          <table:table-cell office:value-type="string">
            <text:p>SIL-3</text:p>
          </table:table-cell>
          <table:table-cell table:number-columns-repeated="1021"/>
        </table:table-row>
        <table:table-row table:style-name="ro3">
          <table:table-cell office:value-type="string">
            <text:p>P14</text:p>
          </table:table-cell>
          <table:table-cell office:value-type="string">
            <text:p>X_VALVE</text:p>
          </table:table-cell>
          <table:table-cell office:value-type="string">
            <text:p>Valve</text:p>
          </table:table-cell>
          <table:table-cell office:value-type="string">
            <text:p>Miniature Pneumatic Solenoid Valve</text:p>
          </table:table-cell>
          <table:table-cell office:value-type="string">
            <text:p>3 Port, Direct-acting poppet style</text:p>
          </table:table-cell>
          <table:table-cell office:value-type="string">
            <text:p>8mm Solenoid Valve</text:p>
          </table:table-cell>
          <table:table-cell office:value-type="string">
            <text:p>Parker Hannifin Corporation</text:p>
          </table:table-cell>
          <table:table-cell office:value-type="string">
            <text:p>X-1-05-S-F</text:p>
          </table:table-cell>
          <table:table-cell office:value-type="string">
            <text:p>Parker Hannifin Corporation</text:p>
          </table:table-cell>
          <table:table-cell office:value-type="string">
            <text:p>X-1-05-S-F</text:p>
          </table:table-cell>
          <table:table-cell office:value-type="string">
            <text:p>http://ph.parker.com/webapp/wcs/stores/servlet/Product2_10151_12051_12163_-1_14107_14097___ProductDisplay</text:p>
          </table:table-cell>
          <table:table-cell table:number-columns-repeated="1013"/>
        </table:table-row>
        <table:table-row table:style-name="ro3">
          <table:table-cell office:value-type="string">
            <text:p>P15</text:p>
          </table:table-cell>
          <table:table-cell office:value-type="string">
            <text:p>FLOW_CONN</text:p>
          </table:table-cell>
          <table:table-cell office:value-type="string">
            <text:p>Conn_Flow</text:p>
          </table:table-cell>
          <table:table-cell office:value-type="string">
            <text:p>CONN HEADER 2MM 8POS TIN</text:p>
          </table:table-cell>
          <table:table-cell office:value-type="string">
            <text:p>Header, Shrouded, Male Pin</text:p>
          </table:table-cell>
          <table:table-cell office:value-type="string">
            <text:p>2mm pitch, 1x8 way</text:p>
          </table:table-cell>
          <table:table-cell office:value-type="string">
            <text:p>Molex Connector Corporation</text:p>
          </table:table-cell>
          <table:table-cell office:value-type="string">
            <text:p>53014-0810</text:p>
          </table:table-cell>
          <table:table-cell office:value-type="string">
            <text:p>Digikey</text:p>
          </table:table-cell>
          <table:table-cell office:value-type="string">
            <text:p>WM18971-ND</text:p>
          </table:table-cell>
          <table:table-cell office:value-type="string">
            <text:p>http://www.digikey.com/product-search/en?x=0&amp;y=0&amp;KeyWords=53014-0810</text:p>
          </table:table-cell>
          <table:table-cell table:number-columns-repeated="1013"/>
        </table:table-row>
        <table:table-row table:style-name="ro3">
          <table:table-cell office:value-type="string">
            <text:p>P16</text:p>
          </table:table-cell>
          <table:table-cell office:value-type="string">
            <text:p>FLOWMETER</text:p>
          </table:table-cell>
          <table:table-cell office:value-type="string">
            <text:p>FlowMeter</text:p>
          </table:table-cell>
          <table:table-cell office:value-type="string">
            <text:p>Mass Flow Meter for Gases</text:p>
          </table:table-cell>
          <table:table-cell office:value-type="string">
            <text:p>CMOSens EM1</text:p>
          </table:table-cell>
          <table:table-cell office:value-type="string">
            <text:p>G3/8 thread (BSPP</text:p>
          </table:table-cell>
          <table:table-cell office:value-type="string">
            <text:p>Sensirion</text:p>
          </table:table-cell>
          <table:table-cell office:value-type="string">
            <text:p>EM1NR4R0V_1A</text:p>
          </table:table-cell>
          <table:table-cell office:value-type="string">
            <text:p>Sensirion</text:p>
          </table:table-cell>
          <table:table-cell office:value-type="string">
            <text:p>EM1NR4R0V_1A</text:p>
          </table:table-cell>
          <table:table-cell office:value-type="string">
            <text:p>http://www.sensirion.com/en/products/mass-flow-meters-for-gases/mass-flow-meter-em1/</text:p>
          </table:table-cell>
          <table:table-cell table:number-columns-repeated="1013"/>
        </table:table-row>
        <table:table-row table:style-name="ro3">
          <table:table-cell office:value-type="string">
            <text:p>P19</text:p>
          </table:table-cell>
          <table:table-cell office:value-type="string">
            <text:p>PUMP_CONN_FLEX</text:p>
          </table:table-cell>
          <table:table-cell office:value-type="string">
            <text:p>Conn_Pump_Flex</text:p>
          </table:table-cell>
          <table:table-cell office:value-type="string">
            <text:p>CONN FFC/FPC 6POS 1MM VERT SMD</text:p>
          </table:table-cell>
          <table:table-cell office:value-type="string">
            <text:p>Surface mount, ZIF, </text:p>
          </table:table-cell>
          <table:table-cell office:value-type="string">
            <text:p>1mm pitch, 6 way</text:p>
          </table:table-cell>
          <table:table-cell office:value-type="string">
            <text:p>Molex Inc</text:p>
          </table:table-cell>
          <table:table-cell office:value-type="float" office:value="526100671">
            <text:p>526100671</text:p>
          </table:table-cell>
          <table:table-cell office:value-type="string">
            <text:p>Digikey</text:p>
          </table:table-cell>
          <table:table-cell office:value-type="string">
            <text:p>WM7633CT-ND</text:p>
          </table:table-cell>
          <table:table-cell office:value-type="string">
            <text:p>http://www.digikey.com/product-detail/en/0526100671/WM7633CT-ND/699133</text:p>
          </table:table-cell>
          <table:table-cell table:number-columns-repeated="1013"/>
        </table:table-row>
        <table:table-row table:style-name="ro3">
          <table:table-cell office:value-type="string">
            <text:p>P22</text:p>
          </table:table-cell>
          <table:table-cell office:value-type="string">
            <text:p>Temp</text:p>
          </table:table-cell>
          <table:table-cell office:value-type="string">
            <text:p>STS21</text:p>
          </table:table-cell>
          <table:table-cell office:value-type="string">
            <text:p>Temperature Sensor, I2C</text:p>
          </table:table-cell>
          <table:table-cell office:value-type="string">
            <text:p>I2C Temp Sensor</text:p>
          </table:table-cell>
          <table:table-cell office:value-type="string">
            <text:p>DFN 3mmx3mm</text:p>
          </table:table-cell>
          <table:table-cell office:value-type="string">
            <text:p>Sensirion</text:p>
          </table:table-cell>
          <table:table-cell office:value-type="string">
            <text:p>STS21</text:p>
          </table:table-cell>
          <table:table-cell office:value-type="string">
            <text:p>Sensirion</text:p>
          </table:table-cell>
          <table:table-cell office:value-type="string">
            <text:p>STS21</text:p>
          </table:table-cell>
          <table:table-cell office:value-type="string">
            <text:p>http://www.sensirion.com/en/products/humidity-temperature/temperature-sensor-sts21/</text:p>
          </table:table-cell>
          <table:table-cell table:number-columns-repeated="1013"/>
        </table:table-row>
        <table:table-row table:style-name="ro3">
          <table:table-cell office:value-type="string">
            <text:p>P23</text:p>
          </table:table-cell>
          <table:table-cell office:value-type="string">
            <text:p>PUMP</text:p>
          </table:table-cell>
          <table:table-cell office:value-type="string">
            <text:p>Pump</text:p>
          </table:table-cell>
          <table:table-cell office:value-type="string">
            <text:p>Intelligent Pump</text:p>
          </table:table-cell>
          <table:table-cell office:value-type="string">
            <text:p>P200/P1500</text:p>
          </table:table-cell>
          <table:table-cell office:value-type="string">
            <text:p>X-Life Motor</text:p>
          </table:table-cell>
          <table:table-cell office:value-type="string">
            <text:p>XAVITECH</text:p>
          </table:table-cell>
          <table:table-cell office:value-type="string">
            <text:p>P200_GAS</text:p>
          </table:table-cell>
          <table:table-cell office:value-type="string">
            <text:p>XAVITECH</text:p>
          </table:table-cell>
          <table:table-cell office:value-type="string">
            <text:p>P200_GAS</text:p>
          </table:table-cell>
          <table:table-cell office:value-type="string">
            <text:p>http://www.xavitech.com/products</text:p>
          </table:table-cell>
          <table:table-cell table:number-columns-repeated="1013"/>
        </table:table-row>
        <table:table-row table:style-name="ro3">
          <table:table-cell office:value-type="string">
            <text:p>P24</text:p>
          </table:table-cell>
          <table:table-cell office:value-type="string">
            <text:p>12V</text:p>
          </table:table-cell>
          <table:table-cell office:value-type="string">
            <text:p>JACK_ALIM</text:p>
          </table:table-cell>
          <table:table-cell office:value-type="string">
            <text:p>CONN POWER JACK MALE 2.5MM CLSD</text:p>
          </table:table-cell>
          <table:table-cell office:value-type="string">
            <text:p>Jack, Male</text:p>
          </table:table-cell>
          <table:table-cell office:value-type="string">
            <text:p>2.5mm ID, 5.5mm OD</text:p>
          </table:table-cell>
          <table:table-cell office:value-type="string">
            <text:p>CUI Inc</text:p>
          </table:table-cell>
          <table:table-cell office:value-type="string">
            <text:p>PJ-002B</text:p>
          </table:table-cell>
          <table:table-cell office:value-type="string">
            <text:p>Digikey</text:p>
          </table:table-cell>
          <table:table-cell office:value-type="string">
            <text:p>CP-002B-ND</text:p>
          </table:table-cell>
          <table:table-cell office:value-type="string">
            <text:p>http://www.digikey.com/product-detail/en/PJ-002B/CP-002B-ND/96965?cur=USD</text:p>
          </table:table-cell>
          <table:table-cell table:number-columns-repeated="1013"/>
        </table:table-row>
        <table:table-row table:style-name="ro3">
          <table:table-cell office:value-type="string">
            <text:p>P25</text:p>
          </table:table-cell>
          <table:table-cell office:value-type="string">
            <text:p>U6_OE</text:p>
          </table:table-cell>
          <table:table-cell office:value-type="string">
            <text:p>pin_strip_3-90</text:p>
          </table:table-cell>
          <table:table-cell table:number-columns-repeated="1021"/>
        </table:table-row>
        <table:table-row table:style-name="ro3">
          <table:table-cell office:value-type="string">
            <text:p>P26</text:p>
          </table:table-cell>
          <table:table-cell office:value-type="string">
            <text:p>5V_LINK</text:p>
          </table:table-cell>
          <table:table-cell office:value-type="string">
            <text:p>Header_U6OE</text:p>
          </table:table-cell>
          <table:table-cell table:number-columns-repeated="1021"/>
        </table:table-row>
        <table:table-row table:style-name="ro3">
          <table:table-cell office:value-type="string">
            <text:p>P27</text:p>
          </table:table-cell>
          <table:table-cell office:value-type="string">
            <text:p>BCM2835_GPIO</text:p>
          </table:table-cell>
          <table:table-cell office:value-type="string">
            <text:p>Header_GPIO</text:p>
          </table:table-cell>
          <table:table-cell office:value-type="string">
            <text:p>CONN HEADER FMAL 26PS .1" DL TIN</text:p>
          </table:table-cell>
          <table:table-cell office:value-type="string">
            <text:p>Header, Female Socket</text:p>
          </table:table-cell>
          <table:table-cell office:value-type="string">
            <text:p>0.1", 2 row</text:p>
          </table:table-cell>
          <table:table-cell office:value-type="string">
            <text:p>Sullins Connector Solutions</text:p>
          </table:table-cell>
          <table:table-cell office:value-type="string">
            <text:p>PPTC132LFBN-RC</text:p>
          </table:table-cell>
          <table:table-cell office:value-type="string">
            <text:p>Digikey</text:p>
          </table:table-cell>
          <table:table-cell office:value-type="string">
            <text:p>S7081-ND</text:p>
          </table:table-cell>
          <table:table-cell office:value-type="string">
            <text:p>http://www.digikey.com/product-detail/en/PPTC132LFBN-RC/S7081-ND/810219</text:p>
          </table:table-cell>
          <table:table-cell table:number-columns-repeated="1013"/>
        </table:table-row>
        <table:table-row table:style-name="ro4">
          <table:table-cell office:value-type="string">
            <text:p>P30</text:p>
          </table:table-cell>
          <table:table-cell office:value-type="string">
            <text:p>X_VALVE_CONN</text:p>
          </table:table-cell>
          <table:table-cell office:value-type="string">
            <text:p>Valve_Conn</text:p>
          </table:table-cell>
          <table:table-cell office:value-type="string">
            <text:p>CONN RECEPT 2MM VERT AU 3POS</text:p>
          </table:table-cell>
          <table:table-cell office:value-type="string">
            <text:p>Receptacle, Female</text:p>
          </table:table-cell>
          <table:table-cell office:value-type="string">
            <text:p>2mm pitch x 3 way</text:p>
          </table:table-cell>
          <table:table-cell office:value-type="string">
            <text:p>Harwin Inc</text:p>
          </table:table-cell>
          <table:table-cell office:value-type="string">
            <text:p>M22-7130342</text:p>
          </table:table-cell>
          <table:table-cell office:value-type="string">
            <text:p>Digikey</text:p>
          </table:table-cell>
          <table:table-cell office:value-type="string">
            <text:p>952-1350-5-ND</text:p>
          </table:table-cell>
          <table:table-cell office:value-type="string">
            <text:p>http://www.digikey.com/product-detail/en/M22-7130342/952-1350-5-ND/2264331</text:p>
          </table:table-cell>
          <table:table-cell table:number-columns-repeated="1013"/>
        </table:table-row>
        <table:table-row table:style-name="ro3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3">
          <table:table-cell office:value-type="string">
            <text:p>Q1</text:p>
          </table:table-cell>
          <table:table-cell office:value-type="string">
            <text:p>TIP112G</text:p>
          </table:table-cell>
          <table:table-cell office:value-type="string">
            <text:p>TO220-3-V</text:p>
          </table:table-cell>
          <table:table-cell office:value-type="string">
            <text:p>TRANS DARL NPN 2A 100V TO220AB</text:p>
          </table:table-cell>
          <table:table-cell office:value-type="string">
            <text:p>2A, 100V, 2W</text:p>
          </table:table-cell>
          <table:table-cell office:value-type="string">
            <text:p>TO-220-3</text:p>
          </table:table-cell>
          <table:table-cell office:value-type="string">
            <text:p>ON Semiconductor</text:p>
          </table:table-cell>
          <table:table-cell office:value-type="string">
            <text:p>TIP112G</text:p>
          </table:table-cell>
          <table:table-cell office:value-type="string">
            <text:p>Digikey</text:p>
          </table:table-cell>
          <table:table-cell office:value-type="string">
            <text:p>TIP112GOS-ND</text:p>
          </table:table-cell>
          <table:table-cell office:value-type="string">
            <text:p>http://www.digikey.com/scripts/dksearch/dksus.dll?vendor=0&amp;keywords=TIP112G</text:p>
          </table:table-cell>
          <table:table-cell table:number-columns-repeated="1013"/>
        </table:table-row>
        <table:table-row table:style-name="ro3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5</text:p>
          </table:table-cell>
          <table:table-cell office:value-type="string">
            <text:p>220E</text:p>
          </table:table-cell>
          <table:table-cell office:value-type="string">
            <text:p>rc03_vert</text:p>
          </table:table-cell>
          <table:table-cell office:value-type="string">
            <text:p>RES 2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220R</text:p>
          </table:table-cell>
          <table:table-cell office:value-type="string">
            <text:p>Digikey</text:p>
          </table:table-cell>
          <table:table-cell office:value-type="string">
            <text:p>CF18JT220RCT-ND</text:p>
          </table:table-cell>
          <table:table-cell office:value-type="string">
            <text:p>http://www.digikey.com/product-detail/en/CF18JT220R/CF18JT220RCT-ND/2022726</text:p>
          </table:table-cell>
          <table:table-cell table:number-columns-repeated="1013"/>
        </table:table-row>
        <table:table-row table:style-name="ro3">
          <table:table-cell office:value-type="string">
            <text:p>R6</text:p>
          </table:table-cell>
          <table:table-cell office:value-type="string">
            <text:p>220E</text:p>
          </table:table-cell>
          <table:table-cell office:value-type="string">
            <text:p>rc03_vert</text:p>
          </table:table-cell>
          <table:table-cell office:value-type="string">
            <text:p>RES 2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220R</text:p>
          </table:table-cell>
          <table:table-cell office:value-type="string">
            <text:p>Digikey</text:p>
          </table:table-cell>
          <table:table-cell office:value-type="string">
            <text:p>CF18JT220RCT-ND</text:p>
          </table:table-cell>
          <table:table-cell office:value-type="string">
            <text:p>http://www.digikey.com/product-detail/en/CF18JT220R/CF18JT220RCT-ND/2022726</text:p>
          </table:table-cell>
          <table:table-cell table:number-columns-repeated="1013"/>
        </table:table-row>
        <table:table-row table:style-name="ro3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8</text:p>
          </table:table-cell>
          <table:table-cell office:value-type="string">
            <text:p>330E</text:p>
          </table:table-cell>
          <table:table-cell office:value-type="string">
            <text:p>rc03_vert</text:p>
          </table:table-cell>
          <table:table-cell office:value-type="string">
            <text:p>RES 33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330R</text:p>
          </table:table-cell>
          <table:table-cell office:value-type="string">
            <text:p>Digikey</text:p>
          </table:table-cell>
          <table:table-cell office:value-type="string">
            <text:p>CF18JT330RCT-ND</text:p>
          </table:table-cell>
          <table:table-cell office:value-type="string">
            <text:p>http://www.digikey.com/product-detail/en/CF18JT330R/CF18JT330RCT-ND/2022730</text:p>
          </table:table-cell>
          <table:table-cell table:number-columns-repeated="1013"/>
        </table:table-row>
        <table:table-row table:style-name="ro3">
          <table:table-cell office:value-type="string">
            <text:p>R9</text:p>
          </table:table-cell>
          <table:table-cell office:value-type="string">
            <text:p>120E</text:p>
          </table:table-cell>
          <table:table-cell office:value-type="string">
            <text:p>rc03_vert</text:p>
          </table:table-cell>
          <table:table-cell office:value-type="string">
            <text:p>RES 1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20R</text:p>
          </table:table-cell>
          <table:table-cell office:value-type="string">
            <text:p>Digikey</text:p>
          </table:table-cell>
          <table:table-cell office:value-type="string">
            <text:p>CF18JT120RCT-ND</text:p>
          </table:table-cell>
          <table:table-cell office:value-type="string">
            <text:p>http://www.digikey.com/product-detail/en/CF18JT120R/CF18JT120RCT-ND/2022720</text:p>
          </table:table-cell>
          <table:table-cell table:number-columns-repeated="1013"/>
        </table:table-row>
        <table:table-row table:style-name="ro3">
          <table:table-cell office:value-type="string">
            <text:p>R10</text:p>
          </table:table-cell>
          <table:table-cell office:value-type="string">
            <text:p>1k</text:p>
          </table:table-cell>
          <table:table-cell office:value-type="string">
            <text:p>rc03_vert</text:p>
          </table:table-cell>
          <table:table-cell office:value-type="string">
            <text:p>RES 1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K00</text:p>
          </table:table-cell>
          <table:table-cell office:value-type="string">
            <text:p>Digikey</text:p>
          </table:table-cell>
          <table:table-cell office:value-type="string">
            <text:p>CF18JT1K00CT-ND</text:p>
          </table:table-cell>
          <table:table-cell office:value-type="string">
            <text:p>http://www.digikey.com/product-detail/en/CF18JT1K00/CF18JT1K00CT-ND/2022742</text:p>
          </table:table-cell>
          <table:table-cell table:number-columns-repeated="1013"/>
        </table:table-row>
        <table:table-row table:style-name="ro3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13</text:p>
          </table:table-cell>
          <table:table-cell office:value-type="string">
            <text:p>1k</text:p>
          </table:table-cell>
          <table:table-cell office:value-type="string">
            <text:p>rc03_vert</text:p>
          </table:table-cell>
          <table:table-cell office:value-type="string">
            <text:p>RES 1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K00</text:p>
          </table:table-cell>
          <table:table-cell office:value-type="string">
            <text:p>Digikey</text:p>
          </table:table-cell>
          <table:table-cell office:value-type="string">
            <text:p>CF18JT1K00CT-ND</text:p>
          </table:table-cell>
          <table:table-cell office:value-type="string">
            <text:p>http://www.digikey.com/product-detail/en/CF18JT1K00/CF18JT1K00CT-ND/2022742</text:p>
          </table:table-cell>
          <table:table-cell table:number-columns-repeated="1013"/>
        </table:table-row>
        <table:table-row table:style-name="ro3">
          <table:table-cell office:value-type="string">
            <text:p>SW1</text:p>
          </table:table-cell>
          <table:table-cell office:value-type="string">
            <text:p>Reset</text:p>
          </table:table-cell>
          <table:table-cell office:value-type="string">
            <text:p>SW_PB_V_H</text:p>
          </table:table-cell>
          <table:table-cell office:value-type="string">
            <text:p>SWITCH TACTILE SPST-NO 0.05A 12V</text:p>
          </table:table-cell>
          <table:table-cell office:value-type="string">
            <text:p>SPST, NO</text:p>
          </table:table-cell>
          <table:table-cell office:value-type="string">
            <text:p>Top actuated 6.00mm x 6.00mm</text:p>
          </table:table-cell>
          <table:table-cell office:value-type="string">
            <text:p>TE Connectivity</text:p>
          </table:table-cell>
          <table:table-cell office:value-type="string">
            <text:p>FSM2JH</text:p>
          </table:table-cell>
          <table:table-cell office:value-type="string">
            <text:p>Digikey</text:p>
          </table:table-cell>
          <table:table-cell office:value-type="string">
            <text:p>450-1649-ND</text:p>
          </table:table-cell>
          <table:table-cell office:value-type="string">
            <text:p>http://www.digikey.com/product-detail/en/FSM2JH/450-1649-ND/1632535?cur=USD</text:p>
          </table:table-cell>
          <table:table-cell table:number-columns-repeated="1013"/>
        </table:table-row>
        <table:table-row table:style-name="ro3">
          <table:table-cell office:value-type="string">
            <text:p>U1</text:p>
          </table:table-cell>
          <table:table-cell office:value-type="string">
            <text:p>TXB0104D</text:p>
          </table:table-cell>
          <table:table-cell office:value-type="string">
            <text:p>TXB0104D</text:p>
          </table:table-cell>
          <table:table-cell office:value-type="string">
            <text:p>IC VOLT-LEVEL TRANSLATOR 14-SOIC</text:p>
          </table:table-cell>
          <table:table-cell office:value-type="string">
            <text:p>Translator, Bidirectional</text:p>
          </table:table-cell>
          <table:table-cell office:value-type="string">
            <text:p>14-SOIC (0.154", 3.90mm Width)</text:p>
          </table:table-cell>
          <table:table-cell office:value-type="string">
            <text:p>Texas Instruments</text:p>
          </table:table-cell>
          <table:table-cell office:value-type="string">
            <text:p>TXB0104DR</text:p>
          </table:table-cell>
          <table:table-cell office:value-type="string">
            <text:p>Digikey</text:p>
          </table:table-cell>
          <table:table-cell office:value-type="string">
            <text:p>296-21928-1-ND</text:p>
          </table:table-cell>
          <table:table-cell office:value-type="string">
            <text:p>http://www.digikey.com/product-detail/en/TXB0104DR/296-21928-1-ND/1629281</text:p>
          </table:table-cell>
          <table:table-cell table:number-columns-repeated="1013"/>
        </table:table-row>
        <table:table-row table:style-name="ro3">
          <table:table-cell office:value-type="string">
            <text:p>U2</text:p>
          </table:table-cell>
          <table:table-cell office:value-type="string">
            <text:p>TXS0102DCT</text:p>
          </table:table-cell>
          <table:table-cell office:value-type="string">
            <text:p>TXS0102DCTR</text:p>
          </table:table-cell>
          <table:table-cell office:value-type="string">
            <text:p>IC VOLT-LVL TRANSL 2BIT BI SM8</text:p>
          </table:table-cell>
          <table:table-cell office:value-type="string">
            <text:p>Translator, Bidirectional, Open Drain</text:p>
          </table:table-cell>
          <table:table-cell office:value-type="string">
            <text:p>8-LSSOP (0.11", 2.80mm Width)</text:p>
          </table:table-cell>
          <table:table-cell office:value-type="string">
            <text:p>Texas Instruments</text:p>
          </table:table-cell>
          <table:table-cell office:value-type="string">
            <text:p>TXS0102DCTR</text:p>
          </table:table-cell>
          <table:table-cell office:value-type="string">
            <text:p>Digikey</text:p>
          </table:table-cell>
          <table:table-cell office:value-type="string">
            <text:p>296-21978-1-ND</text:p>
          </table:table-cell>
          <table:table-cell office:value-type="string">
            <text:p>http://www.digikey.com/product-detail/en/TXS0102DCTR/296-21978-1-ND/1632671</text:p>
          </table:table-cell>
          <table:table-cell table:number-columns-repeated="1013"/>
        </table:table-row>
        <table:table-row table:style-name="ro3">
          <table:table-cell office:value-type="string">
            <text:p>U3</text:p>
          </table:table-cell>
          <table:table-cell office:value-type="string">
            <text:p>NCP1117ST50T3G</text:p>
          </table:table-cell>
          <table:table-cell office:value-type="string">
            <text:p>SOT223</text:p>
          </table:table-cell>
          <table:table-cell office:value-type="string">
            <text:p>IC REG LDO 5V 1A DPAK-3</text:p>
          </table:table-cell>
          <table:table-cell office:value-type="string">
            <text:p>5V, 1A</text:p>
          </table:table-cell>
          <table:table-cell office:value-type="string">
            <text:p>TO-252-3, DPak (2 Leads + Tab), SC-63</text:p>
          </table:table-cell>
          <table:table-cell office:value-type="string">
            <text:p>ON Semiconductor</text:p>
          </table:table-cell>
          <table:table-cell office:value-type="string">
            <text:p>NCP1117DT50G</text:p>
          </table:table-cell>
          <table:table-cell office:value-type="string">
            <text:p>Digikey</text:p>
          </table:table-cell>
          <table:table-cell office:value-type="string">
            <text:p>NCP1117DT50GOS-ND</text:p>
          </table:table-cell>
          <table:table-cell office:value-type="string">
            <text:p>http://www.digikey.com/product-detail/en/NCP1117DT50G/NCP1117DT50GOS-ND/1483320</text:p>
          </table:table-cell>
          <table:table-cell table:number-columns-repeated="1013"/>
        </table:table-row>
        <table:table-row table:style-name="ro3">
          <table:table-cell office:value-type="string">
            <text:p>U4</text:p>
          </table:table-cell>
          <table:table-cell office:value-type="string">
            <text:p>NCP1117DT33G</text:p>
          </table:table-cell>
          <table:table-cell office:value-type="string">
            <text:p>SOT223</text:p>
          </table:table-cell>
          <table:table-cell office:value-type="string">
            <text:p>IC REG LDO 3.3V 1A DPAK-3</text:p>
          </table:table-cell>
          <table:table-cell office:value-type="string">
            <text:p>3.3V, 1A</text:p>
          </table:table-cell>
          <table:table-cell office:value-type="string">
            <text:p>TO-252-3, DPak (2 Leads + Tab), SC-63</text:p>
          </table:table-cell>
          <table:table-cell office:value-type="string">
            <text:p>ON Semiconductor</text:p>
          </table:table-cell>
          <table:table-cell office:value-type="string">
            <text:p>NCP1117DT33RKG</text:p>
          </table:table-cell>
          <table:table-cell office:value-type="string">
            <text:p>Digikey</text:p>
          </table:table-cell>
          <table:table-cell office:value-type="string">
            <text:p>NCP1117DT33RKGOSCT-ND</text:p>
          </table:table-cell>
          <table:table-cell office:value-type="string">
            <text:p>http://www.digikey.com/product-detail/en/NCP1117DT33RKG/NCP1117DT33RKGOSCT-ND/1967215</text:p>
          </table:table-cell>
          <table:table-cell table:number-columns-repeated="1013"/>
        </table:table-row>
        <table:table-row table:style-name="ro3">
          <table:table-cell office:value-type="string">
            <text:p>U5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office:value-type="string">
            <text:p>IC RTC W/TCXO 16-SOIC</text:p>
          </table:table-cell>
          <table:table-cell office:value-type="string">
            <text:p>Clock/Calendar</text:p>
          </table:table-cell>
          <table:table-cell office:value-type="string">
            <text:p>16-SOIC (0.295", 7.50mm Width)</text:p>
          </table:table-cell>
          <table:table-cell office:value-type="string">
            <text:p>Maxim Integrated</text:p>
          </table:table-cell>
          <table:table-cell office:value-type="string">
            <text:p>DS3231S#</text:p>
          </table:table-cell>
          <table:table-cell office:value-type="string">
            <text:p>Digikey</text:p>
          </table:table-cell>
          <table:table-cell office:value-type="string">
            <text:p>DS3231S#-ND</text:p>
          </table:table-cell>
          <table:table-cell office:value-type="string">
            <text:p>http://www.digikey.com/product-detail/en/DS3231S%23/DS3231S%23-ND/1197574</text:p>
          </table:table-cell>
          <table:table-cell table:number-columns-repeated="1013"/>
        </table:table-row>
        <table:table-row table:style-name="ro3">
          <table:table-cell office:value-type="string">
            <text:p>U6</text:p>
          </table:table-cell>
          <table:table-cell office:value-type="string">
            <text:p>TSX0108</text:p>
          </table:table-cell>
          <table:table-cell office:value-type="string">
            <text:p>TXS0108EPWR</text:p>
          </table:table-cell>
          <table:table-cell office:value-type="string">
            <text:p>IC 8BIT NON-INV TRANSLTR 20TSSOP</text:p>
          </table:table-cell>
          <table:table-cell office:value-type="string">
            <text:p>Translator, Bidirectional, Open Drain</text:p>
          </table:table-cell>
          <table:table-cell office:value-type="string">
            <text:p>20-TSSOP (0.173", 4.40mm Width)</text:p>
          </table:table-cell>
          <table:table-cell office:value-type="string">
            <text:p>Texas Instruments</text:p>
          </table:table-cell>
          <table:table-cell office:value-type="string">
            <text:p>TXS0108EPWR</text:p>
          </table:table-cell>
          <table:table-cell office:value-type="string">
            <text:p>Digikey</text:p>
          </table:table-cell>
          <table:table-cell office:value-type="string">
            <text:p>296-23011-1-ND</text:p>
          </table:table-cell>
          <table:table-cell office:value-type="string">
            <text:p>http://www.digikey.com/product-detail/en/TXS0108EPWR/296-23011-1-ND/1775304</text:p>
          </table:table-cell>
          <table:table-cell table:number-columns-repeated="1013"/>
        </table:table-row>
        <table:table-row table:style-name="ro3">
          <table:table-cell office:value-type="string">
            <text:p>U7</text:p>
          </table:table-cell>
          <table:table-cell office:value-type="string">
            <text:p>ATMEGA328-P</text:p>
          </table:table-cell>
          <table:table-cell office:value-type="string">
            <text:p>DIP-28__300_ELL</text:p>
          </table:table-cell>
          <table:table-cell office:value-type="string">
            <text:p>IC MCU AVR 32K FLASH 28PDIP</text:p>
          </table:table-cell>
          <table:table-cell office:value-type="string">
            <text:p>AVR ATMega 8 bit 20Mhz</text:p>
          </table:table-cell>
          <table:table-cell office:value-type="string">
            <text:p>28-DIP (0.300", 7.62mm)</text:p>
          </table:table-cell>
          <table:table-cell office:value-type="string">
            <text:p>Atmel</text:p>
          </table:table-cell>
          <table:table-cell office:value-type="string">
            <text:p>ATMEGA328-PU</text:p>
          </table:table-cell>
          <table:table-cell office:value-type="string">
            <text:p>Digikey</text:p>
          </table:table-cell>
          <table:table-cell office:value-type="string">
            <text:p>ATMEGA328-PU-ND</text:p>
          </table:table-cell>
          <table:table-cell office:value-type="string">
            <text:p>http://www.digikey.com/product-detail/en/ATMEGA328-PU/ATMEGA328-PU-ND/2271026?cur=USD</text:p>
          </table:table-cell>
          <table:table-cell table:number-columns-repeated="1013"/>
        </table:table-row>
        <table:table-row table:style-name="ro3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XTAL</text:p>
          </table:table-cell>
          <table:table-cell office:value-type="string">
            <text:p>CER RESONATOR 16.00MHZ</text:p>
          </table:table-cell>
          <table:table-cell office:value-type="string">
            <text:p>16Mhz Ceramic built in capacitor</text:p>
          </table:table-cell>
          <table:table-cell office:value-type="string">
            <text:p>Radial - 3 Lead, 2.50mm Pitch</text:p>
          </table:table-cell>
          <table:table-cell office:value-type="string">
            <text:p>ECS Inc</text:p>
          </table:table-cell>
          <table:table-cell office:value-type="string">
            <text:p>ZTT-16.00MX</text:p>
          </table:table-cell>
          <table:table-cell office:value-type="string">
            <text:p>Digikey</text:p>
          </table:table-cell>
          <table:table-cell office:value-type="string">
            <text:p>X908-ND</text:p>
          </table:table-cell>
          <table:table-cell office:value-type="string">
            <text:p>http://www.digikey.com/product-detail/en/ZTT-16.00MX/X908-ND/170095?cur=US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8" office:value-type="string">
            <text:p>DNP</text:p>
          </table:table-cell>
          <table:table-cell table:number-columns-repeated="1023"/>
        </table:table-row>
        <table:table-row table:style-name="ro3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C2</text:p>
          </table:table-cell>
          <table:table-cell office:value-type="string">
            <text:p>22p</text:p>
          </table:table-cell>
          <table:table-cell office:value-type="string">
            <text:p>cnp_3mm_disc</text:p>
          </table:table-cell>
          <table:table-cell office:value-type="string">
            <text:p>CAP CER 22PF 50V 5% RADIAL</text:p>
          </table:table-cell>
          <table:table-cell office:value-type="string">
            <text:p>22pF, 50V</text:p>
          </table:table-cell>
          <table:table-cell office:value-type="string">
            <text:p>Radial</text:p>
          </table:table-cell>
          <table:table-cell office:value-type="string">
            <text:p>Vishay BC Components</text:p>
          </table:table-cell>
          <table:table-cell office:value-type="string">
            <text:p>K220J15C0GF5TH5</text:p>
          </table:table-cell>
          <table:table-cell office:value-type="string">
            <text:p>Digikey</text:p>
          </table:table-cell>
          <table:table-cell office:value-type="string">
            <text:p>BC1034CT-ND</text:p>
          </table:table-cell>
          <table:table-cell office:value-type="string">
            <text:p>http://www.digikey.com/product-detail/en/K220J15C0GF5TH5/BC1034CT-ND/286656?cur=USD</text:p>
          </table:table-cell>
          <table:table-cell table:number-columns-repeated="1013"/>
        </table:table-row>
        <table:table-row table:style-name="ro3">
          <table:table-cell office:value-type="string">
            <text:p>C3</text:p>
          </table:table-cell>
          <table:table-cell office:value-type="string">
            <text:p>22p</text:p>
          </table:table-cell>
          <table:table-cell office:value-type="string">
            <text:p>cnp_3mm_disc</text:p>
          </table:table-cell>
          <table:table-cell office:value-type="string">
            <text:p>CAP CER 22PF 50V 5% RADIAL</text:p>
          </table:table-cell>
          <table:table-cell office:value-type="string">
            <text:p>22pF, 50V</text:p>
          </table:table-cell>
          <table:table-cell office:value-type="string">
            <text:p>Radial</text:p>
          </table:table-cell>
          <table:table-cell office:value-type="string">
            <text:p>Vishay BC Components</text:p>
          </table:table-cell>
          <table:table-cell office:value-type="string">
            <text:p>K220J15C0GF5TH5</text:p>
          </table:table-cell>
          <table:table-cell office:value-type="string">
            <text:p>Digikey</text:p>
          </table:table-cell>
          <table:table-cell office:value-type="string">
            <text:p>BC1034CT-ND</text:p>
          </table:table-cell>
          <table:table-cell office:value-type="string">
            <text:p>http://www.digikey.com/product-detail/en/K220J15C0GF5TH5/BC1034CT-ND/286656?cur=USD</text:p>
          </table:table-cell>
          <table:table-cell table:number-columns-repeated="1013"/>
        </table:table-row>
        <table:table-row table:style-name="ro3">
          <table:table-cell office:value-type="string">
            <text:p>G1</text:p>
          </table:table-cell>
          <table:table-cell office:value-type="string">
            <text:p>Logo_Wyolum</text:p>
          </table:table-cell>
          <table:table-cell office:value-type="string">
            <text:p>Logo-WL3</text:p>
          </table:table-cell>
          <table:table-cell table:number-columns-repeated="1021"/>
        </table:table-row>
        <table:table-row table:style-name="ro3">
          <table:table-cell office:value-type="string">
            <text:p>G2</text:p>
          </table:table-cell>
          <table:table-cell office:value-type="string">
            <text:p>Logo_Wyolum</text:p>
          </table:table-cell>
          <table:table-cell office:value-type="string">
            <text:p>Logo-WL3</text:p>
          </table:table-cell>
          <table:table-cell table:number-columns-repeated="1021"/>
        </table:table-row>
        <table:table-row table:style-name="ro3">
          <table:table-cell office:value-type="string">
            <text:p>G3</text:p>
          </table:table-cell>
          <table:table-cell office:value-type="string">
            <text:p>Logo_OH</text:p>
          </table:table-cell>
          <table:table-cell office:value-type="string">
            <text:p>OSHW_6mm</text:p>
          </table:table-cell>
          <table:table-cell table:number-columns-repeated="1021"/>
        </table:table-row>
        <table:table-row table:style-name="ro3">
          <table:table-cell office:value-type="string">
            <text:p>G4</text:p>
          </table:table-cell>
          <table:table-cell office:value-type="string">
            <text:p>Logo_OH</text:p>
          </table:table-cell>
          <table:table-cell office:value-type="string">
            <text:p>OSHW_6mm</text:p>
          </table:table-cell>
          <table:table-cell table:number-columns-repeated="1021"/>
        </table:table-row>
        <table:table-row table:style-name="ro4">
          <table:table-cell office:value-type="string">
            <text:p>M1</text:p>
          </table:table-cell>
          <table:table-cell office:value-type="string">
            <text:p>MANIFOLD</text:p>
          </table:table-cell>
          <table:table-cell office:value-type="string">
            <text:p>Manifold2</text:p>
          </table:table-cell>
          <table:table-cell table:number-columns-repeated="1021"/>
        </table:table-row>
        <table:table-row table:style-name="ro3">
          <table:table-cell office:value-type="string">
            <text:p>P2</text:p>
          </table:table-cell>
          <table:table-cell office:value-type="string">
            <text:p>ANALOG_5V0</text:p>
          </table:table-cell>
          <table:table-cell office:value-type="string">
            <text:p>Header_6x1</text:p>
          </table:table-cell>
          <table:table-cell table:number-columns-repeated="1021"/>
        </table:table-row>
        <table:table-row table:style-name="ro3">
          <table:table-cell office:value-type="string">
            <text:p>P3</text:p>
          </table:table-cell>
          <table:table-cell office:value-type="string">
            <text:p>ANALOG_GND</text:p>
          </table:table-cell>
          <table:table-cell office:value-type="string">
            <text:p>Header_6x1</text:p>
          </table:table-cell>
          <table:table-cell table:number-columns-repeated="1021"/>
        </table:table-row>
        <table:table-row table:style-name="ro3">
          <table:table-cell office:value-type="string">
            <text:p>P12</text:p>
          </table:table-cell>
          <table:table-cell office:value-type="string">
            <text:p>Valve_Conn</text:p>
          </table:table-cell>
          <table:table-cell office:value-type="string">
            <text:p>Header_5V_Link</text:p>
          </table:table-cell>
          <table:table-cell table:number-columns-repeated="1021"/>
        </table:table-row>
        <table:table-row table:style-name="ro3">
          <table:table-cell office:value-type="string">
            <text:p>P13</text:p>
          </table:table-cell>
          <table:table-cell office:value-type="string">
            <text:p>Valve_Conn_BO</text:p>
          </table:table-cell>
          <table:table-cell office:value-type="string">
            <text:p>Header_5V_Link</text:p>
          </table:table-cell>
          <table:table-cell table:number-columns-repeated="1021"/>
        </table:table-row>
        <table:table-row table:style-name="ro3">
          <table:table-cell office:value-type="string">
            <text:p>P17</text:p>
          </table:table-cell>
          <table:table-cell office:value-type="string">
            <text:p>Pump_Conn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3">
          <table:table-cell office:value-type="string">
            <text:p>P18</text:p>
          </table:table-cell>
          <table:table-cell office:value-type="string">
            <text:p>Pump_Conn_BO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3">
          <table:table-cell office:value-type="string">
            <text:p>P20</text:p>
          </table:table-cell>
          <table:table-cell office:value-type="string">
            <text:p>Temp_Conn</text:p>
          </table:table-cell>
          <table:table-cell office:value-type="string">
            <text:p>SIL-4</text:p>
          </table:table-cell>
          <table:table-cell table:number-columns-repeated="1021"/>
        </table:table-row>
        <table:table-row table:style-name="ro3">
          <table:table-cell office:value-type="string">
            <text:p>P21</text:p>
          </table:table-cell>
          <table:table-cell office:value-type="string">
            <text:p>Temp_Conn_BO</text:p>
          </table:table-cell>
          <table:table-cell office:value-type="string">
            <text:p>SIL-4</text:p>
          </table:table-cell>
          <table:table-cell table:number-columns-repeated="1021"/>
        </table:table-row>
        <table:table-row table:style-name="ro3">
          <table:table-cell office:value-type="string">
            <text:p>P28</text:p>
          </table:table-cell>
          <table:table-cell office:value-type="string">
            <text:p>VLV_90_M</text:p>
          </table:table-cell>
          <table:table-cell office:value-type="string">
            <text:p>2X06/90</text:p>
          </table:table-cell>
          <table:table-cell table:number-columns-repeated="1021"/>
        </table:table-row>
        <table:table-row table:style-name="ro3">
          <table:table-cell office:value-type="string">
            <text:p>P29</text:p>
          </table:table-cell>
          <table:table-cell office:value-type="string">
            <text:p>VLV_90_F</text:p>
          </table:table-cell>
          <table:table-cell office:value-type="string">
            <text:p>Header_F_6x2</text:p>
          </table:table-cell>
          <table:table-cell table:number-columns-repeated="1021"/>
        </table:table-row>
        <table:table-row table:style-name="ro5">
          <table:table-cell office:value-type="string">
            <text:p>P31</text:p>
          </table:table-cell>
          <table:table-cell office:value-type="string">
            <text:p>FLOW_CONN_CABLE</text:p>
          </table:table-cell>
          <table:table-cell/>
          <table:table-cell office:value-type="string">
            <text:p>Custom cable assembly</text:p>
          </table:table-cell>
          <table:table-cell office:value-type="string">
            <text:p>8 way, 8" long</text:p>
          </table:table-cell>
          <table:table-cell office:value-type="string">
            <text:p>2mm pitch, 1x8 way</text:p>
          </table:table-cell>
          <table:table-cell office:value-type="string">
            <text:p>Molex Connector Corporation</text:p>
          </table:table-cell>
          <table:table-cell office:value-type="string">
            <text:p>51004-0800+50011-8100</text:p>
          </table:table-cell>
          <table:table-cell office:value-type="string">
            <text:p>Digikey</text:p>
          </table:table-cell>
          <table:table-cell office:value-type="string">
            <text:p>DCC-961-ND</text:p>
          </table:table-cell>
          <table:table-cell office:value-type="string">
            <text:p>http://www.digikey.com/product-search/en?x=0&amp;y=0&amp;KeyWords=53014-0810</text:p>
          </table:table-cell>
          <table:table-cell table:number-columns-repeated="1013"/>
        </table:table-row>
        <table:table-row table:style-name="ro3">
          <table:table-cell office:value-type="string">
            <text:p>PCB2</text:p>
          </table:table-cell>
          <table:table-cell table:number-columns-repeated="2" office:value-type="string">
            <text:p>PCB_Pump</text:p>
          </table:table-cell>
          <table:table-cell table:number-columns-repeated="1021"/>
        </table:table-row>
        <table:table-row table:style-name="ro3">
          <table:table-cell office:value-type="string">
            <text:p>PCB3</text:p>
          </table:table-cell>
          <table:table-cell table:number-columns-repeated="2" office:value-type="string">
            <text:p>PCB_Flow</text:p>
          </table:table-cell>
          <table:table-cell table:number-columns-repeated="1021"/>
        </table:table-row>
        <table:table-row table:style-name="ro3">
          <table:table-cell office:value-type="string">
            <text:p>PCB5</text:p>
          </table:table-cell>
          <table:table-cell office:value-type="string">
            <text:p>PCB_Vlv</text:p>
          </table:table-cell>
          <table:table-cell office:value-type="string">
            <text:p>PCB_Vlv</text:p>
          </table:table-cell>
          <table:table-cell table:number-columns-repeated="1021"/>
        </table:table-row>
        <table:table-row table:style-name="ro3">
          <table:table-cell office:value-type="string">
            <text:p>PCB6</text:p>
          </table:table-cell>
          <table:table-cell office:value-type="string">
            <text:p>PCB_MFold</text:p>
          </table:table-cell>
          <table:table-cell office:value-type="string">
            <text:p>PCB_Mfold</text:p>
          </table:table-cell>
          <table:table-cell table:number-columns-repeated="1021"/>
        </table:table-row>
        <table:table-row table:style-name="ro3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7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8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9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0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7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8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9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0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HIELD1</text:p>
          </table:table-cell>
          <table:table-cell office:value-type="string">
            <text:p>ARDUINO_SHIELD</text:p>
          </table:table-cell>
          <table:table-cell office:value-type="string">
            <text:p>ARDUINO_SHIELD_2_040pins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rminal Dosis" svg:font-family="'Terminal Dosis'" style:font-pitch="variable"/>
    <style:font-face style:name="Terminal Dosis1" svg:font-family="'Terminal Dosis'" style:font-adornments="Regular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1.99mm" fo:margin-left="14.99mm" fo:margin-right="14.99mm" style:writing-mode="lr-tb"/>
      <style:header-style>
        <style:header-footer-properties fo:min-height="3mm" fo:margin-left="0mm" fo:margin-right="0mm" fo:margin-bottom="1.99mm" fo:border-top="none" fo:border-bottom="0.02mm solid #000000" fo:border-left="none" fo:border-right="none" fo:padding-top="0mm" fo:padding-bottom="1.99mm" fo:padding-left="0mm" fo:padding-right="0mm" style:shadow="none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Terminal Dosis1" fo:font-size="10pt" fo:font-weight="bold"/>
    </style:style>
    <style:style style:name="MT2" style:family="text">
      <style:text-properties style:font-name="Terminal Dosis1" fo:font-size="10pt" fo:font-weight="normal"/>
    </style:style>
  </office:automatic-styles>
  <office:master-styles>
    <style:master-page style:name="Default" style:page-layout-name="Mpm1">
      <style:header>
        <style:region-left>
          <text:p><text:span text:style-name="MT2">uControl</text:span></text:p>
        </style:region-left>
        <style:region-center>
          <text:p><text:span text:style-name="MT1">Bill of Materials</text:span></text:p>
        </style:region-center>
        <style:region-right>
          <text:p><text:span text:style-name="MT2">www.wyolum.com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5">05/01/2013</text:date>, <text:time>12:3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1-05T12:36:12.02</dc:date>
    <dc:creator>Anool Mahidharia</dc:creator>
    <meta:editing-duration>PT2H3M58S</meta:editing-duration>
    <meta:editing-cycles>20</meta:editing-cycles>
    <meta:document-statistic meta:table-count="3" meta:cell-count="2612" meta:object-count="0"/>
  </office:meta>
</office:document-meta>
</file>